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グラフ 2" svg:x="0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グラフ 3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グラフ 7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グラフ 6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62" table:style-name="ro1">
          <table:table-cell table:number-columns-repeated="16384"/>
        </table:table-row>
      </table:table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12288)" table:style-name="ce1">
            <text:p>0</text:p>
          </table:table-cell>
          <table:table-cell office:value-type="float" office:value="8192" table:formula="of:=MIN([.$C2]*(COLUMN()-6);12288)" table:style-name="ce1">
            <text:p>8192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12)+12288;12288*2)" table:style-name="ce1">
            <text:p>12288</text:p>
          </table:table-cell>
          <table:table-cell office:value-type="float" office:value="20480" table:formula="of:=MIN([.$C2]*(COLUMN()-12)+12288;12288*2)" table:style-name="ce1">
            <text:p>20480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8)+12288*2;32768)" table:style-name="ce1">
            <text:p>24576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12288)" table:style-name="ce1">
            <text:p>0</text:p>
          </table:table-cell>
          <table:table-cell office:value-type="float" office:value="8104" table:formula="of:=MIN([.$C3]*(COLUMN()-6);12288)" table:style-name="ce1">
            <text:p>8104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12)+12288;12288*2)" table:style-name="ce1">
            <text:p>12288</text:p>
          </table:table-cell>
          <table:table-cell office:value-type="float" office:value="20392" table:formula="of:=MIN([.$C3]*(COLUMN()-12)+12288;12288*2)" table:style-name="ce1">
            <text:p>20392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8)+12288*2;32768)" table:style-name="ce1">
            <text:p>24576</text:p>
          </table:table-cell>
          <table:table-cell office:value-type="float" office:value="32680" table:formula="of:=MIN([.$C3]*(COLUMN()-18)+12288*2;32768)" table:style-name="ce1">
            <text:p>32680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12288)" table:style-name="ce1">
            <text:p>0</text:p>
          </table:table-cell>
          <table:table-cell office:value-type="float" office:value="8016" table:formula="of:=MIN([.$C4]*(COLUMN()-6);12288)" table:style-name="ce1">
            <text:p>8016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12)+12288;12288*2)" table:style-name="ce1">
            <text:p>12288</text:p>
          </table:table-cell>
          <table:table-cell office:value-type="float" office:value="20304" table:formula="of:=MIN([.$C4]*(COLUMN()-12)+12288;12288*2)" table:style-name="ce1">
            <text:p>20304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8)+12288*2;32768)" table:style-name="ce1">
            <text:p>24576</text:p>
          </table:table-cell>
          <table:table-cell office:value-type="float" office:value="32592" table:formula="of:=MIN([.$C4]*(COLUMN()-18)+12288*2;32768)" table:style-name="ce1">
            <text:p>32592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12288)" table:style-name="ce1">
            <text:p>0</text:p>
          </table:table-cell>
          <table:table-cell office:value-type="float" office:value="7930" table:formula="of:=MIN([.$C5]*(COLUMN()-6);12288)" table:style-name="ce1">
            <text:p>7930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12)+12288;12288*2)" table:style-name="ce1">
            <text:p>12288</text:p>
          </table:table-cell>
          <table:table-cell office:value-type="float" office:value="20218" table:formula="of:=MIN([.$C5]*(COLUMN()-12)+12288;12288*2)" table:style-name="ce1">
            <text:p>20218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8)+12288*2;32768)" table:style-name="ce1">
            <text:p>24576</text:p>
          </table:table-cell>
          <table:table-cell office:value-type="float" office:value="32506" table:formula="of:=MIN([.$C5]*(COLUMN()-18)+12288*2;32768)" table:style-name="ce1">
            <text:p>32506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12288)" table:style-name="ce1">
            <text:p>0</text:p>
          </table:table-cell>
          <table:table-cell office:value-type="float" office:value="7845" table:formula="of:=MIN([.$C6]*(COLUMN()-6);12288)" table:style-name="ce1">
            <text:p>7845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12)+12288;12288*2)" table:style-name="ce1">
            <text:p>12288</text:p>
          </table:table-cell>
          <table:table-cell office:value-type="float" office:value="20133" table:formula="of:=MIN([.$C6]*(COLUMN()-12)+12288;12288*2)" table:style-name="ce1">
            <text:p>20133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8)+12288*2;32768)" table:style-name="ce1">
            <text:p>24576</text:p>
          </table:table-cell>
          <table:table-cell office:value-type="float" office:value="32421" table:formula="of:=MIN([.$C6]*(COLUMN()-18)+12288*2;32768)" table:style-name="ce1">
            <text:p>32421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12288)" table:style-name="ce1">
            <text:p>0</text:p>
          </table:table-cell>
          <table:table-cell office:value-type="float" office:value="7760" table:formula="of:=MIN([.$C7]*(COLUMN()-6);12288)" table:style-name="ce1">
            <text:p>7760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12)+12288;12288*2)" table:style-name="ce1">
            <text:p>12288</text:p>
          </table:table-cell>
          <table:table-cell office:value-type="float" office:value="20048" table:formula="of:=MIN([.$C7]*(COLUMN()-12)+12288;12288*2)" table:style-name="ce1">
            <text:p>20048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8)+12288*2;32768)" table:style-name="ce1">
            <text:p>24576</text:p>
          </table:table-cell>
          <table:table-cell office:value-type="float" office:value="32336" table:formula="of:=MIN([.$C7]*(COLUMN()-18)+12288*2;32768)" table:style-name="ce1">
            <text:p>32336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12288)" table:style-name="ce1">
            <text:p>0</text:p>
          </table:table-cell>
          <table:table-cell office:value-type="float" office:value="7677" table:formula="of:=MIN([.$C8]*(COLUMN()-6);12288)" table:style-name="ce1">
            <text:p>7677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12)+12288;12288*2)" table:style-name="ce1">
            <text:p>12288</text:p>
          </table:table-cell>
          <table:table-cell office:value-type="float" office:value="19965" table:formula="of:=MIN([.$C8]*(COLUMN()-12)+12288;12288*2)" table:style-name="ce1">
            <text:p>19965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8)+12288*2;32768)" table:style-name="ce1">
            <text:p>24576</text:p>
          </table:table-cell>
          <table:table-cell office:value-type="float" office:value="32253" table:formula="of:=MIN([.$C8]*(COLUMN()-18)+12288*2;32768)" table:style-name="ce1">
            <text:p>32253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12288)" table:style-name="ce1">
            <text:p>0</text:p>
          </table:table-cell>
          <table:table-cell office:value-type="float" office:value="7594" table:formula="of:=MIN([.$C9]*(COLUMN()-6);12288)" table:style-name="ce1">
            <text:p>7594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12)+12288;12288*2)" table:style-name="ce1">
            <text:p>12288</text:p>
          </table:table-cell>
          <table:table-cell office:value-type="float" office:value="19882" table:formula="of:=MIN([.$C9]*(COLUMN()-12)+12288;12288*2)" table:style-name="ce1">
            <text:p>19882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8)+12288*2;32768)" table:style-name="ce1">
            <text:p>24576</text:p>
          </table:table-cell>
          <table:table-cell office:value-type="float" office:value="32170" table:formula="of:=MIN([.$C9]*(COLUMN()-18)+12288*2;32768)" table:style-name="ce1">
            <text:p>32170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12288)" table:style-name="ce1">
            <text:p>0</text:p>
          </table:table-cell>
          <table:table-cell office:value-type="float" office:value="7512" table:formula="of:=MIN([.$C10]*(COLUMN()-6);12288)" table:style-name="ce1">
            <text:p>7512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12)+12288;12288*2)" table:style-name="ce1">
            <text:p>12288</text:p>
          </table:table-cell>
          <table:table-cell office:value-type="float" office:value="19800" table:formula="of:=MIN([.$C10]*(COLUMN()-12)+12288;12288*2)" table:style-name="ce1">
            <text:p>19800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8)+12288*2;32768)" table:style-name="ce1">
            <text:p>24576</text:p>
          </table:table-cell>
          <table:table-cell office:value-type="float" office:value="32088" table:formula="of:=MIN([.$C10]*(COLUMN()-18)+12288*2;32768)" table:style-name="ce1">
            <text:p>3208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12288)" table:style-name="ce1">
            <text:p>0</text:p>
          </table:table-cell>
          <table:table-cell office:value-type="float" office:value="7431" table:formula="of:=MIN([.$C11]*(COLUMN()-6);12288)" table:style-name="ce1">
            <text:p>7431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12)+12288;12288*2)" table:style-name="ce1">
            <text:p>12288</text:p>
          </table:table-cell>
          <table:table-cell office:value-type="float" office:value="19719" table:formula="of:=MIN([.$C11]*(COLUMN()-12)+12288;12288*2)" table:style-name="ce1">
            <text:p>19719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8)+12288*2;32768)" table:style-name="ce1">
            <text:p>24576</text:p>
          </table:table-cell>
          <table:table-cell office:value-type="float" office:value="32007" table:formula="of:=MIN([.$C11]*(COLUMN()-18)+12288*2;32768)" table:style-name="ce1">
            <text:p>32007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12288)" table:style-name="ce1">
            <text:p>0</text:p>
          </table:table-cell>
          <table:table-cell office:value-type="float" office:value="7351" table:formula="of:=MIN([.$C12]*(COLUMN()-6);12288)" table:style-name="ce1">
            <text:p>7351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12)+12288;12288*2)" table:style-name="ce1">
            <text:p>12288</text:p>
          </table:table-cell>
          <table:table-cell office:value-type="float" office:value="19639" table:formula="of:=MIN([.$C12]*(COLUMN()-12)+12288;12288*2)" table:style-name="ce1">
            <text:p>19639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8)+12288*2;32768)" table:style-name="ce1">
            <text:p>24576</text:p>
          </table:table-cell>
          <table:table-cell office:value-type="float" office:value="31927" table:formula="of:=MIN([.$C12]*(COLUMN()-18)+12288*2;32768)" table:style-name="ce1">
            <text:p>31927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12288)" table:style-name="ce1">
            <text:p>0</text:p>
          </table:table-cell>
          <table:table-cell office:value-type="float" office:value="7272" table:formula="of:=MIN([.$C13]*(COLUMN()-6);12288)" table:style-name="ce1">
            <text:p>7272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12)+12288;12288*2)" table:style-name="ce1">
            <text:p>12288</text:p>
          </table:table-cell>
          <table:table-cell office:value-type="float" office:value="19560" table:formula="of:=MIN([.$C13]*(COLUMN()-12)+12288;12288*2)" table:style-name="ce1">
            <text:p>19560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8)+12288*2;32768)" table:style-name="ce1">
            <text:p>24576</text:p>
          </table:table-cell>
          <table:table-cell office:value-type="float" office:value="31848" table:formula="of:=MIN([.$C13]*(COLUMN()-18)+12288*2;32768)" table:style-name="ce1">
            <text:p>3184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12288)" table:style-name="ce1">
            <text:p>0</text:p>
          </table:table-cell>
          <table:table-cell office:value-type="float" office:value="7194" table:formula="of:=MIN([.$C14]*(COLUMN()-6);12288)" table:style-name="ce1">
            <text:p>7194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12)+12288;12288*2)" table:style-name="ce1">
            <text:p>12288</text:p>
          </table:table-cell>
          <table:table-cell office:value-type="float" office:value="19482" table:formula="of:=MIN([.$C14]*(COLUMN()-12)+12288;12288*2)" table:style-name="ce1">
            <text:p>19482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8)+12288*2;32768)" table:style-name="ce1">
            <text:p>24576</text:p>
          </table:table-cell>
          <table:table-cell office:value-type="float" office:value="31770" table:formula="of:=MIN([.$C14]*(COLUMN()-18)+12288*2;32768)" table:style-name="ce1">
            <text:p>31770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12288)" table:style-name="ce1">
            <text:p>0</text:p>
          </table:table-cell>
          <table:table-cell office:value-type="float" office:value="7116" table:formula="of:=MIN([.$C15]*(COLUMN()-6);12288)" table:style-name="ce1">
            <text:p>7116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12)+12288;12288*2)" table:style-name="ce1">
            <text:p>12288</text:p>
          </table:table-cell>
          <table:table-cell office:value-type="float" office:value="19404" table:formula="of:=MIN([.$C15]*(COLUMN()-12)+12288;12288*2)" table:style-name="ce1">
            <text:p>19404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8)+12288*2;32768)" table:style-name="ce1">
            <text:p>24576</text:p>
          </table:table-cell>
          <table:table-cell office:value-type="float" office:value="31692" table:formula="of:=MIN([.$C15]*(COLUMN()-18)+12288*2;32768)" table:style-name="ce1">
            <text:p>31692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12288)" table:style-name="ce1">
            <text:p>0</text:p>
          </table:table-cell>
          <table:table-cell office:value-type="float" office:value="7039" table:formula="of:=MIN([.$C16]*(COLUMN()-6);12288)" table:style-name="ce1">
            <text:p>7039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12)+12288;12288*2)" table:style-name="ce1">
            <text:p>12288</text:p>
          </table:table-cell>
          <table:table-cell office:value-type="float" office:value="19327" table:formula="of:=MIN([.$C16]*(COLUMN()-12)+12288;12288*2)" table:style-name="ce1">
            <text:p>19327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8)+12288*2;32768)" table:style-name="ce1">
            <text:p>24576</text:p>
          </table:table-cell>
          <table:table-cell office:value-type="float" office:value="31615" table:formula="of:=MIN([.$C16]*(COLUMN()-18)+12288*2;32768)" table:style-name="ce1">
            <text:p>31615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12288)" table:style-name="ce1">
            <text:p>0</text:p>
          </table:table-cell>
          <table:table-cell office:value-type="float" office:value="6964" table:formula="of:=MIN([.$C17]*(COLUMN()-6);12288)" table:style-name="ce1">
            <text:p>6964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12)+12288;12288*2)" table:style-name="ce1">
            <text:p>12288</text:p>
          </table:table-cell>
          <table:table-cell office:value-type="float" office:value="19252" table:formula="of:=MIN([.$C17]*(COLUMN()-12)+12288;12288*2)" table:style-name="ce1">
            <text:p>19252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8)+12288*2;32768)" table:style-name="ce1">
            <text:p>24576</text:p>
          </table:table-cell>
          <table:table-cell office:value-type="float" office:value="31540" table:formula="of:=MIN([.$C17]*(COLUMN()-18)+12288*2;32768)" table:style-name="ce1">
            <text:p>31540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12288)" table:style-name="ce1">
            <text:p>0</text:p>
          </table:table-cell>
          <table:table-cell office:value-type="float" office:value="6889" table:formula="of:=MIN([.$C18]*(COLUMN()-6);12288)" table:style-name="ce1">
            <text:p>6889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12)+12288;12288*2)" table:style-name="ce1">
            <text:p>12288</text:p>
          </table:table-cell>
          <table:table-cell office:value-type="float" office:value="19177" table:formula="of:=MIN([.$C18]*(COLUMN()-12)+12288;12288*2)" table:style-name="ce1">
            <text:p>19177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8)+12288*2;32768)" table:style-name="ce1">
            <text:p>24576</text:p>
          </table:table-cell>
          <table:table-cell office:value-type="float" office:value="31465" table:formula="of:=MIN([.$C18]*(COLUMN()-18)+12288*2;32768)" table:style-name="ce1">
            <text:p>31465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12288)" table:style-name="ce1">
            <text:p>0</text:p>
          </table:table-cell>
          <table:table-cell office:value-type="float" office:value="6814" table:formula="of:=MIN([.$C19]*(COLUMN()-6);12288)" table:style-name="ce1">
            <text:p>6814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12)+12288;12288*2)" table:style-name="ce1">
            <text:p>12288</text:p>
          </table:table-cell>
          <table:table-cell office:value-type="float" office:value="19102" table:formula="of:=MIN([.$C19]*(COLUMN()-12)+12288;12288*2)" table:style-name="ce1">
            <text:p>19102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8)+12288*2;32768)" table:style-name="ce1">
            <text:p>24576</text:p>
          </table:table-cell>
          <table:table-cell office:value-type="float" office:value="31390" table:formula="of:=MIN([.$C19]*(COLUMN()-18)+12288*2;32768)" table:style-name="ce1">
            <text:p>31390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12288)" table:style-name="ce1">
            <text:p>0</text:p>
          </table:table-cell>
          <table:table-cell office:value-type="float" office:value="6741" table:formula="of:=MIN([.$C20]*(COLUMN()-6);12288)" table:style-name="ce1">
            <text:p>6741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12)+12288;12288*2)" table:style-name="ce1">
            <text:p>12288</text:p>
          </table:table-cell>
          <table:table-cell office:value-type="float" office:value="19029" table:formula="of:=MIN([.$C20]*(COLUMN()-12)+12288;12288*2)" table:style-name="ce1">
            <text:p>19029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8)+12288*2;32768)" table:style-name="ce1">
            <text:p>24576</text:p>
          </table:table-cell>
          <table:table-cell office:value-type="float" office:value="31317" table:formula="of:=MIN([.$C20]*(COLUMN()-18)+12288*2;32768)" table:style-name="ce1">
            <text:p>31317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12288)" table:style-name="ce1">
            <text:p>0</text:p>
          </table:table-cell>
          <table:table-cell office:value-type="float" office:value="6668" table:formula="of:=MIN([.$C21]*(COLUMN()-6);12288)" table:style-name="ce1">
            <text:p>666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12)+12288;12288*2)" table:style-name="ce1">
            <text:p>12288</text:p>
          </table:table-cell>
          <table:table-cell office:value-type="float" office:value="18956" table:formula="of:=MIN([.$C21]*(COLUMN()-12)+12288;12288*2)" table:style-name="ce1">
            <text:p>1895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8)+12288*2;32768)" table:style-name="ce1">
            <text:p>24576</text:p>
          </table:table-cell>
          <table:table-cell office:value-type="float" office:value="31244" table:formula="of:=MIN([.$C21]*(COLUMN()-18)+12288*2;32768)" table:style-name="ce1">
            <text:p>31244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12288)" table:style-name="ce1">
            <text:p>0</text:p>
          </table:table-cell>
          <table:table-cell office:value-type="float" office:value="6597" table:formula="of:=MIN([.$C22]*(COLUMN()-6);12288)" table:style-name="ce1">
            <text:p>6597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12)+12288;12288*2)" table:style-name="ce1">
            <text:p>12288</text:p>
          </table:table-cell>
          <table:table-cell office:value-type="float" office:value="18885" table:formula="of:=MIN([.$C22]*(COLUMN()-12)+12288;12288*2)" table:style-name="ce1">
            <text:p>18885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8)+12288*2;32768)" table:style-name="ce1">
            <text:p>24576</text:p>
          </table:table-cell>
          <table:table-cell office:value-type="float" office:value="31173" table:formula="of:=MIN([.$C22]*(COLUMN()-18)+12288*2;32768)" table:style-name="ce1">
            <text:p>31173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12288)" table:style-name="ce1">
            <text:p>0</text:p>
          </table:table-cell>
          <table:table-cell office:value-type="float" office:value="6526" table:formula="of:=MIN([.$C23]*(COLUMN()-6);12288)" table:style-name="ce1">
            <text:p>6526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12)+12288;12288*2)" table:style-name="ce1">
            <text:p>12288</text:p>
          </table:table-cell>
          <table:table-cell office:value-type="float" office:value="18814" table:formula="of:=MIN([.$C23]*(COLUMN()-12)+12288;12288*2)" table:style-name="ce1">
            <text:p>18814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8)+12288*2;32768)" table:style-name="ce1">
            <text:p>24576</text:p>
          </table:table-cell>
          <table:table-cell office:value-type="float" office:value="31102" table:formula="of:=MIN([.$C23]*(COLUMN()-18)+12288*2;32768)" table:style-name="ce1">
            <text:p>31102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12288)" table:style-name="ce1">
            <text:p>0</text:p>
          </table:table-cell>
          <table:table-cell office:value-type="float" office:value="6455" table:formula="of:=MIN([.$C24]*(COLUMN()-6);12288)" table:style-name="ce1">
            <text:p>6455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12)+12288;12288*2)" table:style-name="ce1">
            <text:p>12288</text:p>
          </table:table-cell>
          <table:table-cell office:value-type="float" office:value="18743" table:formula="of:=MIN([.$C24]*(COLUMN()-12)+12288;12288*2)" table:style-name="ce1">
            <text:p>18743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8)+12288*2;32768)" table:style-name="ce1">
            <text:p>24576</text:p>
          </table:table-cell>
          <table:table-cell office:value-type="float" office:value="31031" table:formula="of:=MIN([.$C24]*(COLUMN()-18)+12288*2;32768)" table:style-name="ce1">
            <text:p>31031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12288)" table:style-name="ce1">
            <text:p>0</text:p>
          </table:table-cell>
          <table:table-cell office:value-type="float" office:value="6386" table:formula="of:=MIN([.$C25]*(COLUMN()-6);12288)" table:style-name="ce1">
            <text:p>6386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12)+12288;12288*2)" table:style-name="ce1">
            <text:p>12288</text:p>
          </table:table-cell>
          <table:table-cell office:value-type="float" office:value="18674" table:formula="of:=MIN([.$C25]*(COLUMN()-12)+12288;12288*2)" table:style-name="ce1">
            <text:p>18674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8)+12288*2;32768)" table:style-name="ce1">
            <text:p>24576</text:p>
          </table:table-cell>
          <table:table-cell office:value-type="float" office:value="30962" table:formula="of:=MIN([.$C25]*(COLUMN()-18)+12288*2;32768)" table:style-name="ce1">
            <text:p>30962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12288)" table:style-name="ce1">
            <text:p>0</text:p>
          </table:table-cell>
          <table:table-cell office:value-type="float" office:value="6317" table:formula="of:=MIN([.$C26]*(COLUMN()-6);12288)" table:style-name="ce1">
            <text:p>6317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12)+12288;12288*2)" table:style-name="ce1">
            <text:p>12288</text:p>
          </table:table-cell>
          <table:table-cell office:value-type="float" office:value="18605" table:formula="of:=MIN([.$C26]*(COLUMN()-12)+12288;12288*2)" table:style-name="ce1">
            <text:p>18605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8)+12288*2;32768)" table:style-name="ce1">
            <text:p>24576</text:p>
          </table:table-cell>
          <table:table-cell office:value-type="float" office:value="30893" table:formula="of:=MIN([.$C26]*(COLUMN()-18)+12288*2;32768)" table:style-name="ce1">
            <text:p>30893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12288)" table:style-name="ce1">
            <text:p>0</text:p>
          </table:table-cell>
          <table:table-cell office:value-type="float" office:value="6249" table:formula="of:=MIN([.$C27]*(COLUMN()-6);12288)" table:style-name="ce1">
            <text:p>6249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12)+12288;12288*2)" table:style-name="ce1">
            <text:p>12288</text:p>
          </table:table-cell>
          <table:table-cell office:value-type="float" office:value="18537" table:formula="of:=MIN([.$C27]*(COLUMN()-12)+12288;12288*2)" table:style-name="ce1">
            <text:p>18537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8)+12288*2;32768)" table:style-name="ce1">
            <text:p>24576</text:p>
          </table:table-cell>
          <table:table-cell office:value-type="float" office:value="30825" table:formula="of:=MIN([.$C27]*(COLUMN()-18)+12288*2;32768)" table:style-name="ce1">
            <text:p>30825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12288)" table:style-name="ce1">
            <text:p>0</text:p>
          </table:table-cell>
          <table:table-cell office:value-type="float" office:value="6182" table:formula="of:=MIN([.$C28]*(COLUMN()-6);12288)" table:style-name="ce1">
            <text:p>6182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12)+12288;12288*2)" table:style-name="ce1">
            <text:p>12288</text:p>
          </table:table-cell>
          <table:table-cell office:value-type="float" office:value="18470" table:formula="of:=MIN([.$C28]*(COLUMN()-12)+12288;12288*2)" table:style-name="ce1">
            <text:p>18470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8)+12288*2;32768)" table:style-name="ce1">
            <text:p>24576</text:p>
          </table:table-cell>
          <table:table-cell office:value-type="float" office:value="30758" table:formula="of:=MIN([.$C28]*(COLUMN()-18)+12288*2;32768)" table:style-name="ce1">
            <text:p>3075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12288)" table:style-name="ce1">
            <text:p>0</text:p>
          </table:table-cell>
          <table:table-cell office:value-type="float" office:value="6115" table:formula="of:=MIN([.$C29]*(COLUMN()-6);12288)" table:style-name="ce1">
            <text:p>6115</text:p>
          </table:table-cell>
          <table:table-cell office:value-type="float" office:value="12230" table:formula="of:=MIN([.$C29]*(COLUMN()-6);12288)" table:style-name="ce1">
            <text:p>12230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12)+12288;12288*2)" table:style-name="ce1">
            <text:p>12288</text:p>
          </table:table-cell>
          <table:table-cell office:value-type="float" office:value="18403" table:formula="of:=MIN([.$C29]*(COLUMN()-12)+12288;12288*2)" table:style-name="ce1">
            <text:p>18403</text:p>
          </table:table-cell>
          <table:table-cell office:value-type="float" office:value="24518" table:formula="of:=MIN([.$C29]*(COLUMN()-12)+12288;12288*2)" table:style-name="ce1">
            <text:p>24518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8)+12288*2;32768)" table:style-name="ce1">
            <text:p>24576</text:p>
          </table:table-cell>
          <table:table-cell office:value-type="float" office:value="30691" table:formula="of:=MIN([.$C29]*(COLUMN()-18)+12288*2;32768)" table:style-name="ce1">
            <text:p>30691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12288)" table:style-name="ce1">
            <text:p>0</text:p>
          </table:table-cell>
          <table:table-cell office:value-type="float" office:value="6049" table:formula="of:=MIN([.$C30]*(COLUMN()-6);12288)" table:style-name="ce1">
            <text:p>6049</text:p>
          </table:table-cell>
          <table:table-cell office:value-type="float" office:value="12098" table:formula="of:=MIN([.$C30]*(COLUMN()-6);12288)" table:style-name="ce1">
            <text:p>1209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12)+12288;12288*2)" table:style-name="ce1">
            <text:p>12288</text:p>
          </table:table-cell>
          <table:table-cell office:value-type="float" office:value="18337" table:formula="of:=MIN([.$C30]*(COLUMN()-12)+12288;12288*2)" table:style-name="ce1">
            <text:p>18337</text:p>
          </table:table-cell>
          <table:table-cell office:value-type="float" office:value="24386" table:formula="of:=MIN([.$C30]*(COLUMN()-12)+12288;12288*2)" table:style-name="ce1">
            <text:p>2438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8)+12288*2;32768)" table:style-name="ce1">
            <text:p>24576</text:p>
          </table:table-cell>
          <table:table-cell office:value-type="float" office:value="30625" table:formula="of:=MIN([.$C30]*(COLUMN()-18)+12288*2;32768)" table:style-name="ce1">
            <text:p>30625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12288)" table:style-name="ce1">
            <text:p>0</text:p>
          </table:table-cell>
          <table:table-cell office:value-type="float" office:value="5984" table:formula="of:=MIN([.$C31]*(COLUMN()-6);12288)" table:style-name="ce1">
            <text:p>5984</text:p>
          </table:table-cell>
          <table:table-cell office:value-type="float" office:value="11968" table:formula="of:=MIN([.$C31]*(COLUMN()-6);12288)" table:style-name="ce1">
            <text:p>1196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12)+12288;12288*2)" table:style-name="ce1">
            <text:p>12288</text:p>
          </table:table-cell>
          <table:table-cell office:value-type="float" office:value="18272" table:formula="of:=MIN([.$C31]*(COLUMN()-12)+12288;12288*2)" table:style-name="ce1">
            <text:p>18272</text:p>
          </table:table-cell>
          <table:table-cell office:value-type="float" office:value="24256" table:formula="of:=MIN([.$C31]*(COLUMN()-12)+12288;12288*2)" table:style-name="ce1">
            <text:p>2425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8)+12288*2;32768)" table:style-name="ce1">
            <text:p>24576</text:p>
          </table:table-cell>
          <table:table-cell office:value-type="float" office:value="30560" table:formula="of:=MIN([.$C31]*(COLUMN()-18)+12288*2;32768)" table:style-name="ce1">
            <text:p>30560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12288)" table:style-name="ce1">
            <text:p>0</text:p>
          </table:table-cell>
          <table:table-cell office:value-type="float" office:value="5919" table:formula="of:=MIN([.$C32]*(COLUMN()-6);12288)" table:style-name="ce1">
            <text:p>5919</text:p>
          </table:table-cell>
          <table:table-cell office:value-type="float" office:value="11838" table:formula="of:=MIN([.$C32]*(COLUMN()-6);12288)" table:style-name="ce1">
            <text:p>1183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12)+12288;12288*2)" table:style-name="ce1">
            <text:p>12288</text:p>
          </table:table-cell>
          <table:table-cell office:value-type="float" office:value="18207" table:formula="of:=MIN([.$C32]*(COLUMN()-12)+12288;12288*2)" table:style-name="ce1">
            <text:p>18207</text:p>
          </table:table-cell>
          <table:table-cell office:value-type="float" office:value="24126" table:formula="of:=MIN([.$C32]*(COLUMN()-12)+12288;12288*2)" table:style-name="ce1">
            <text:p>2412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8)+12288*2;32768)" table:style-name="ce1">
            <text:p>24576</text:p>
          </table:table-cell>
          <table:table-cell office:value-type="float" office:value="30495" table:formula="of:=MIN([.$C32]*(COLUMN()-18)+12288*2;32768)" table:style-name="ce1">
            <text:p>30495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12288)" table:style-name="ce1">
            <text:p>0</text:p>
          </table:table-cell>
          <table:table-cell office:value-type="float" office:value="5856" table:formula="of:=MIN([.$C33]*(COLUMN()-6);12288)" table:style-name="ce1">
            <text:p>5856</text:p>
          </table:table-cell>
          <table:table-cell office:value-type="float" office:value="11712" table:formula="of:=MIN([.$C33]*(COLUMN()-6);12288)" table:style-name="ce1">
            <text:p>11712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12)+12288;12288*2)" table:style-name="ce1">
            <text:p>12288</text:p>
          </table:table-cell>
          <table:table-cell office:value-type="float" office:value="18144" table:formula="of:=MIN([.$C33]*(COLUMN()-12)+12288;12288*2)" table:style-name="ce1">
            <text:p>18144</text:p>
          </table:table-cell>
          <table:table-cell office:value-type="float" office:value="24000" table:formula="of:=MIN([.$C33]*(COLUMN()-12)+12288;12288*2)" table:style-name="ce1">
            <text:p>24000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8)+12288*2;32768)" table:style-name="ce1">
            <text:p>24576</text:p>
          </table:table-cell>
          <table:table-cell office:value-type="float" office:value="30432" table:formula="of:=MIN([.$C33]*(COLUMN()-18)+12288*2;32768)" table:style-name="ce1">
            <text:p>30432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12288)" table:style-name="ce1">
            <text:p>0</text:p>
          </table:table-cell>
          <table:table-cell office:value-type="float" office:value="5793" table:formula="of:=MIN([.$C34]*(COLUMN()-6);12288)" table:style-name="ce1">
            <text:p>5793</text:p>
          </table:table-cell>
          <table:table-cell office:value-type="float" office:value="11586" table:formula="of:=MIN([.$C34]*(COLUMN()-6);12288)" table:style-name="ce1">
            <text:p>11586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12)+12288;12288*2)" table:style-name="ce1">
            <text:p>12288</text:p>
          </table:table-cell>
          <table:table-cell office:value-type="float" office:value="18081" table:formula="of:=MIN([.$C34]*(COLUMN()-12)+12288;12288*2)" table:style-name="ce1">
            <text:p>18081</text:p>
          </table:table-cell>
          <table:table-cell office:value-type="float" office:value="23874" table:formula="of:=MIN([.$C34]*(COLUMN()-12)+12288;12288*2)" table:style-name="ce1">
            <text:p>23874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8)+12288*2;32768)" table:style-name="ce1">
            <text:p>24576</text:p>
          </table:table-cell>
          <table:table-cell office:value-type="float" office:value="30369" table:formula="of:=MIN([.$C34]*(COLUMN()-18)+12288*2;32768)" table:style-name="ce1">
            <text:p>30369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12288)" table:style-name="ce1">
            <text:p>0</text:p>
          </table:table-cell>
          <table:table-cell office:value-type="float" office:value="5730" table:formula="of:=MIN([.$C35]*(COLUMN()-6);12288)" table:style-name="ce1">
            <text:p>5730</text:p>
          </table:table-cell>
          <table:table-cell office:value-type="float" office:value="11460" table:formula="of:=MIN([.$C35]*(COLUMN()-6);12288)" table:style-name="ce1">
            <text:p>11460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12)+12288;12288*2)" table:style-name="ce1">
            <text:p>12288</text:p>
          </table:table-cell>
          <table:table-cell office:value-type="float" office:value="18018" table:formula="of:=MIN([.$C35]*(COLUMN()-12)+12288;12288*2)" table:style-name="ce1">
            <text:p>18018</text:p>
          </table:table-cell>
          <table:table-cell office:value-type="float" office:value="23748" table:formula="of:=MIN([.$C35]*(COLUMN()-12)+12288;12288*2)" table:style-name="ce1">
            <text:p>23748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8)+12288*2;32768)" table:style-name="ce1">
            <text:p>24576</text:p>
          </table:table-cell>
          <table:table-cell office:value-type="float" office:value="30306" table:formula="of:=MIN([.$C35]*(COLUMN()-18)+12288*2;32768)" table:style-name="ce1">
            <text:p>30306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12288)" table:style-name="ce1">
            <text:p>0</text:p>
          </table:table-cell>
          <table:table-cell office:value-type="float" office:value="5668" table:formula="of:=MIN([.$C36]*(COLUMN()-6);12288)" table:style-name="ce1">
            <text:p>5668</text:p>
          </table:table-cell>
          <table:table-cell office:value-type="float" office:value="11336" table:formula="of:=MIN([.$C36]*(COLUMN()-6);12288)" table:style-name="ce1">
            <text:p>11336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12)+12288;12288*2)" table:style-name="ce1">
            <text:p>12288</text:p>
          </table:table-cell>
          <table:table-cell office:value-type="float" office:value="17956" table:formula="of:=MIN([.$C36]*(COLUMN()-12)+12288;12288*2)" table:style-name="ce1">
            <text:p>17956</text:p>
          </table:table-cell>
          <table:table-cell office:value-type="float" office:value="23624" table:formula="of:=MIN([.$C36]*(COLUMN()-12)+12288;12288*2)" table:style-name="ce1">
            <text:p>23624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8)+12288*2;32768)" table:style-name="ce1">
            <text:p>24576</text:p>
          </table:table-cell>
          <table:table-cell office:value-type="float" office:value="30244" table:formula="of:=MIN([.$C36]*(COLUMN()-18)+12288*2;32768)" table:style-name="ce1">
            <text:p>30244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12288)" table:style-name="ce1">
            <text:p>0</text:p>
          </table:table-cell>
          <table:table-cell office:value-type="float" office:value="5607" table:formula="of:=MIN([.$C37]*(COLUMN()-6);12288)" table:style-name="ce1">
            <text:p>5607</text:p>
          </table:table-cell>
          <table:table-cell office:value-type="float" office:value="11214" table:formula="of:=MIN([.$C37]*(COLUMN()-6);12288)" table:style-name="ce1">
            <text:p>11214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12)+12288;12288*2)" table:style-name="ce1">
            <text:p>12288</text:p>
          </table:table-cell>
          <table:table-cell office:value-type="float" office:value="17895" table:formula="of:=MIN([.$C37]*(COLUMN()-12)+12288;12288*2)" table:style-name="ce1">
            <text:p>17895</text:p>
          </table:table-cell>
          <table:table-cell office:value-type="float" office:value="23502" table:formula="of:=MIN([.$C37]*(COLUMN()-12)+12288;12288*2)" table:style-name="ce1">
            <text:p>23502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8)+12288*2;32768)" table:style-name="ce1">
            <text:p>24576</text:p>
          </table:table-cell>
          <table:table-cell office:value-type="float" office:value="30183" table:formula="of:=MIN([.$C37]*(COLUMN()-18)+12288*2;32768)" table:style-name="ce1">
            <text:p>30183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12288)" table:style-name="ce1">
            <text:p>0</text:p>
          </table:table-cell>
          <table:table-cell office:value-type="float" office:value="5547" table:formula="of:=MIN([.$C38]*(COLUMN()-6);12288)" table:style-name="ce1">
            <text:p>5547</text:p>
          </table:table-cell>
          <table:table-cell office:value-type="float" office:value="11094" table:formula="of:=MIN([.$C38]*(COLUMN()-6);12288)" table:style-name="ce1">
            <text:p>11094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12)+12288;12288*2)" table:style-name="ce1">
            <text:p>12288</text:p>
          </table:table-cell>
          <table:table-cell office:value-type="float" office:value="17835" table:formula="of:=MIN([.$C38]*(COLUMN()-12)+12288;12288*2)" table:style-name="ce1">
            <text:p>17835</text:p>
          </table:table-cell>
          <table:table-cell office:value-type="float" office:value="23382" table:formula="of:=MIN([.$C38]*(COLUMN()-12)+12288;12288*2)" table:style-name="ce1">
            <text:p>23382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8)+12288*2;32768)" table:style-name="ce1">
            <text:p>24576</text:p>
          </table:table-cell>
          <table:table-cell office:value-type="float" office:value="30123" table:formula="of:=MIN([.$C38]*(COLUMN()-18)+12288*2;32768)" table:style-name="ce1">
            <text:p>30123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12288)" table:style-name="ce1">
            <text:p>0</text:p>
          </table:table-cell>
          <table:table-cell office:value-type="float" office:value="5487" table:formula="of:=MIN([.$C39]*(COLUMN()-6);12288)" table:style-name="ce1">
            <text:p>5487</text:p>
          </table:table-cell>
          <table:table-cell office:value-type="float" office:value="10974" table:formula="of:=MIN([.$C39]*(COLUMN()-6);12288)" table:style-name="ce1">
            <text:p>10974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12)+12288;12288*2)" table:style-name="ce1">
            <text:p>12288</text:p>
          </table:table-cell>
          <table:table-cell office:value-type="float" office:value="17775" table:formula="of:=MIN([.$C39]*(COLUMN()-12)+12288;12288*2)" table:style-name="ce1">
            <text:p>17775</text:p>
          </table:table-cell>
          <table:table-cell office:value-type="float" office:value="23262" table:formula="of:=MIN([.$C39]*(COLUMN()-12)+12288;12288*2)" table:style-name="ce1">
            <text:p>23262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8)+12288*2;32768)" table:style-name="ce1">
            <text:p>24576</text:p>
          </table:table-cell>
          <table:table-cell office:value-type="float" office:value="30063" table:formula="of:=MIN([.$C39]*(COLUMN()-18)+12288*2;32768)" table:style-name="ce1">
            <text:p>30063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12288)" table:style-name="ce1">
            <text:p>0</text:p>
          </table:table-cell>
          <table:table-cell office:value-type="float" office:value="5428" table:formula="of:=MIN([.$C40]*(COLUMN()-6);12288)" table:style-name="ce1">
            <text:p>5428</text:p>
          </table:table-cell>
          <table:table-cell office:value-type="float" office:value="10856" table:formula="of:=MIN([.$C40]*(COLUMN()-6);12288)" table:style-name="ce1">
            <text:p>10856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12)+12288;12288*2)" table:style-name="ce1">
            <text:p>12288</text:p>
          </table:table-cell>
          <table:table-cell office:value-type="float" office:value="17716" table:formula="of:=MIN([.$C40]*(COLUMN()-12)+12288;12288*2)" table:style-name="ce1">
            <text:p>17716</text:p>
          </table:table-cell>
          <table:table-cell office:value-type="float" office:value="23144" table:formula="of:=MIN([.$C40]*(COLUMN()-12)+12288;12288*2)" table:style-name="ce1">
            <text:p>23144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8)+12288*2;32768)" table:style-name="ce1">
            <text:p>24576</text:p>
          </table:table-cell>
          <table:table-cell office:value-type="float" office:value="30004" table:formula="of:=MIN([.$C40]*(COLUMN()-18)+12288*2;32768)" table:style-name="ce1">
            <text:p>30004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12288)" table:style-name="ce1">
            <text:p>0</text:p>
          </table:table-cell>
          <table:table-cell office:value-type="float" office:value="5370" table:formula="of:=MIN([.$C41]*(COLUMN()-6);12288)" table:style-name="ce1">
            <text:p>5370</text:p>
          </table:table-cell>
          <table:table-cell office:value-type="float" office:value="10740" table:formula="of:=MIN([.$C41]*(COLUMN()-6);12288)" table:style-name="ce1">
            <text:p>10740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12)+12288;12288*2)" table:style-name="ce1">
            <text:p>12288</text:p>
          </table:table-cell>
          <table:table-cell office:value-type="float" office:value="17658" table:formula="of:=MIN([.$C41]*(COLUMN()-12)+12288;12288*2)" table:style-name="ce1">
            <text:p>17658</text:p>
          </table:table-cell>
          <table:table-cell office:value-type="float" office:value="23028" table:formula="of:=MIN([.$C41]*(COLUMN()-12)+12288;12288*2)" table:style-name="ce1">
            <text:p>23028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8)+12288*2;32768)" table:style-name="ce1">
            <text:p>24576</text:p>
          </table:table-cell>
          <table:table-cell office:value-type="float" office:value="29946" table:formula="of:=MIN([.$C41]*(COLUMN()-18)+12288*2;32768)" table:style-name="ce1">
            <text:p>29946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12288)" table:style-name="ce1">
            <text:p>0</text:p>
          </table:table-cell>
          <table:table-cell office:value-type="float" office:value="5312" table:formula="of:=MIN([.$C42]*(COLUMN()-6);12288)" table:style-name="ce1">
            <text:p>5312</text:p>
          </table:table-cell>
          <table:table-cell office:value-type="float" office:value="10624" table:formula="of:=MIN([.$C42]*(COLUMN()-6);12288)" table:style-name="ce1">
            <text:p>10624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12)+12288;12288*2)" table:style-name="ce1">
            <text:p>12288</text:p>
          </table:table-cell>
          <table:table-cell office:value-type="float" office:value="17600" table:formula="of:=MIN([.$C42]*(COLUMN()-12)+12288;12288*2)" table:style-name="ce1">
            <text:p>17600</text:p>
          </table:table-cell>
          <table:table-cell office:value-type="float" office:value="22912" table:formula="of:=MIN([.$C42]*(COLUMN()-12)+12288;12288*2)" table:style-name="ce1">
            <text:p>22912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8)+12288*2;32768)" table:style-name="ce1">
            <text:p>24576</text:p>
          </table:table-cell>
          <table:table-cell office:value-type="float" office:value="29888" table:formula="of:=MIN([.$C42]*(COLUMN()-18)+12288*2;32768)" table:style-name="ce1">
            <text:p>2988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12288)" table:style-name="ce1">
            <text:p>0</text:p>
          </table:table-cell>
          <table:table-cell office:value-type="float" office:value="5255" table:formula="of:=MIN([.$C43]*(COLUMN()-6);12288)" table:style-name="ce1">
            <text:p>5255</text:p>
          </table:table-cell>
          <table:table-cell office:value-type="float" office:value="10510" table:formula="of:=MIN([.$C43]*(COLUMN()-6);12288)" table:style-name="ce1">
            <text:p>10510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12)+12288;12288*2)" table:style-name="ce1">
            <text:p>12288</text:p>
          </table:table-cell>
          <table:table-cell office:value-type="float" office:value="17543" table:formula="of:=MIN([.$C43]*(COLUMN()-12)+12288;12288*2)" table:style-name="ce1">
            <text:p>17543</text:p>
          </table:table-cell>
          <table:table-cell office:value-type="float" office:value="22798" table:formula="of:=MIN([.$C43]*(COLUMN()-12)+12288;12288*2)" table:style-name="ce1">
            <text:p>22798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8)+12288*2;32768)" table:style-name="ce1">
            <text:p>24576</text:p>
          </table:table-cell>
          <table:table-cell office:value-type="float" office:value="29831" table:formula="of:=MIN([.$C43]*(COLUMN()-18)+12288*2;32768)" table:style-name="ce1">
            <text:p>29831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12288)" table:style-name="ce1">
            <text:p>0</text:p>
          </table:table-cell>
          <table:table-cell office:value-type="float" office:value="5198" table:formula="of:=MIN([.$C44]*(COLUMN()-6);12288)" table:style-name="ce1">
            <text:p>5198</text:p>
          </table:table-cell>
          <table:table-cell office:value-type="float" office:value="10396" table:formula="of:=MIN([.$C44]*(COLUMN()-6);12288)" table:style-name="ce1">
            <text:p>10396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12)+12288;12288*2)" table:style-name="ce1">
            <text:p>12288</text:p>
          </table:table-cell>
          <table:table-cell office:value-type="float" office:value="17486" table:formula="of:=MIN([.$C44]*(COLUMN()-12)+12288;12288*2)" table:style-name="ce1">
            <text:p>17486</text:p>
          </table:table-cell>
          <table:table-cell office:value-type="float" office:value="22684" table:formula="of:=MIN([.$C44]*(COLUMN()-12)+12288;12288*2)" table:style-name="ce1">
            <text:p>22684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8)+12288*2;32768)" table:style-name="ce1">
            <text:p>24576</text:p>
          </table:table-cell>
          <table:table-cell office:value-type="float" office:value="29774" table:formula="of:=MIN([.$C44]*(COLUMN()-18)+12288*2;32768)" table:style-name="ce1">
            <text:p>29774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12288)" table:style-name="ce1">
            <text:p>0</text:p>
          </table:table-cell>
          <table:table-cell office:value-type="float" office:value="5142" table:formula="of:=MIN([.$C45]*(COLUMN()-6);12288)" table:style-name="ce1">
            <text:p>5142</text:p>
          </table:table-cell>
          <table:table-cell office:value-type="float" office:value="10284" table:formula="of:=MIN([.$C45]*(COLUMN()-6);12288)" table:style-name="ce1">
            <text:p>10284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12)+12288;12288*2)" table:style-name="ce1">
            <text:p>12288</text:p>
          </table:table-cell>
          <table:table-cell office:value-type="float" office:value="17430" table:formula="of:=MIN([.$C45]*(COLUMN()-12)+12288;12288*2)" table:style-name="ce1">
            <text:p>17430</text:p>
          </table:table-cell>
          <table:table-cell office:value-type="float" office:value="22572" table:formula="of:=MIN([.$C45]*(COLUMN()-12)+12288;12288*2)" table:style-name="ce1">
            <text:p>22572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8)+12288*2;32768)" table:style-name="ce1">
            <text:p>24576</text:p>
          </table:table-cell>
          <table:table-cell office:value-type="float" office:value="29718" table:formula="of:=MIN([.$C45]*(COLUMN()-18)+12288*2;32768)" table:style-name="ce1">
            <text:p>2971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12288)" table:style-name="ce1">
            <text:p>0</text:p>
          </table:table-cell>
          <table:table-cell office:value-type="float" office:value="5087" table:formula="of:=MIN([.$C46]*(COLUMN()-6);12288)" table:style-name="ce1">
            <text:p>5087</text:p>
          </table:table-cell>
          <table:table-cell office:value-type="float" office:value="10174" table:formula="of:=MIN([.$C46]*(COLUMN()-6);12288)" table:style-name="ce1">
            <text:p>10174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12)+12288;12288*2)" table:style-name="ce1">
            <text:p>12288</text:p>
          </table:table-cell>
          <table:table-cell office:value-type="float" office:value="17375" table:formula="of:=MIN([.$C46]*(COLUMN()-12)+12288;12288*2)" table:style-name="ce1">
            <text:p>17375</text:p>
          </table:table-cell>
          <table:table-cell office:value-type="float" office:value="22462" table:formula="of:=MIN([.$C46]*(COLUMN()-12)+12288;12288*2)" table:style-name="ce1">
            <text:p>22462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8)+12288*2;32768)" table:style-name="ce1">
            <text:p>24576</text:p>
          </table:table-cell>
          <table:table-cell office:value-type="float" office:value="29663" table:formula="of:=MIN([.$C46]*(COLUMN()-18)+12288*2;32768)" table:style-name="ce1">
            <text:p>29663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12288)" table:style-name="ce1">
            <text:p>0</text:p>
          </table:table-cell>
          <table:table-cell office:value-type="float" office:value="5032" table:formula="of:=MIN([.$C47]*(COLUMN()-6);12288)" table:style-name="ce1">
            <text:p>5032</text:p>
          </table:table-cell>
          <table:table-cell office:value-type="float" office:value="10064" table:formula="of:=MIN([.$C47]*(COLUMN()-6);12288)" table:style-name="ce1">
            <text:p>10064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12)+12288;12288*2)" table:style-name="ce1">
            <text:p>12288</text:p>
          </table:table-cell>
          <table:table-cell office:value-type="float" office:value="17320" table:formula="of:=MIN([.$C47]*(COLUMN()-12)+12288;12288*2)" table:style-name="ce1">
            <text:p>17320</text:p>
          </table:table-cell>
          <table:table-cell office:value-type="float" office:value="22352" table:formula="of:=MIN([.$C47]*(COLUMN()-12)+12288;12288*2)" table:style-name="ce1">
            <text:p>22352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8)+12288*2;32768)" table:style-name="ce1">
            <text:p>24576</text:p>
          </table:table-cell>
          <table:table-cell office:value-type="float" office:value="29608" table:formula="of:=MIN([.$C47]*(COLUMN()-18)+12288*2;32768)" table:style-name="ce1">
            <text:p>2960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12288)" table:style-name="ce1">
            <text:p>0</text:p>
          </table:table-cell>
          <table:table-cell office:value-type="float" office:value="4978" table:formula="of:=MIN([.$C48]*(COLUMN()-6);12288)" table:style-name="ce1">
            <text:p>4978</text:p>
          </table:table-cell>
          <table:table-cell office:value-type="float" office:value="9956" table:formula="of:=MIN([.$C48]*(COLUMN()-6);12288)" table:style-name="ce1">
            <text:p>9956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12)+12288;12288*2)" table:style-name="ce1">
            <text:p>12288</text:p>
          </table:table-cell>
          <table:table-cell office:value-type="float" office:value="17266" table:formula="of:=MIN([.$C48]*(COLUMN()-12)+12288;12288*2)" table:style-name="ce1">
            <text:p>17266</text:p>
          </table:table-cell>
          <table:table-cell office:value-type="float" office:value="22244" table:formula="of:=MIN([.$C48]*(COLUMN()-12)+12288;12288*2)" table:style-name="ce1">
            <text:p>22244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8)+12288*2;32768)" table:style-name="ce1">
            <text:p>24576</text:p>
          </table:table-cell>
          <table:table-cell office:value-type="float" office:value="29554" table:formula="of:=MIN([.$C48]*(COLUMN()-18)+12288*2;32768)" table:style-name="ce1">
            <text:p>29554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12288)" table:style-name="ce1">
            <text:p>0</text:p>
          </table:table-cell>
          <table:table-cell office:value-type="float" office:value="4924" table:formula="of:=MIN([.$C49]*(COLUMN()-6);12288)" table:style-name="ce1">
            <text:p>4924</text:p>
          </table:table-cell>
          <table:table-cell office:value-type="float" office:value="9848" table:formula="of:=MIN([.$C49]*(COLUMN()-6);12288)" table:style-name="ce1">
            <text:p>984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12)+12288;12288*2)" table:style-name="ce1">
            <text:p>12288</text:p>
          </table:table-cell>
          <table:table-cell office:value-type="float" office:value="17212" table:formula="of:=MIN([.$C49]*(COLUMN()-12)+12288;12288*2)" table:style-name="ce1">
            <text:p>17212</text:p>
          </table:table-cell>
          <table:table-cell office:value-type="float" office:value="22136" table:formula="of:=MIN([.$C49]*(COLUMN()-12)+12288;12288*2)" table:style-name="ce1">
            <text:p>2213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8)+12288*2;32768)" table:style-name="ce1">
            <text:p>24576</text:p>
          </table:table-cell>
          <table:table-cell office:value-type="float" office:value="29500" table:formula="of:=MIN([.$C49]*(COLUMN()-18)+12288*2;32768)" table:style-name="ce1">
            <text:p>29500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12288)" table:style-name="ce1">
            <text:p>0</text:p>
          </table:table-cell>
          <table:table-cell office:value-type="float" office:value="4871" table:formula="of:=MIN([.$C50]*(COLUMN()-6);12288)" table:style-name="ce1">
            <text:p>4871</text:p>
          </table:table-cell>
          <table:table-cell office:value-type="float" office:value="9742" table:formula="of:=MIN([.$C50]*(COLUMN()-6);12288)" table:style-name="ce1">
            <text:p>9742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12)+12288;12288*2)" table:style-name="ce1">
            <text:p>12288</text:p>
          </table:table-cell>
          <table:table-cell office:value-type="float" office:value="17159" table:formula="of:=MIN([.$C50]*(COLUMN()-12)+12288;12288*2)" table:style-name="ce1">
            <text:p>17159</text:p>
          </table:table-cell>
          <table:table-cell office:value-type="float" office:value="22030" table:formula="of:=MIN([.$C50]*(COLUMN()-12)+12288;12288*2)" table:style-name="ce1">
            <text:p>22030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8)+12288*2;32768)" table:style-name="ce1">
            <text:p>24576</text:p>
          </table:table-cell>
          <table:table-cell office:value-type="float" office:value="29447" table:formula="of:=MIN([.$C50]*(COLUMN()-18)+12288*2;32768)" table:style-name="ce1">
            <text:p>29447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12288)" table:style-name="ce1">
            <text:p>0</text:p>
          </table:table-cell>
          <table:table-cell office:value-type="float" office:value="4819" table:formula="of:=MIN([.$C51]*(COLUMN()-6);12288)" table:style-name="ce1">
            <text:p>4819</text:p>
          </table:table-cell>
          <table:table-cell office:value-type="float" office:value="9638" table:formula="of:=MIN([.$C51]*(COLUMN()-6);12288)" table:style-name="ce1">
            <text:p>963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12)+12288;12288*2)" table:style-name="ce1">
            <text:p>12288</text:p>
          </table:table-cell>
          <table:table-cell office:value-type="float" office:value="17107" table:formula="of:=MIN([.$C51]*(COLUMN()-12)+12288;12288*2)" table:style-name="ce1">
            <text:p>17107</text:p>
          </table:table-cell>
          <table:table-cell office:value-type="float" office:value="21926" table:formula="of:=MIN([.$C51]*(COLUMN()-12)+12288;12288*2)" table:style-name="ce1">
            <text:p>2192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8)+12288*2;32768)" table:style-name="ce1">
            <text:p>24576</text:p>
          </table:table-cell>
          <table:table-cell office:value-type="float" office:value="29395" table:formula="of:=MIN([.$C51]*(COLUMN()-18)+12288*2;32768)" table:style-name="ce1">
            <text:p>29395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12288)" table:style-name="ce1">
            <text:p>0</text:p>
          </table:table-cell>
          <table:table-cell office:value-type="float" office:value="4767" table:formula="of:=MIN([.$C52]*(COLUMN()-6);12288)" table:style-name="ce1">
            <text:p>4767</text:p>
          </table:table-cell>
          <table:table-cell office:value-type="float" office:value="9534" table:formula="of:=MIN([.$C52]*(COLUMN()-6);12288)" table:style-name="ce1">
            <text:p>9534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12)+12288;12288*2)" table:style-name="ce1">
            <text:p>12288</text:p>
          </table:table-cell>
          <table:table-cell office:value-type="float" office:value="17055" table:formula="of:=MIN([.$C52]*(COLUMN()-12)+12288;12288*2)" table:style-name="ce1">
            <text:p>17055</text:p>
          </table:table-cell>
          <table:table-cell office:value-type="float" office:value="21822" table:formula="of:=MIN([.$C52]*(COLUMN()-12)+12288;12288*2)" table:style-name="ce1">
            <text:p>21822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8)+12288*2;32768)" table:style-name="ce1">
            <text:p>24576</text:p>
          </table:table-cell>
          <table:table-cell office:value-type="float" office:value="29343" table:formula="of:=MIN([.$C52]*(COLUMN()-18)+12288*2;32768)" table:style-name="ce1">
            <text:p>29343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12288)" table:style-name="ce1">
            <text:p>0</text:p>
          </table:table-cell>
          <table:table-cell office:value-type="float" office:value="4715" table:formula="of:=MIN([.$C53]*(COLUMN()-6);12288)" table:style-name="ce1">
            <text:p>4715</text:p>
          </table:table-cell>
          <table:table-cell office:value-type="float" office:value="9430" table:formula="of:=MIN([.$C53]*(COLUMN()-6);12288)" table:style-name="ce1">
            <text:p>9430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12)+12288;12288*2)" table:style-name="ce1">
            <text:p>12288</text:p>
          </table:table-cell>
          <table:table-cell office:value-type="float" office:value="17003" table:formula="of:=MIN([.$C53]*(COLUMN()-12)+12288;12288*2)" table:style-name="ce1">
            <text:p>17003</text:p>
          </table:table-cell>
          <table:table-cell office:value-type="float" office:value="21718" table:formula="of:=MIN([.$C53]*(COLUMN()-12)+12288;12288*2)" table:style-name="ce1">
            <text:p>21718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8)+12288*2;32768)" table:style-name="ce1">
            <text:p>24576</text:p>
          </table:table-cell>
          <table:table-cell office:value-type="float" office:value="29291" table:formula="of:=MIN([.$C53]*(COLUMN()-18)+12288*2;32768)" table:style-name="ce1">
            <text:p>29291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12288)" table:style-name="ce1">
            <text:p>0</text:p>
          </table:table-cell>
          <table:table-cell office:value-type="float" office:value="4664" table:formula="of:=MIN([.$C54]*(COLUMN()-6);12288)" table:style-name="ce1">
            <text:p>4664</text:p>
          </table:table-cell>
          <table:table-cell office:value-type="float" office:value="9328" table:formula="of:=MIN([.$C54]*(COLUMN()-6);12288)" table:style-name="ce1">
            <text:p>932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12)+12288;12288*2)" table:style-name="ce1">
            <text:p>12288</text:p>
          </table:table-cell>
          <table:table-cell office:value-type="float" office:value="16952" table:formula="of:=MIN([.$C54]*(COLUMN()-12)+12288;12288*2)" table:style-name="ce1">
            <text:p>16952</text:p>
          </table:table-cell>
          <table:table-cell office:value-type="float" office:value="21616" table:formula="of:=MIN([.$C54]*(COLUMN()-12)+12288;12288*2)" table:style-name="ce1">
            <text:p>2161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8)+12288*2;32768)" table:style-name="ce1">
            <text:p>24576</text:p>
          </table:table-cell>
          <table:table-cell office:value-type="float" office:value="29240" table:formula="of:=MIN([.$C54]*(COLUMN()-18)+12288*2;32768)" table:style-name="ce1">
            <text:p>29240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12288)" table:style-name="ce1">
            <text:p>0</text:p>
          </table:table-cell>
          <table:table-cell office:value-type="float" office:value="4614" table:formula="of:=MIN([.$C55]*(COLUMN()-6);12288)" table:style-name="ce1">
            <text:p>4614</text:p>
          </table:table-cell>
          <table:table-cell office:value-type="float" office:value="9228" table:formula="of:=MIN([.$C55]*(COLUMN()-6);12288)" table:style-name="ce1">
            <text:p>922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12)+12288;12288*2)" table:style-name="ce1">
            <text:p>12288</text:p>
          </table:table-cell>
          <table:table-cell office:value-type="float" office:value="16902" table:formula="of:=MIN([.$C55]*(COLUMN()-12)+12288;12288*2)" table:style-name="ce1">
            <text:p>16902</text:p>
          </table:table-cell>
          <table:table-cell office:value-type="float" office:value="21516" table:formula="of:=MIN([.$C55]*(COLUMN()-12)+12288;12288*2)" table:style-name="ce1">
            <text:p>2151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8)+12288*2;32768)" table:style-name="ce1">
            <text:p>24576</text:p>
          </table:table-cell>
          <table:table-cell office:value-type="float" office:value="29190" table:formula="of:=MIN([.$C55]*(COLUMN()-18)+12288*2;32768)" table:style-name="ce1">
            <text:p>29190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12288)" table:style-name="ce1">
            <text:p>0</text:p>
          </table:table-cell>
          <table:table-cell office:value-type="float" office:value="4565" table:formula="of:=MIN([.$C56]*(COLUMN()-6);12288)" table:style-name="ce1">
            <text:p>4565</text:p>
          </table:table-cell>
          <table:table-cell office:value-type="float" office:value="9130" table:formula="of:=MIN([.$C56]*(COLUMN()-6);12288)" table:style-name="ce1">
            <text:p>9130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12)+12288;12288*2)" table:style-name="ce1">
            <text:p>12288</text:p>
          </table:table-cell>
          <table:table-cell office:value-type="float" office:value="16853" table:formula="of:=MIN([.$C56]*(COLUMN()-12)+12288;12288*2)" table:style-name="ce1">
            <text:p>16853</text:p>
          </table:table-cell>
          <table:table-cell office:value-type="float" office:value="21418" table:formula="of:=MIN([.$C56]*(COLUMN()-12)+12288;12288*2)" table:style-name="ce1">
            <text:p>21418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8)+12288*2;32768)" table:style-name="ce1">
            <text:p>24576</text:p>
          </table:table-cell>
          <table:table-cell office:value-type="float" office:value="29141" table:formula="of:=MIN([.$C56]*(COLUMN()-18)+12288*2;32768)" table:style-name="ce1">
            <text:p>29141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12288)" table:style-name="ce1">
            <text:p>0</text:p>
          </table:table-cell>
          <table:table-cell office:value-type="float" office:value="4515" table:formula="of:=MIN([.$C57]*(COLUMN()-6);12288)" table:style-name="ce1">
            <text:p>4515</text:p>
          </table:table-cell>
          <table:table-cell office:value-type="float" office:value="9030" table:formula="of:=MIN([.$C57]*(COLUMN()-6);12288)" table:style-name="ce1">
            <text:p>9030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12)+12288;12288*2)" table:style-name="ce1">
            <text:p>12288</text:p>
          </table:table-cell>
          <table:table-cell office:value-type="float" office:value="16803" table:formula="of:=MIN([.$C57]*(COLUMN()-12)+12288;12288*2)" table:style-name="ce1">
            <text:p>16803</text:p>
          </table:table-cell>
          <table:table-cell office:value-type="float" office:value="21318" table:formula="of:=MIN([.$C57]*(COLUMN()-12)+12288;12288*2)" table:style-name="ce1">
            <text:p>21318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8)+12288*2;32768)" table:style-name="ce1">
            <text:p>24576</text:p>
          </table:table-cell>
          <table:table-cell office:value-type="float" office:value="29091" table:formula="of:=MIN([.$C57]*(COLUMN()-18)+12288*2;32768)" table:style-name="ce1">
            <text:p>29091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12288)" table:style-name="ce1">
            <text:p>0</text:p>
          </table:table-cell>
          <table:table-cell office:value-type="float" office:value="4467" table:formula="of:=MIN([.$C58]*(COLUMN()-6);12288)" table:style-name="ce1">
            <text:p>4467</text:p>
          </table:table-cell>
          <table:table-cell office:value-type="float" office:value="8934" table:formula="of:=MIN([.$C58]*(COLUMN()-6);12288)" table:style-name="ce1">
            <text:p>8934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12)+12288;12288*2)" table:style-name="ce1">
            <text:p>12288</text:p>
          </table:table-cell>
          <table:table-cell office:value-type="float" office:value="16755" table:formula="of:=MIN([.$C58]*(COLUMN()-12)+12288;12288*2)" table:style-name="ce1">
            <text:p>16755</text:p>
          </table:table-cell>
          <table:table-cell office:value-type="float" office:value="21222" table:formula="of:=MIN([.$C58]*(COLUMN()-12)+12288;12288*2)" table:style-name="ce1">
            <text:p>21222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8)+12288*2;32768)" table:style-name="ce1">
            <text:p>24576</text:p>
          </table:table-cell>
          <table:table-cell office:value-type="float" office:value="29043" table:formula="of:=MIN([.$C58]*(COLUMN()-18)+12288*2;32768)" table:style-name="ce1">
            <text:p>29043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12288)" table:style-name="ce1">
            <text:p>0</text:p>
          </table:table-cell>
          <table:table-cell office:value-type="float" office:value="4419" table:formula="of:=MIN([.$C59]*(COLUMN()-6);12288)" table:style-name="ce1">
            <text:p>4419</text:p>
          </table:table-cell>
          <table:table-cell office:value-type="float" office:value="8838" table:formula="of:=MIN([.$C59]*(COLUMN()-6);12288)" table:style-name="ce1">
            <text:p>883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12)+12288;12288*2)" table:style-name="ce1">
            <text:p>12288</text:p>
          </table:table-cell>
          <table:table-cell office:value-type="float" office:value="16707" table:formula="of:=MIN([.$C59]*(COLUMN()-12)+12288;12288*2)" table:style-name="ce1">
            <text:p>16707</text:p>
          </table:table-cell>
          <table:table-cell office:value-type="float" office:value="21126" table:formula="of:=MIN([.$C59]*(COLUMN()-12)+12288;12288*2)" table:style-name="ce1">
            <text:p>2112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8)+12288*2;32768)" table:style-name="ce1">
            <text:p>24576</text:p>
          </table:table-cell>
          <table:table-cell office:value-type="float" office:value="28995" table:formula="of:=MIN([.$C59]*(COLUMN()-18)+12288*2;32768)" table:style-name="ce1">
            <text:p>28995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12288)" table:style-name="ce1">
            <text:p>0</text:p>
          </table:table-cell>
          <table:table-cell office:value-type="float" office:value="4371" table:formula="of:=MIN([.$C60]*(COLUMN()-6);12288)" table:style-name="ce1">
            <text:p>4371</text:p>
          </table:table-cell>
          <table:table-cell office:value-type="float" office:value="8742" table:formula="of:=MIN([.$C60]*(COLUMN()-6);12288)" table:style-name="ce1">
            <text:p>8742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12)+12288;12288*2)" table:style-name="ce1">
            <text:p>12288</text:p>
          </table:table-cell>
          <table:table-cell office:value-type="float" office:value="16659" table:formula="of:=MIN([.$C60]*(COLUMN()-12)+12288;12288*2)" table:style-name="ce1">
            <text:p>16659</text:p>
          </table:table-cell>
          <table:table-cell office:value-type="float" office:value="21030" table:formula="of:=MIN([.$C60]*(COLUMN()-12)+12288;12288*2)" table:style-name="ce1">
            <text:p>21030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8)+12288*2;32768)" table:style-name="ce1">
            <text:p>24576</text:p>
          </table:table-cell>
          <table:table-cell office:value-type="float" office:value="28947" table:formula="of:=MIN([.$C60]*(COLUMN()-18)+12288*2;32768)" table:style-name="ce1">
            <text:p>28947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12288)" table:style-name="ce1">
            <text:p>0</text:p>
          </table:table-cell>
          <table:table-cell office:value-type="float" office:value="4324" table:formula="of:=MIN([.$C61]*(COLUMN()-6);12288)" table:style-name="ce1">
            <text:p>4324</text:p>
          </table:table-cell>
          <table:table-cell office:value-type="float" office:value="8648" table:formula="of:=MIN([.$C61]*(COLUMN()-6);12288)" table:style-name="ce1">
            <text:p>864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12)+12288;12288*2)" table:style-name="ce1">
            <text:p>12288</text:p>
          </table:table-cell>
          <table:table-cell office:value-type="float" office:value="16612" table:formula="of:=MIN([.$C61]*(COLUMN()-12)+12288;12288*2)" table:style-name="ce1">
            <text:p>16612</text:p>
          </table:table-cell>
          <table:table-cell office:value-type="float" office:value="20936" table:formula="of:=MIN([.$C61]*(COLUMN()-12)+12288;12288*2)" table:style-name="ce1">
            <text:p>2093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8)+12288*2;32768)" table:style-name="ce1">
            <text:p>24576</text:p>
          </table:table-cell>
          <table:table-cell office:value-type="float" office:value="28900" table:formula="of:=MIN([.$C61]*(COLUMN()-18)+12288*2;32768)" table:style-name="ce1">
            <text:p>28900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12288)" table:style-name="ce1">
            <text:p>0</text:p>
          </table:table-cell>
          <table:table-cell office:value-type="float" office:value="4277" table:formula="of:=MIN([.$C62]*(COLUMN()-6);12288)" table:style-name="ce1">
            <text:p>4277</text:p>
          </table:table-cell>
          <table:table-cell office:value-type="float" office:value="8554" table:formula="of:=MIN([.$C62]*(COLUMN()-6);12288)" table:style-name="ce1">
            <text:p>8554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12)+12288;12288*2)" table:style-name="ce1">
            <text:p>12288</text:p>
          </table:table-cell>
          <table:table-cell office:value-type="float" office:value="16565" table:formula="of:=MIN([.$C62]*(COLUMN()-12)+12288;12288*2)" table:style-name="ce1">
            <text:p>16565</text:p>
          </table:table-cell>
          <table:table-cell office:value-type="float" office:value="20842" table:formula="of:=MIN([.$C62]*(COLUMN()-12)+12288;12288*2)" table:style-name="ce1">
            <text:p>20842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8)+12288*2;32768)" table:style-name="ce1">
            <text:p>24576</text:p>
          </table:table-cell>
          <table:table-cell office:value-type="float" office:value="28853" table:formula="of:=MIN([.$C62]*(COLUMN()-18)+12288*2;32768)" table:style-name="ce1">
            <text:p>28853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12288)" table:style-name="ce1">
            <text:p>0</text:p>
          </table:table-cell>
          <table:table-cell office:value-type="float" office:value="4231" table:formula="of:=MIN([.$C63]*(COLUMN()-6);12288)" table:style-name="ce1">
            <text:p>4231</text:p>
          </table:table-cell>
          <table:table-cell office:value-type="float" office:value="8462" table:formula="of:=MIN([.$C63]*(COLUMN()-6);12288)" table:style-name="ce1">
            <text:p>8462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12)+12288;12288*2)" table:style-name="ce1">
            <text:p>12288</text:p>
          </table:table-cell>
          <table:table-cell office:value-type="float" office:value="16519" table:formula="of:=MIN([.$C63]*(COLUMN()-12)+12288;12288*2)" table:style-name="ce1">
            <text:p>16519</text:p>
          </table:table-cell>
          <table:table-cell office:value-type="float" office:value="20750" table:formula="of:=MIN([.$C63]*(COLUMN()-12)+12288;12288*2)" table:style-name="ce1">
            <text:p>20750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8)+12288*2;32768)" table:style-name="ce1">
            <text:p>24576</text:p>
          </table:table-cell>
          <table:table-cell office:value-type="float" office:value="28807" table:formula="of:=MIN([.$C63]*(COLUMN()-18)+12288*2;32768)" table:style-name="ce1">
            <text:p>28807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12288)" table:style-name="ce1">
            <text:p>0</text:p>
          </table:table-cell>
          <table:table-cell office:value-type="float" office:value="4186" table:formula="of:=MIN([.$C64]*(COLUMN()-6);12288)" table:style-name="ce1">
            <text:p>4186</text:p>
          </table:table-cell>
          <table:table-cell office:value-type="float" office:value="8372" table:formula="of:=MIN([.$C64]*(COLUMN()-6);12288)" table:style-name="ce1">
            <text:p>8372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12)+12288;12288*2)" table:style-name="ce1">
            <text:p>12288</text:p>
          </table:table-cell>
          <table:table-cell office:value-type="float" office:value="16474" table:formula="of:=MIN([.$C64]*(COLUMN()-12)+12288;12288*2)" table:style-name="ce1">
            <text:p>16474</text:p>
          </table:table-cell>
          <table:table-cell office:value-type="float" office:value="20660" table:formula="of:=MIN([.$C64]*(COLUMN()-12)+12288;12288*2)" table:style-name="ce1">
            <text:p>20660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8)+12288*2;32768)" table:style-name="ce1">
            <text:p>24576</text:p>
          </table:table-cell>
          <table:table-cell office:value-type="float" office:value="28762" table:formula="of:=MIN([.$C64]*(COLUMN()-18)+12288*2;32768)" table:style-name="ce1">
            <text:p>28762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12288)" table:style-name="ce1">
            <text:p>0</text:p>
          </table:table-cell>
          <table:table-cell office:value-type="float" office:value="4141" table:formula="of:=MIN([.$C65]*(COLUMN()-6);12288)" table:style-name="ce1">
            <text:p>4141</text:p>
          </table:table-cell>
          <table:table-cell office:value-type="float" office:value="8282" table:formula="of:=MIN([.$C65]*(COLUMN()-6);12288)" table:style-name="ce1">
            <text:p>8282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12)+12288;12288*2)" table:style-name="ce1">
            <text:p>12288</text:p>
          </table:table-cell>
          <table:table-cell office:value-type="float" office:value="16429" table:formula="of:=MIN([.$C65]*(COLUMN()-12)+12288;12288*2)" table:style-name="ce1">
            <text:p>16429</text:p>
          </table:table-cell>
          <table:table-cell office:value-type="float" office:value="20570" table:formula="of:=MIN([.$C65]*(COLUMN()-12)+12288;12288*2)" table:style-name="ce1">
            <text:p>20570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8)+12288*2;32768)" table:style-name="ce1">
            <text:p>24576</text:p>
          </table:table-cell>
          <table:table-cell office:value-type="float" office:value="28717" table:formula="of:=MIN([.$C65]*(COLUMN()-18)+12288*2;32768)" table:style-name="ce1">
            <text:p>28717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12288)" table:style-name="ce1">
            <text:p>0</text:p>
          </table:table-cell>
          <table:table-cell office:value-type="float" office:value="4096" table:formula="of:=MIN([.$C66]*(COLUMN()-6);12288)" table:style-name="ce1">
            <text:p>4096</text:p>
          </table:table-cell>
          <table:table-cell office:value-type="float" office:value="8192" table:formula="of:=MIN([.$C66]*(COLUMN()-6);12288)" table:style-name="ce1">
            <text:p>8192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12)+12288;12288*2)" table:style-name="ce1">
            <text:p>12288</text:p>
          </table:table-cell>
          <table:table-cell office:value-type="float" office:value="16384" table:formula="of:=MIN([.$C66]*(COLUMN()-12)+12288;12288*2)" table:style-name="ce1">
            <text:p>16384</text:p>
          </table:table-cell>
          <table:table-cell office:value-type="float" office:value="20480" table:formula="of:=MIN([.$C66]*(COLUMN()-12)+12288;12288*2)" table:style-name="ce1">
            <text:p>20480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8)+12288*2;32768)" table:style-name="ce1">
            <text:p>24576</text:p>
          </table:table-cell>
          <table:table-cell office:value-type="float" office:value="28672" table:formula="of:=MIN([.$C66]*(COLUMN()-18)+12288*2;32768)" table:style-name="ce1">
            <text:p>28672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12288)" table:style-name="ce1">
            <text:p>0</text:p>
          </table:table-cell>
          <table:table-cell office:value-type="float" office:value="4052" table:formula="of:=MIN([.$C67]*(COLUMN()-6);12288)" table:style-name="ce1">
            <text:p>4052</text:p>
          </table:table-cell>
          <table:table-cell office:value-type="float" office:value="8104" table:formula="of:=MIN([.$C67]*(COLUMN()-6);12288)" table:style-name="ce1">
            <text:p>8104</text:p>
          </table:table-cell>
          <table:table-cell office:value-type="float" office:value="12156" table:formula="of:=MIN([.$C67]*(COLUMN()-6);12288)" table:style-name="ce1">
            <text:p>12156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12)+12288;12288*2)" table:style-name="ce1">
            <text:p>12288</text:p>
          </table:table-cell>
          <table:table-cell office:value-type="float" office:value="16340" table:formula="of:=MIN([.$C67]*(COLUMN()-12)+12288;12288*2)" table:style-name="ce1">
            <text:p>16340</text:p>
          </table:table-cell>
          <table:table-cell office:value-type="float" office:value="20392" table:formula="of:=MIN([.$C67]*(COLUMN()-12)+12288;12288*2)" table:style-name="ce1">
            <text:p>20392</text:p>
          </table:table-cell>
          <table:table-cell office:value-type="float" office:value="24444" table:formula="of:=MIN([.$C67]*(COLUMN()-12)+12288;12288*2)" table:style-name="ce1">
            <text:p>24444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8)+12288*2;32768)" table:style-name="ce1">
            <text:p>24576</text:p>
          </table:table-cell>
          <table:table-cell office:value-type="float" office:value="28628" table:formula="of:=MIN([.$C67]*(COLUMN()-18)+12288*2;32768)" table:style-name="ce1">
            <text:p>28628</text:p>
          </table:table-cell>
          <table:table-cell office:value-type="float" office:value="32680" table:formula="of:=MIN([.$C67]*(COLUMN()-18)+12288*2;32768)" table:style-name="ce1">
            <text:p>32680</text:p>
          </table:table-cell>
          <table:table-cell office:value-type="float" office:value="32768" table:formula="of:=MIN([.$C6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12288)" table:style-name="ce1">
            <text:p>0</text:p>
          </table:table-cell>
          <table:table-cell office:value-type="float" office:value="4008" table:formula="of:=MIN([.$C68]*(COLUMN()-6);12288)" table:style-name="ce1">
            <text:p>4008</text:p>
          </table:table-cell>
          <table:table-cell office:value-type="float" office:value="8016" table:formula="of:=MIN([.$C68]*(COLUMN()-6);12288)" table:style-name="ce1">
            <text:p>8016</text:p>
          </table:table-cell>
          <table:table-cell office:value-type="float" office:value="12024" table:formula="of:=MIN([.$C68]*(COLUMN()-6);12288)" table:style-name="ce1">
            <text:p>12024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12)+12288;12288*2)" table:style-name="ce1">
            <text:p>12288</text:p>
          </table:table-cell>
          <table:table-cell office:value-type="float" office:value="16296" table:formula="of:=MIN([.$C68]*(COLUMN()-12)+12288;12288*2)" table:style-name="ce1">
            <text:p>16296</text:p>
          </table:table-cell>
          <table:table-cell office:value-type="float" office:value="20304" table:formula="of:=MIN([.$C68]*(COLUMN()-12)+12288;12288*2)" table:style-name="ce1">
            <text:p>20304</text:p>
          </table:table-cell>
          <table:table-cell office:value-type="float" office:value="24312" table:formula="of:=MIN([.$C68]*(COLUMN()-12)+12288;12288*2)" table:style-name="ce1">
            <text:p>24312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8)+12288*2;32768)" table:style-name="ce1">
            <text:p>24576</text:p>
          </table:table-cell>
          <table:table-cell office:value-type="float" office:value="28584" table:formula="of:=MIN([.$C68]*(COLUMN()-18)+12288*2;32768)" table:style-name="ce1">
            <text:p>28584</text:p>
          </table:table-cell>
          <table:table-cell office:value-type="float" office:value="32592" table:formula="of:=MIN([.$C68]*(COLUMN()-18)+12288*2;32768)" table:style-name="ce1">
            <text:p>32592</text:p>
          </table:table-cell>
          <table:table-cell office:value-type="float" office:value="32768" table:formula="of:=MIN([.$C6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12288)" table:style-name="ce1">
            <text:p>0</text:p>
          </table:table-cell>
          <table:table-cell office:value-type="float" office:value="3965" table:formula="of:=MIN([.$C69]*(COLUMN()-6);12288)" table:style-name="ce1">
            <text:p>3965</text:p>
          </table:table-cell>
          <table:table-cell office:value-type="float" office:value="7930" table:formula="of:=MIN([.$C69]*(COLUMN()-6);12288)" table:style-name="ce1">
            <text:p>7930</text:p>
          </table:table-cell>
          <table:table-cell office:value-type="float" office:value="11895" table:formula="of:=MIN([.$C69]*(COLUMN()-6);12288)" table:style-name="ce1">
            <text:p>11895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12)+12288;12288*2)" table:style-name="ce1">
            <text:p>12288</text:p>
          </table:table-cell>
          <table:table-cell office:value-type="float" office:value="16253" table:formula="of:=MIN([.$C69]*(COLUMN()-12)+12288;12288*2)" table:style-name="ce1">
            <text:p>16253</text:p>
          </table:table-cell>
          <table:table-cell office:value-type="float" office:value="20218" table:formula="of:=MIN([.$C69]*(COLUMN()-12)+12288;12288*2)" table:style-name="ce1">
            <text:p>20218</text:p>
          </table:table-cell>
          <table:table-cell office:value-type="float" office:value="24183" table:formula="of:=MIN([.$C69]*(COLUMN()-12)+12288;12288*2)" table:style-name="ce1">
            <text:p>24183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8)+12288*2;32768)" table:style-name="ce1">
            <text:p>24576</text:p>
          </table:table-cell>
          <table:table-cell office:value-type="float" office:value="28541" table:formula="of:=MIN([.$C69]*(COLUMN()-18)+12288*2;32768)" table:style-name="ce1">
            <text:p>28541</text:p>
          </table:table-cell>
          <table:table-cell office:value-type="float" office:value="32506" table:formula="of:=MIN([.$C69]*(COLUMN()-18)+12288*2;32768)" table:style-name="ce1">
            <text:p>32506</text:p>
          </table:table-cell>
          <table:table-cell office:value-type="float" office:value="32768" table:formula="of:=MIN([.$C6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12288)" table:style-name="ce1">
            <text:p>0</text:p>
          </table:table-cell>
          <table:table-cell office:value-type="float" office:value="3922" table:formula="of:=MIN([.$C70]*(COLUMN()-6);12288)" table:style-name="ce1">
            <text:p>3922</text:p>
          </table:table-cell>
          <table:table-cell office:value-type="float" office:value="7844" table:formula="of:=MIN([.$C70]*(COLUMN()-6);12288)" table:style-name="ce1">
            <text:p>7844</text:p>
          </table:table-cell>
          <table:table-cell office:value-type="float" office:value="11766" table:formula="of:=MIN([.$C70]*(COLUMN()-6);12288)" table:style-name="ce1">
            <text:p>11766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12)+12288;12288*2)" table:style-name="ce1">
            <text:p>12288</text:p>
          </table:table-cell>
          <table:table-cell office:value-type="float" office:value="16210" table:formula="of:=MIN([.$C70]*(COLUMN()-12)+12288;12288*2)" table:style-name="ce1">
            <text:p>16210</text:p>
          </table:table-cell>
          <table:table-cell office:value-type="float" office:value="20132" table:formula="of:=MIN([.$C70]*(COLUMN()-12)+12288;12288*2)" table:style-name="ce1">
            <text:p>20132</text:p>
          </table:table-cell>
          <table:table-cell office:value-type="float" office:value="24054" table:formula="of:=MIN([.$C70]*(COLUMN()-12)+12288;12288*2)" table:style-name="ce1">
            <text:p>24054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8)+12288*2;32768)" table:style-name="ce1">
            <text:p>24576</text:p>
          </table:table-cell>
          <table:table-cell office:value-type="float" office:value="28498" table:formula="of:=MIN([.$C70]*(COLUMN()-18)+12288*2;32768)" table:style-name="ce1">
            <text:p>28498</text:p>
          </table:table-cell>
          <table:table-cell office:value-type="float" office:value="32420" table:formula="of:=MIN([.$C70]*(COLUMN()-18)+12288*2;32768)" table:style-name="ce1">
            <text:p>32420</text:p>
          </table:table-cell>
          <table:table-cell office:value-type="float" office:value="32768" table:formula="of:=MIN([.$C7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12288)" table:style-name="ce1">
            <text:p>0</text:p>
          </table:table-cell>
          <table:table-cell office:value-type="float" office:value="3880" table:formula="of:=MIN([.$C71]*(COLUMN()-6);12288)" table:style-name="ce1">
            <text:p>3880</text:p>
          </table:table-cell>
          <table:table-cell office:value-type="float" office:value="7760" table:formula="of:=MIN([.$C71]*(COLUMN()-6);12288)" table:style-name="ce1">
            <text:p>7760</text:p>
          </table:table-cell>
          <table:table-cell office:value-type="float" office:value="11640" table:formula="of:=MIN([.$C71]*(COLUMN()-6);12288)" table:style-name="ce1">
            <text:p>11640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12)+12288;12288*2)" table:style-name="ce1">
            <text:p>12288</text:p>
          </table:table-cell>
          <table:table-cell office:value-type="float" office:value="16168" table:formula="of:=MIN([.$C71]*(COLUMN()-12)+12288;12288*2)" table:style-name="ce1">
            <text:p>16168</text:p>
          </table:table-cell>
          <table:table-cell office:value-type="float" office:value="20048" table:formula="of:=MIN([.$C71]*(COLUMN()-12)+12288;12288*2)" table:style-name="ce1">
            <text:p>20048</text:p>
          </table:table-cell>
          <table:table-cell office:value-type="float" office:value="23928" table:formula="of:=MIN([.$C71]*(COLUMN()-12)+12288;12288*2)" table:style-name="ce1">
            <text:p>23928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8)+12288*2;32768)" table:style-name="ce1">
            <text:p>24576</text:p>
          </table:table-cell>
          <table:table-cell office:value-type="float" office:value="28456" table:formula="of:=MIN([.$C71]*(COLUMN()-18)+12288*2;32768)" table:style-name="ce1">
            <text:p>28456</text:p>
          </table:table-cell>
          <table:table-cell office:value-type="float" office:value="32336" table:formula="of:=MIN([.$C71]*(COLUMN()-18)+12288*2;32768)" table:style-name="ce1">
            <text:p>32336</text:p>
          </table:table-cell>
          <table:table-cell office:value-type="float" office:value="32768" table:formula="of:=MIN([.$C7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12288)" table:style-name="ce1">
            <text:p>0</text:p>
          </table:table-cell>
          <table:table-cell office:value-type="float" office:value="3838" table:formula="of:=MIN([.$C72]*(COLUMN()-6);12288)" table:style-name="ce1">
            <text:p>3838</text:p>
          </table:table-cell>
          <table:table-cell office:value-type="float" office:value="7676" table:formula="of:=MIN([.$C72]*(COLUMN()-6);12288)" table:style-name="ce1">
            <text:p>7676</text:p>
          </table:table-cell>
          <table:table-cell office:value-type="float" office:value="11514" table:formula="of:=MIN([.$C72]*(COLUMN()-6);12288)" table:style-name="ce1">
            <text:p>11514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12)+12288;12288*2)" table:style-name="ce1">
            <text:p>12288</text:p>
          </table:table-cell>
          <table:table-cell office:value-type="float" office:value="16126" table:formula="of:=MIN([.$C72]*(COLUMN()-12)+12288;12288*2)" table:style-name="ce1">
            <text:p>16126</text:p>
          </table:table-cell>
          <table:table-cell office:value-type="float" office:value="19964" table:formula="of:=MIN([.$C72]*(COLUMN()-12)+12288;12288*2)" table:style-name="ce1">
            <text:p>19964</text:p>
          </table:table-cell>
          <table:table-cell office:value-type="float" office:value="23802" table:formula="of:=MIN([.$C72]*(COLUMN()-12)+12288;12288*2)" table:style-name="ce1">
            <text:p>23802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8)+12288*2;32768)" table:style-name="ce1">
            <text:p>24576</text:p>
          </table:table-cell>
          <table:table-cell office:value-type="float" office:value="28414" table:formula="of:=MIN([.$C72]*(COLUMN()-18)+12288*2;32768)" table:style-name="ce1">
            <text:p>28414</text:p>
          </table:table-cell>
          <table:table-cell office:value-type="float" office:value="32252" table:formula="of:=MIN([.$C72]*(COLUMN()-18)+12288*2;32768)" table:style-name="ce1">
            <text:p>32252</text:p>
          </table:table-cell>
          <table:table-cell office:value-type="float" office:value="32768" table:formula="of:=MIN([.$C7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12288)" table:style-name="ce1">
            <text:p>0</text:p>
          </table:table-cell>
          <table:table-cell office:value-type="float" office:value="3797" table:formula="of:=MIN([.$C73]*(COLUMN()-6);12288)" table:style-name="ce1">
            <text:p>3797</text:p>
          </table:table-cell>
          <table:table-cell office:value-type="float" office:value="7594" table:formula="of:=MIN([.$C73]*(COLUMN()-6);12288)" table:style-name="ce1">
            <text:p>7594</text:p>
          </table:table-cell>
          <table:table-cell office:value-type="float" office:value="11391" table:formula="of:=MIN([.$C73]*(COLUMN()-6);12288)" table:style-name="ce1">
            <text:p>11391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12)+12288;12288*2)" table:style-name="ce1">
            <text:p>12288</text:p>
          </table:table-cell>
          <table:table-cell office:value-type="float" office:value="16085" table:formula="of:=MIN([.$C73]*(COLUMN()-12)+12288;12288*2)" table:style-name="ce1">
            <text:p>16085</text:p>
          </table:table-cell>
          <table:table-cell office:value-type="float" office:value="19882" table:formula="of:=MIN([.$C73]*(COLUMN()-12)+12288;12288*2)" table:style-name="ce1">
            <text:p>19882</text:p>
          </table:table-cell>
          <table:table-cell office:value-type="float" office:value="23679" table:formula="of:=MIN([.$C73]*(COLUMN()-12)+12288;12288*2)" table:style-name="ce1">
            <text:p>23679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8)+12288*2;32768)" table:style-name="ce1">
            <text:p>24576</text:p>
          </table:table-cell>
          <table:table-cell office:value-type="float" office:value="28373" table:formula="of:=MIN([.$C73]*(COLUMN()-18)+12288*2;32768)" table:style-name="ce1">
            <text:p>28373</text:p>
          </table:table-cell>
          <table:table-cell office:value-type="float" office:value="32170" table:formula="of:=MIN([.$C73]*(COLUMN()-18)+12288*2;32768)" table:style-name="ce1">
            <text:p>32170</text:p>
          </table:table-cell>
          <table:table-cell office:value-type="float" office:value="32768" table:formula="of:=MIN([.$C7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12288)" table:style-name="ce1">
            <text:p>0</text:p>
          </table:table-cell>
          <table:table-cell office:value-type="float" office:value="3756" table:formula="of:=MIN([.$C74]*(COLUMN()-6);12288)" table:style-name="ce1">
            <text:p>3756</text:p>
          </table:table-cell>
          <table:table-cell office:value-type="float" office:value="7512" table:formula="of:=MIN([.$C74]*(COLUMN()-6);12288)" table:style-name="ce1">
            <text:p>7512</text:p>
          </table:table-cell>
          <table:table-cell office:value-type="float" office:value="11268" table:formula="of:=MIN([.$C74]*(COLUMN()-6);12288)" table:style-name="ce1">
            <text:p>1126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12)+12288;12288*2)" table:style-name="ce1">
            <text:p>12288</text:p>
          </table:table-cell>
          <table:table-cell office:value-type="float" office:value="16044" table:formula="of:=MIN([.$C74]*(COLUMN()-12)+12288;12288*2)" table:style-name="ce1">
            <text:p>16044</text:p>
          </table:table-cell>
          <table:table-cell office:value-type="float" office:value="19800" table:formula="of:=MIN([.$C74]*(COLUMN()-12)+12288;12288*2)" table:style-name="ce1">
            <text:p>19800</text:p>
          </table:table-cell>
          <table:table-cell office:value-type="float" office:value="23556" table:formula="of:=MIN([.$C74]*(COLUMN()-12)+12288;12288*2)" table:style-name="ce1">
            <text:p>2355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8)+12288*2;32768)" table:style-name="ce1">
            <text:p>24576</text:p>
          </table:table-cell>
          <table:table-cell office:value-type="float" office:value="28332" table:formula="of:=MIN([.$C74]*(COLUMN()-18)+12288*2;32768)" table:style-name="ce1">
            <text:p>28332</text:p>
          </table:table-cell>
          <table:table-cell office:value-type="float" office:value="32088" table:formula="of:=MIN([.$C74]*(COLUMN()-18)+12288*2;32768)" table:style-name="ce1">
            <text:p>32088</text:p>
          </table:table-cell>
          <table:table-cell office:value-type="float" office:value="32768" table:formula="of:=MIN([.$C7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12288)" table:style-name="ce1">
            <text:p>0</text:p>
          </table:table-cell>
          <table:table-cell office:value-type="float" office:value="3716" table:formula="of:=MIN([.$C75]*(COLUMN()-6);12288)" table:style-name="ce1">
            <text:p>3716</text:p>
          </table:table-cell>
          <table:table-cell office:value-type="float" office:value="7432" table:formula="of:=MIN([.$C75]*(COLUMN()-6);12288)" table:style-name="ce1">
            <text:p>7432</text:p>
          </table:table-cell>
          <table:table-cell office:value-type="float" office:value="11148" table:formula="of:=MIN([.$C75]*(COLUMN()-6);12288)" table:style-name="ce1">
            <text:p>1114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12)+12288;12288*2)" table:style-name="ce1">
            <text:p>12288</text:p>
          </table:table-cell>
          <table:table-cell office:value-type="float" office:value="16004" table:formula="of:=MIN([.$C75]*(COLUMN()-12)+12288;12288*2)" table:style-name="ce1">
            <text:p>16004</text:p>
          </table:table-cell>
          <table:table-cell office:value-type="float" office:value="19720" table:formula="of:=MIN([.$C75]*(COLUMN()-12)+12288;12288*2)" table:style-name="ce1">
            <text:p>19720</text:p>
          </table:table-cell>
          <table:table-cell office:value-type="float" office:value="23436" table:formula="of:=MIN([.$C75]*(COLUMN()-12)+12288;12288*2)" table:style-name="ce1">
            <text:p>2343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8)+12288*2;32768)" table:style-name="ce1">
            <text:p>24576</text:p>
          </table:table-cell>
          <table:table-cell office:value-type="float" office:value="28292" table:formula="of:=MIN([.$C75]*(COLUMN()-18)+12288*2;32768)" table:style-name="ce1">
            <text:p>28292</text:p>
          </table:table-cell>
          <table:table-cell office:value-type="float" office:value="32008" table:formula="of:=MIN([.$C75]*(COLUMN()-18)+12288*2;32768)" table:style-name="ce1">
            <text:p>32008</text:p>
          </table:table-cell>
          <table:table-cell office:value-type="float" office:value="32768" table:formula="of:=MIN([.$C7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12288)" table:style-name="ce1">
            <text:p>0</text:p>
          </table:table-cell>
          <table:table-cell office:value-type="float" office:value="3676" table:formula="of:=MIN([.$C76]*(COLUMN()-6);12288)" table:style-name="ce1">
            <text:p>3676</text:p>
          </table:table-cell>
          <table:table-cell office:value-type="float" office:value="7352" table:formula="of:=MIN([.$C76]*(COLUMN()-6);12288)" table:style-name="ce1">
            <text:p>7352</text:p>
          </table:table-cell>
          <table:table-cell office:value-type="float" office:value="11028" table:formula="of:=MIN([.$C76]*(COLUMN()-6);12288)" table:style-name="ce1">
            <text:p>1102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12)+12288;12288*2)" table:style-name="ce1">
            <text:p>12288</text:p>
          </table:table-cell>
          <table:table-cell office:value-type="float" office:value="15964" table:formula="of:=MIN([.$C76]*(COLUMN()-12)+12288;12288*2)" table:style-name="ce1">
            <text:p>15964</text:p>
          </table:table-cell>
          <table:table-cell office:value-type="float" office:value="19640" table:formula="of:=MIN([.$C76]*(COLUMN()-12)+12288;12288*2)" table:style-name="ce1">
            <text:p>19640</text:p>
          </table:table-cell>
          <table:table-cell office:value-type="float" office:value="23316" table:formula="of:=MIN([.$C76]*(COLUMN()-12)+12288;12288*2)" table:style-name="ce1">
            <text:p>2331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8)+12288*2;32768)" table:style-name="ce1">
            <text:p>24576</text:p>
          </table:table-cell>
          <table:table-cell office:value-type="float" office:value="28252" table:formula="of:=MIN([.$C76]*(COLUMN()-18)+12288*2;32768)" table:style-name="ce1">
            <text:p>28252</text:p>
          </table:table-cell>
          <table:table-cell office:value-type="float" office:value="31928" table:formula="of:=MIN([.$C76]*(COLUMN()-18)+12288*2;32768)" table:style-name="ce1">
            <text:p>31928</text:p>
          </table:table-cell>
          <table:table-cell office:value-type="float" office:value="32768" table:formula="of:=MIN([.$C7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12288)" table:style-name="ce1">
            <text:p>0</text:p>
          </table:table-cell>
          <table:table-cell office:value-type="float" office:value="3636" table:formula="of:=MIN([.$C77]*(COLUMN()-6);12288)" table:style-name="ce1">
            <text:p>3636</text:p>
          </table:table-cell>
          <table:table-cell office:value-type="float" office:value="7272" table:formula="of:=MIN([.$C77]*(COLUMN()-6);12288)" table:style-name="ce1">
            <text:p>7272</text:p>
          </table:table-cell>
          <table:table-cell office:value-type="float" office:value="10908" table:formula="of:=MIN([.$C77]*(COLUMN()-6);12288)" table:style-name="ce1">
            <text:p>1090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12)+12288;12288*2)" table:style-name="ce1">
            <text:p>12288</text:p>
          </table:table-cell>
          <table:table-cell office:value-type="float" office:value="15924" table:formula="of:=MIN([.$C77]*(COLUMN()-12)+12288;12288*2)" table:style-name="ce1">
            <text:p>15924</text:p>
          </table:table-cell>
          <table:table-cell office:value-type="float" office:value="19560" table:formula="of:=MIN([.$C77]*(COLUMN()-12)+12288;12288*2)" table:style-name="ce1">
            <text:p>19560</text:p>
          </table:table-cell>
          <table:table-cell office:value-type="float" office:value="23196" table:formula="of:=MIN([.$C77]*(COLUMN()-12)+12288;12288*2)" table:style-name="ce1">
            <text:p>2319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8)+12288*2;32768)" table:style-name="ce1">
            <text:p>24576</text:p>
          </table:table-cell>
          <table:table-cell office:value-type="float" office:value="28212" table:formula="of:=MIN([.$C77]*(COLUMN()-18)+12288*2;32768)" table:style-name="ce1">
            <text:p>28212</text:p>
          </table:table-cell>
          <table:table-cell office:value-type="float" office:value="31848" table:formula="of:=MIN([.$C77]*(COLUMN()-18)+12288*2;32768)" table:style-name="ce1">
            <text:p>31848</text:p>
          </table:table-cell>
          <table:table-cell office:value-type="float" office:value="32768" table:formula="of:=MIN([.$C7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12288)" table:style-name="ce1">
            <text:p>0</text:p>
          </table:table-cell>
          <table:table-cell office:value-type="float" office:value="3597" table:formula="of:=MIN([.$C78]*(COLUMN()-6);12288)" table:style-name="ce1">
            <text:p>3597</text:p>
          </table:table-cell>
          <table:table-cell office:value-type="float" office:value="7194" table:formula="of:=MIN([.$C78]*(COLUMN()-6);12288)" table:style-name="ce1">
            <text:p>7194</text:p>
          </table:table-cell>
          <table:table-cell office:value-type="float" office:value="10791" table:formula="of:=MIN([.$C78]*(COLUMN()-6);12288)" table:style-name="ce1">
            <text:p>10791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12)+12288;12288*2)" table:style-name="ce1">
            <text:p>12288</text:p>
          </table:table-cell>
          <table:table-cell office:value-type="float" office:value="15885" table:formula="of:=MIN([.$C78]*(COLUMN()-12)+12288;12288*2)" table:style-name="ce1">
            <text:p>15885</text:p>
          </table:table-cell>
          <table:table-cell office:value-type="float" office:value="19482" table:formula="of:=MIN([.$C78]*(COLUMN()-12)+12288;12288*2)" table:style-name="ce1">
            <text:p>19482</text:p>
          </table:table-cell>
          <table:table-cell office:value-type="float" office:value="23079" table:formula="of:=MIN([.$C78]*(COLUMN()-12)+12288;12288*2)" table:style-name="ce1">
            <text:p>23079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8)+12288*2;32768)" table:style-name="ce1">
            <text:p>24576</text:p>
          </table:table-cell>
          <table:table-cell office:value-type="float" office:value="28173" table:formula="of:=MIN([.$C78]*(COLUMN()-18)+12288*2;32768)" table:style-name="ce1">
            <text:p>28173</text:p>
          </table:table-cell>
          <table:table-cell office:value-type="float" office:value="31770" table:formula="of:=MIN([.$C78]*(COLUMN()-18)+12288*2;32768)" table:style-name="ce1">
            <text:p>31770</text:p>
          </table:table-cell>
          <table:table-cell office:value-type="float" office:value="32768" table:formula="of:=MIN([.$C7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12288)" table:style-name="ce1">
            <text:p>0</text:p>
          </table:table-cell>
          <table:table-cell office:value-type="float" office:value="3558" table:formula="of:=MIN([.$C79]*(COLUMN()-6);12288)" table:style-name="ce1">
            <text:p>3558</text:p>
          </table:table-cell>
          <table:table-cell office:value-type="float" office:value="7116" table:formula="of:=MIN([.$C79]*(COLUMN()-6);12288)" table:style-name="ce1">
            <text:p>7116</text:p>
          </table:table-cell>
          <table:table-cell office:value-type="float" office:value="10674" table:formula="of:=MIN([.$C79]*(COLUMN()-6);12288)" table:style-name="ce1">
            <text:p>10674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12)+12288;12288*2)" table:style-name="ce1">
            <text:p>12288</text:p>
          </table:table-cell>
          <table:table-cell office:value-type="float" office:value="15846" table:formula="of:=MIN([.$C79]*(COLUMN()-12)+12288;12288*2)" table:style-name="ce1">
            <text:p>15846</text:p>
          </table:table-cell>
          <table:table-cell office:value-type="float" office:value="19404" table:formula="of:=MIN([.$C79]*(COLUMN()-12)+12288;12288*2)" table:style-name="ce1">
            <text:p>19404</text:p>
          </table:table-cell>
          <table:table-cell office:value-type="float" office:value="22962" table:formula="of:=MIN([.$C79]*(COLUMN()-12)+12288;12288*2)" table:style-name="ce1">
            <text:p>22962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8)+12288*2;32768)" table:style-name="ce1">
            <text:p>24576</text:p>
          </table:table-cell>
          <table:table-cell office:value-type="float" office:value="28134" table:formula="of:=MIN([.$C79]*(COLUMN()-18)+12288*2;32768)" table:style-name="ce1">
            <text:p>28134</text:p>
          </table:table-cell>
          <table:table-cell office:value-type="float" office:value="31692" table:formula="of:=MIN([.$C79]*(COLUMN()-18)+12288*2;32768)" table:style-name="ce1">
            <text:p>31692</text:p>
          </table:table-cell>
          <table:table-cell office:value-type="float" office:value="32768" table:formula="of:=MIN([.$C7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12288)" table:style-name="ce1">
            <text:p>0</text:p>
          </table:table-cell>
          <table:table-cell office:value-type="float" office:value="3520" table:formula="of:=MIN([.$C80]*(COLUMN()-6);12288)" table:style-name="ce1">
            <text:p>3520</text:p>
          </table:table-cell>
          <table:table-cell office:value-type="float" office:value="7040" table:formula="of:=MIN([.$C80]*(COLUMN()-6);12288)" table:style-name="ce1">
            <text:p>7040</text:p>
          </table:table-cell>
          <table:table-cell office:value-type="float" office:value="10560" table:formula="of:=MIN([.$C80]*(COLUMN()-6);12288)" table:style-name="ce1">
            <text:p>10560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12)+12288;12288*2)" table:style-name="ce1">
            <text:p>12288</text:p>
          </table:table-cell>
          <table:table-cell office:value-type="float" office:value="15808" table:formula="of:=MIN([.$C80]*(COLUMN()-12)+12288;12288*2)" table:style-name="ce1">
            <text:p>15808</text:p>
          </table:table-cell>
          <table:table-cell office:value-type="float" office:value="19328" table:formula="of:=MIN([.$C80]*(COLUMN()-12)+12288;12288*2)" table:style-name="ce1">
            <text:p>19328</text:p>
          </table:table-cell>
          <table:table-cell office:value-type="float" office:value="22848" table:formula="of:=MIN([.$C80]*(COLUMN()-12)+12288;12288*2)" table:style-name="ce1">
            <text:p>22848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8)+12288*2;32768)" table:style-name="ce1">
            <text:p>24576</text:p>
          </table:table-cell>
          <table:table-cell office:value-type="float" office:value="28096" table:formula="of:=MIN([.$C80]*(COLUMN()-18)+12288*2;32768)" table:style-name="ce1">
            <text:p>28096</text:p>
          </table:table-cell>
          <table:table-cell office:value-type="float" office:value="31616" table:formula="of:=MIN([.$C80]*(COLUMN()-18)+12288*2;32768)" table:style-name="ce1">
            <text:p>31616</text:p>
          </table:table-cell>
          <table:table-cell office:value-type="float" office:value="32768" table:formula="of:=MIN([.$C8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12288)" table:style-name="ce1">
            <text:p>0</text:p>
          </table:table-cell>
          <table:table-cell office:value-type="float" office:value="3482" table:formula="of:=MIN([.$C81]*(COLUMN()-6);12288)" table:style-name="ce1">
            <text:p>3482</text:p>
          </table:table-cell>
          <table:table-cell office:value-type="float" office:value="6964" table:formula="of:=MIN([.$C81]*(COLUMN()-6);12288)" table:style-name="ce1">
            <text:p>6964</text:p>
          </table:table-cell>
          <table:table-cell office:value-type="float" office:value="10446" table:formula="of:=MIN([.$C81]*(COLUMN()-6);12288)" table:style-name="ce1">
            <text:p>10446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12)+12288;12288*2)" table:style-name="ce1">
            <text:p>12288</text:p>
          </table:table-cell>
          <table:table-cell office:value-type="float" office:value="15770" table:formula="of:=MIN([.$C81]*(COLUMN()-12)+12288;12288*2)" table:style-name="ce1">
            <text:p>15770</text:p>
          </table:table-cell>
          <table:table-cell office:value-type="float" office:value="19252" table:formula="of:=MIN([.$C81]*(COLUMN()-12)+12288;12288*2)" table:style-name="ce1">
            <text:p>19252</text:p>
          </table:table-cell>
          <table:table-cell office:value-type="float" office:value="22734" table:formula="of:=MIN([.$C81]*(COLUMN()-12)+12288;12288*2)" table:style-name="ce1">
            <text:p>22734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8)+12288*2;32768)" table:style-name="ce1">
            <text:p>24576</text:p>
          </table:table-cell>
          <table:table-cell office:value-type="float" office:value="28058" table:formula="of:=MIN([.$C81]*(COLUMN()-18)+12288*2;32768)" table:style-name="ce1">
            <text:p>28058</text:p>
          </table:table-cell>
          <table:table-cell office:value-type="float" office:value="31540" table:formula="of:=MIN([.$C81]*(COLUMN()-18)+12288*2;32768)" table:style-name="ce1">
            <text:p>31540</text:p>
          </table:table-cell>
          <table:table-cell office:value-type="float" office:value="32768" table:formula="of:=MIN([.$C8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12288)" table:style-name="ce1">
            <text:p>0</text:p>
          </table:table-cell>
          <table:table-cell office:value-type="float" office:value="3444" table:formula="of:=MIN([.$C82]*(COLUMN()-6);12288)" table:style-name="ce1">
            <text:p>3444</text:p>
          </table:table-cell>
          <table:table-cell office:value-type="float" office:value="6888" table:formula="of:=MIN([.$C82]*(COLUMN()-6);12288)" table:style-name="ce1">
            <text:p>6888</text:p>
          </table:table-cell>
          <table:table-cell office:value-type="float" office:value="10332" table:formula="of:=MIN([.$C82]*(COLUMN()-6);12288)" table:style-name="ce1">
            <text:p>10332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12)+12288;12288*2)" table:style-name="ce1">
            <text:p>12288</text:p>
          </table:table-cell>
          <table:table-cell office:value-type="float" office:value="15732" table:formula="of:=MIN([.$C82]*(COLUMN()-12)+12288;12288*2)" table:style-name="ce1">
            <text:p>15732</text:p>
          </table:table-cell>
          <table:table-cell office:value-type="float" office:value="19176" table:formula="of:=MIN([.$C82]*(COLUMN()-12)+12288;12288*2)" table:style-name="ce1">
            <text:p>19176</text:p>
          </table:table-cell>
          <table:table-cell office:value-type="float" office:value="22620" table:formula="of:=MIN([.$C82]*(COLUMN()-12)+12288;12288*2)" table:style-name="ce1">
            <text:p>22620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8)+12288*2;32768)" table:style-name="ce1">
            <text:p>24576</text:p>
          </table:table-cell>
          <table:table-cell office:value-type="float" office:value="28020" table:formula="of:=MIN([.$C82]*(COLUMN()-18)+12288*2;32768)" table:style-name="ce1">
            <text:p>28020</text:p>
          </table:table-cell>
          <table:table-cell office:value-type="float" office:value="31464" table:formula="of:=MIN([.$C82]*(COLUMN()-18)+12288*2;32768)" table:style-name="ce1">
            <text:p>31464</text:p>
          </table:table-cell>
          <table:table-cell office:value-type="float" office:value="32768" table:formula="of:=MIN([.$C8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12288)" table:style-name="ce1">
            <text:p>0</text:p>
          </table:table-cell>
          <table:table-cell office:value-type="float" office:value="3407" table:formula="of:=MIN([.$C83]*(COLUMN()-6);12288)" table:style-name="ce1">
            <text:p>3407</text:p>
          </table:table-cell>
          <table:table-cell office:value-type="float" office:value="6814" table:formula="of:=MIN([.$C83]*(COLUMN()-6);12288)" table:style-name="ce1">
            <text:p>6814</text:p>
          </table:table-cell>
          <table:table-cell office:value-type="float" office:value="10221" table:formula="of:=MIN([.$C83]*(COLUMN()-6);12288)" table:style-name="ce1">
            <text:p>10221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12)+12288;12288*2)" table:style-name="ce1">
            <text:p>12288</text:p>
          </table:table-cell>
          <table:table-cell office:value-type="float" office:value="15695" table:formula="of:=MIN([.$C83]*(COLUMN()-12)+12288;12288*2)" table:style-name="ce1">
            <text:p>15695</text:p>
          </table:table-cell>
          <table:table-cell office:value-type="float" office:value="19102" table:formula="of:=MIN([.$C83]*(COLUMN()-12)+12288;12288*2)" table:style-name="ce1">
            <text:p>19102</text:p>
          </table:table-cell>
          <table:table-cell office:value-type="float" office:value="22509" table:formula="of:=MIN([.$C83]*(COLUMN()-12)+12288;12288*2)" table:style-name="ce1">
            <text:p>22509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8)+12288*2;32768)" table:style-name="ce1">
            <text:p>24576</text:p>
          </table:table-cell>
          <table:table-cell office:value-type="float" office:value="27983" table:formula="of:=MIN([.$C83]*(COLUMN()-18)+12288*2;32768)" table:style-name="ce1">
            <text:p>27983</text:p>
          </table:table-cell>
          <table:table-cell office:value-type="float" office:value="31390" table:formula="of:=MIN([.$C83]*(COLUMN()-18)+12288*2;32768)" table:style-name="ce1">
            <text:p>31390</text:p>
          </table:table-cell>
          <table:table-cell office:value-type="float" office:value="32768" table:formula="of:=MIN([.$C8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12288)" table:style-name="ce1">
            <text:p>0</text:p>
          </table:table-cell>
          <table:table-cell office:value-type="float" office:value="3371" table:formula="of:=MIN([.$C84]*(COLUMN()-6);12288)" table:style-name="ce1">
            <text:p>3371</text:p>
          </table:table-cell>
          <table:table-cell office:value-type="float" office:value="6742" table:formula="of:=MIN([.$C84]*(COLUMN()-6);12288)" table:style-name="ce1">
            <text:p>6742</text:p>
          </table:table-cell>
          <table:table-cell office:value-type="float" office:value="10113" table:formula="of:=MIN([.$C84]*(COLUMN()-6);12288)" table:style-name="ce1">
            <text:p>10113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12)+12288;12288*2)" table:style-name="ce1">
            <text:p>12288</text:p>
          </table:table-cell>
          <table:table-cell office:value-type="float" office:value="15659" table:formula="of:=MIN([.$C84]*(COLUMN()-12)+12288;12288*2)" table:style-name="ce1">
            <text:p>15659</text:p>
          </table:table-cell>
          <table:table-cell office:value-type="float" office:value="19030" table:formula="of:=MIN([.$C84]*(COLUMN()-12)+12288;12288*2)" table:style-name="ce1">
            <text:p>19030</text:p>
          </table:table-cell>
          <table:table-cell office:value-type="float" office:value="22401" table:formula="of:=MIN([.$C84]*(COLUMN()-12)+12288;12288*2)" table:style-name="ce1">
            <text:p>22401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8)+12288*2;32768)" table:style-name="ce1">
            <text:p>24576</text:p>
          </table:table-cell>
          <table:table-cell office:value-type="float" office:value="27947" table:formula="of:=MIN([.$C84]*(COLUMN()-18)+12288*2;32768)" table:style-name="ce1">
            <text:p>27947</text:p>
          </table:table-cell>
          <table:table-cell office:value-type="float" office:value="31318" table:formula="of:=MIN([.$C84]*(COLUMN()-18)+12288*2;32768)" table:style-name="ce1">
            <text:p>31318</text:p>
          </table:table-cell>
          <table:table-cell office:value-type="float" office:value="32768" table:formula="of:=MIN([.$C8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12288)" table:style-name="ce1">
            <text:p>0</text:p>
          </table:table-cell>
          <table:table-cell office:value-type="float" office:value="3334" table:formula="of:=MIN([.$C85]*(COLUMN()-6);12288)" table:style-name="ce1">
            <text:p>3334</text:p>
          </table:table-cell>
          <table:table-cell office:value-type="float" office:value="6668" table:formula="of:=MIN([.$C85]*(COLUMN()-6);12288)" table:style-name="ce1">
            <text:p>6668</text:p>
          </table:table-cell>
          <table:table-cell office:value-type="float" office:value="10002" table:formula="of:=MIN([.$C85]*(COLUMN()-6);12288)" table:style-name="ce1">
            <text:p>10002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12)+12288;12288*2)" table:style-name="ce1">
            <text:p>12288</text:p>
          </table:table-cell>
          <table:table-cell office:value-type="float" office:value="15622" table:formula="of:=MIN([.$C85]*(COLUMN()-12)+12288;12288*2)" table:style-name="ce1">
            <text:p>15622</text:p>
          </table:table-cell>
          <table:table-cell office:value-type="float" office:value="18956" table:formula="of:=MIN([.$C85]*(COLUMN()-12)+12288;12288*2)" table:style-name="ce1">
            <text:p>18956</text:p>
          </table:table-cell>
          <table:table-cell office:value-type="float" office:value="22290" table:formula="of:=MIN([.$C85]*(COLUMN()-12)+12288;12288*2)" table:style-name="ce1">
            <text:p>22290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8)+12288*2;32768)" table:style-name="ce1">
            <text:p>24576</text:p>
          </table:table-cell>
          <table:table-cell office:value-type="float" office:value="27910" table:formula="of:=MIN([.$C85]*(COLUMN()-18)+12288*2;32768)" table:style-name="ce1">
            <text:p>27910</text:p>
          </table:table-cell>
          <table:table-cell office:value-type="float" office:value="31244" table:formula="of:=MIN([.$C85]*(COLUMN()-18)+12288*2;32768)" table:style-name="ce1">
            <text:p>31244</text:p>
          </table:table-cell>
          <table:table-cell office:value-type="float" office:value="32768" table:formula="of:=MIN([.$C8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12288)" table:style-name="ce1">
            <text:p>0</text:p>
          </table:table-cell>
          <table:table-cell office:value-type="float" office:value="3298" table:formula="of:=MIN([.$C86]*(COLUMN()-6);12288)" table:style-name="ce1">
            <text:p>3298</text:p>
          </table:table-cell>
          <table:table-cell office:value-type="float" office:value="6596" table:formula="of:=MIN([.$C86]*(COLUMN()-6);12288)" table:style-name="ce1">
            <text:p>6596</text:p>
          </table:table-cell>
          <table:table-cell office:value-type="float" office:value="9894" table:formula="of:=MIN([.$C86]*(COLUMN()-6);12288)" table:style-name="ce1">
            <text:p>9894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12)+12288;12288*2)" table:style-name="ce1">
            <text:p>12288</text:p>
          </table:table-cell>
          <table:table-cell office:value-type="float" office:value="15586" table:formula="of:=MIN([.$C86]*(COLUMN()-12)+12288;12288*2)" table:style-name="ce1">
            <text:p>15586</text:p>
          </table:table-cell>
          <table:table-cell office:value-type="float" office:value="18884" table:formula="of:=MIN([.$C86]*(COLUMN()-12)+12288;12288*2)" table:style-name="ce1">
            <text:p>18884</text:p>
          </table:table-cell>
          <table:table-cell office:value-type="float" office:value="22182" table:formula="of:=MIN([.$C86]*(COLUMN()-12)+12288;12288*2)" table:style-name="ce1">
            <text:p>22182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8)+12288*2;32768)" table:style-name="ce1">
            <text:p>24576</text:p>
          </table:table-cell>
          <table:table-cell office:value-type="float" office:value="27874" table:formula="of:=MIN([.$C86]*(COLUMN()-18)+12288*2;32768)" table:style-name="ce1">
            <text:p>27874</text:p>
          </table:table-cell>
          <table:table-cell office:value-type="float" office:value="31172" table:formula="of:=MIN([.$C86]*(COLUMN()-18)+12288*2;32768)" table:style-name="ce1">
            <text:p>31172</text:p>
          </table:table-cell>
          <table:table-cell office:value-type="float" office:value="32768" table:formula="of:=MIN([.$C8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12288)" table:style-name="ce1">
            <text:p>0</text:p>
          </table:table-cell>
          <table:table-cell office:value-type="float" office:value="3263" table:formula="of:=MIN([.$C87]*(COLUMN()-6);12288)" table:style-name="ce1">
            <text:p>3263</text:p>
          </table:table-cell>
          <table:table-cell office:value-type="float" office:value="6526" table:formula="of:=MIN([.$C87]*(COLUMN()-6);12288)" table:style-name="ce1">
            <text:p>6526</text:p>
          </table:table-cell>
          <table:table-cell office:value-type="float" office:value="9789" table:formula="of:=MIN([.$C87]*(COLUMN()-6);12288)" table:style-name="ce1">
            <text:p>9789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12)+12288;12288*2)" table:style-name="ce1">
            <text:p>12288</text:p>
          </table:table-cell>
          <table:table-cell office:value-type="float" office:value="15551" table:formula="of:=MIN([.$C87]*(COLUMN()-12)+12288;12288*2)" table:style-name="ce1">
            <text:p>15551</text:p>
          </table:table-cell>
          <table:table-cell office:value-type="float" office:value="18814" table:formula="of:=MIN([.$C87]*(COLUMN()-12)+12288;12288*2)" table:style-name="ce1">
            <text:p>18814</text:p>
          </table:table-cell>
          <table:table-cell office:value-type="float" office:value="22077" table:formula="of:=MIN([.$C87]*(COLUMN()-12)+12288;12288*2)" table:style-name="ce1">
            <text:p>22077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8)+12288*2;32768)" table:style-name="ce1">
            <text:p>24576</text:p>
          </table:table-cell>
          <table:table-cell office:value-type="float" office:value="27839" table:formula="of:=MIN([.$C87]*(COLUMN()-18)+12288*2;32768)" table:style-name="ce1">
            <text:p>27839</text:p>
          </table:table-cell>
          <table:table-cell office:value-type="float" office:value="31102" table:formula="of:=MIN([.$C87]*(COLUMN()-18)+12288*2;32768)" table:style-name="ce1">
            <text:p>31102</text:p>
          </table:table-cell>
          <table:table-cell office:value-type="float" office:value="32768" table:formula="of:=MIN([.$C8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12288)" table:style-name="ce1">
            <text:p>0</text:p>
          </table:table-cell>
          <table:table-cell office:value-type="float" office:value="3228" table:formula="of:=MIN([.$C88]*(COLUMN()-6);12288)" table:style-name="ce1">
            <text:p>3228</text:p>
          </table:table-cell>
          <table:table-cell office:value-type="float" office:value="6456" table:formula="of:=MIN([.$C88]*(COLUMN()-6);12288)" table:style-name="ce1">
            <text:p>6456</text:p>
          </table:table-cell>
          <table:table-cell office:value-type="float" office:value="9684" table:formula="of:=MIN([.$C88]*(COLUMN()-6);12288)" table:style-name="ce1">
            <text:p>9684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12)+12288;12288*2)" table:style-name="ce1">
            <text:p>12288</text:p>
          </table:table-cell>
          <table:table-cell office:value-type="float" office:value="15516" table:formula="of:=MIN([.$C88]*(COLUMN()-12)+12288;12288*2)" table:style-name="ce1">
            <text:p>15516</text:p>
          </table:table-cell>
          <table:table-cell office:value-type="float" office:value="18744" table:formula="of:=MIN([.$C88]*(COLUMN()-12)+12288;12288*2)" table:style-name="ce1">
            <text:p>18744</text:p>
          </table:table-cell>
          <table:table-cell office:value-type="float" office:value="21972" table:formula="of:=MIN([.$C88]*(COLUMN()-12)+12288;12288*2)" table:style-name="ce1">
            <text:p>21972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8)+12288*2;32768)" table:style-name="ce1">
            <text:p>24576</text:p>
          </table:table-cell>
          <table:table-cell office:value-type="float" office:value="27804" table:formula="of:=MIN([.$C88]*(COLUMN()-18)+12288*2;32768)" table:style-name="ce1">
            <text:p>27804</text:p>
          </table:table-cell>
          <table:table-cell office:value-type="float" office:value="31032" table:formula="of:=MIN([.$C88]*(COLUMN()-18)+12288*2;32768)" table:style-name="ce1">
            <text:p>31032</text:p>
          </table:table-cell>
          <table:table-cell office:value-type="float" office:value="32768" table:formula="of:=MIN([.$C8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12288)" table:style-name="ce1">
            <text:p>0</text:p>
          </table:table-cell>
          <table:table-cell office:value-type="float" office:value="3193" table:formula="of:=MIN([.$C89]*(COLUMN()-6);12288)" table:style-name="ce1">
            <text:p>3193</text:p>
          </table:table-cell>
          <table:table-cell office:value-type="float" office:value="6386" table:formula="of:=MIN([.$C89]*(COLUMN()-6);12288)" table:style-name="ce1">
            <text:p>6386</text:p>
          </table:table-cell>
          <table:table-cell office:value-type="float" office:value="9579" table:formula="of:=MIN([.$C89]*(COLUMN()-6);12288)" table:style-name="ce1">
            <text:p>9579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12)+12288;12288*2)" table:style-name="ce1">
            <text:p>12288</text:p>
          </table:table-cell>
          <table:table-cell office:value-type="float" office:value="15481" table:formula="of:=MIN([.$C89]*(COLUMN()-12)+12288;12288*2)" table:style-name="ce1">
            <text:p>15481</text:p>
          </table:table-cell>
          <table:table-cell office:value-type="float" office:value="18674" table:formula="of:=MIN([.$C89]*(COLUMN()-12)+12288;12288*2)" table:style-name="ce1">
            <text:p>18674</text:p>
          </table:table-cell>
          <table:table-cell office:value-type="float" office:value="21867" table:formula="of:=MIN([.$C89]*(COLUMN()-12)+12288;12288*2)" table:style-name="ce1">
            <text:p>21867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8)+12288*2;32768)" table:style-name="ce1">
            <text:p>24576</text:p>
          </table:table-cell>
          <table:table-cell office:value-type="float" office:value="27769" table:formula="of:=MIN([.$C89]*(COLUMN()-18)+12288*2;32768)" table:style-name="ce1">
            <text:p>27769</text:p>
          </table:table-cell>
          <table:table-cell office:value-type="float" office:value="30962" table:formula="of:=MIN([.$C89]*(COLUMN()-18)+12288*2;32768)" table:style-name="ce1">
            <text:p>30962</text:p>
          </table:table-cell>
          <table:table-cell office:value-type="float" office:value="32768" table:formula="of:=MIN([.$C8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12288)" table:style-name="ce1">
            <text:p>0</text:p>
          </table:table-cell>
          <table:table-cell office:value-type="float" office:value="3158" table:formula="of:=MIN([.$C90]*(COLUMN()-6);12288)" table:style-name="ce1">
            <text:p>3158</text:p>
          </table:table-cell>
          <table:table-cell office:value-type="float" office:value="6316" table:formula="of:=MIN([.$C90]*(COLUMN()-6);12288)" table:style-name="ce1">
            <text:p>6316</text:p>
          </table:table-cell>
          <table:table-cell office:value-type="float" office:value="9474" table:formula="of:=MIN([.$C90]*(COLUMN()-6);12288)" table:style-name="ce1">
            <text:p>9474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12)+12288;12288*2)" table:style-name="ce1">
            <text:p>12288</text:p>
          </table:table-cell>
          <table:table-cell office:value-type="float" office:value="15446" table:formula="of:=MIN([.$C90]*(COLUMN()-12)+12288;12288*2)" table:style-name="ce1">
            <text:p>15446</text:p>
          </table:table-cell>
          <table:table-cell office:value-type="float" office:value="18604" table:formula="of:=MIN([.$C90]*(COLUMN()-12)+12288;12288*2)" table:style-name="ce1">
            <text:p>18604</text:p>
          </table:table-cell>
          <table:table-cell office:value-type="float" office:value="21762" table:formula="of:=MIN([.$C90]*(COLUMN()-12)+12288;12288*2)" table:style-name="ce1">
            <text:p>21762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8)+12288*2;32768)" table:style-name="ce1">
            <text:p>24576</text:p>
          </table:table-cell>
          <table:table-cell office:value-type="float" office:value="27734" table:formula="of:=MIN([.$C90]*(COLUMN()-18)+12288*2;32768)" table:style-name="ce1">
            <text:p>27734</text:p>
          </table:table-cell>
          <table:table-cell office:value-type="float" office:value="30892" table:formula="of:=MIN([.$C90]*(COLUMN()-18)+12288*2;32768)" table:style-name="ce1">
            <text:p>30892</text:p>
          </table:table-cell>
          <table:table-cell office:value-type="float" office:value="32768" table:formula="of:=MIN([.$C9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12288)" table:style-name="ce1">
            <text:p>0</text:p>
          </table:table-cell>
          <table:table-cell office:value-type="float" office:value="3124" table:formula="of:=MIN([.$C91]*(COLUMN()-6);12288)" table:style-name="ce1">
            <text:p>3124</text:p>
          </table:table-cell>
          <table:table-cell office:value-type="float" office:value="6248" table:formula="of:=MIN([.$C91]*(COLUMN()-6);12288)" table:style-name="ce1">
            <text:p>6248</text:p>
          </table:table-cell>
          <table:table-cell office:value-type="float" office:value="9372" table:formula="of:=MIN([.$C91]*(COLUMN()-6);12288)" table:style-name="ce1">
            <text:p>9372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12)+12288;12288*2)" table:style-name="ce1">
            <text:p>12288</text:p>
          </table:table-cell>
          <table:table-cell office:value-type="float" office:value="15412" table:formula="of:=MIN([.$C91]*(COLUMN()-12)+12288;12288*2)" table:style-name="ce1">
            <text:p>15412</text:p>
          </table:table-cell>
          <table:table-cell office:value-type="float" office:value="18536" table:formula="of:=MIN([.$C91]*(COLUMN()-12)+12288;12288*2)" table:style-name="ce1">
            <text:p>18536</text:p>
          </table:table-cell>
          <table:table-cell office:value-type="float" office:value="21660" table:formula="of:=MIN([.$C91]*(COLUMN()-12)+12288;12288*2)" table:style-name="ce1">
            <text:p>21660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8)+12288*2;32768)" table:style-name="ce1">
            <text:p>24576</text:p>
          </table:table-cell>
          <table:table-cell office:value-type="float" office:value="27700" table:formula="of:=MIN([.$C91]*(COLUMN()-18)+12288*2;32768)" table:style-name="ce1">
            <text:p>27700</text:p>
          </table:table-cell>
          <table:table-cell office:value-type="float" office:value="30824" table:formula="of:=MIN([.$C91]*(COLUMN()-18)+12288*2;32768)" table:style-name="ce1">
            <text:p>30824</text:p>
          </table:table-cell>
          <table:table-cell office:value-type="float" office:value="32768" table:formula="of:=MIN([.$C9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12288)" table:style-name="ce1">
            <text:p>0</text:p>
          </table:table-cell>
          <table:table-cell office:value-type="float" office:value="3091" table:formula="of:=MIN([.$C92]*(COLUMN()-6);12288)" table:style-name="ce1">
            <text:p>3091</text:p>
          </table:table-cell>
          <table:table-cell office:value-type="float" office:value="6182" table:formula="of:=MIN([.$C92]*(COLUMN()-6);12288)" table:style-name="ce1">
            <text:p>6182</text:p>
          </table:table-cell>
          <table:table-cell office:value-type="float" office:value="9273" table:formula="of:=MIN([.$C92]*(COLUMN()-6);12288)" table:style-name="ce1">
            <text:p>9273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12)+12288;12288*2)" table:style-name="ce1">
            <text:p>12288</text:p>
          </table:table-cell>
          <table:table-cell office:value-type="float" office:value="15379" table:formula="of:=MIN([.$C92]*(COLUMN()-12)+12288;12288*2)" table:style-name="ce1">
            <text:p>15379</text:p>
          </table:table-cell>
          <table:table-cell office:value-type="float" office:value="18470" table:formula="of:=MIN([.$C92]*(COLUMN()-12)+12288;12288*2)" table:style-name="ce1">
            <text:p>18470</text:p>
          </table:table-cell>
          <table:table-cell office:value-type="float" office:value="21561" table:formula="of:=MIN([.$C92]*(COLUMN()-12)+12288;12288*2)" table:style-name="ce1">
            <text:p>21561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8)+12288*2;32768)" table:style-name="ce1">
            <text:p>24576</text:p>
          </table:table-cell>
          <table:table-cell office:value-type="float" office:value="27667" table:formula="of:=MIN([.$C92]*(COLUMN()-18)+12288*2;32768)" table:style-name="ce1">
            <text:p>27667</text:p>
          </table:table-cell>
          <table:table-cell office:value-type="float" office:value="30758" table:formula="of:=MIN([.$C92]*(COLUMN()-18)+12288*2;32768)" table:style-name="ce1">
            <text:p>30758</text:p>
          </table:table-cell>
          <table:table-cell office:value-type="float" office:value="32768" table:formula="of:=MIN([.$C9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12288)" table:style-name="ce1">
            <text:p>0</text:p>
          </table:table-cell>
          <table:table-cell office:value-type="float" office:value="3057" table:formula="of:=MIN([.$C93]*(COLUMN()-6);12288)" table:style-name="ce1">
            <text:p>3057</text:p>
          </table:table-cell>
          <table:table-cell office:value-type="float" office:value="6114" table:formula="of:=MIN([.$C93]*(COLUMN()-6);12288)" table:style-name="ce1">
            <text:p>6114</text:p>
          </table:table-cell>
          <table:table-cell office:value-type="float" office:value="9171" table:formula="of:=MIN([.$C93]*(COLUMN()-6);12288)" table:style-name="ce1">
            <text:p>9171</text:p>
          </table:table-cell>
          <table:table-cell office:value-type="float" office:value="12228" table:formula="of:=MIN([.$C93]*(COLUMN()-6);12288)" table:style-name="ce1">
            <text:p>12228</text:p>
          </table:table-cell>
          <table:table-cell office:value-type="float" office:value="12288" table:formula="of:=MIN([.$C93]*(COLUMN()-6);12288)" table:style-name="ce1">
            <text:p>12288</text:p>
          </table:table-cell>
          <table:table-cell office:value-type="float" office:value="12288" table:formula="of:=MIN([.$C93]*(COLUMN()-12)+12288;12288*2)" table:style-name="ce1">
            <text:p>12288</text:p>
          </table:table-cell>
          <table:table-cell office:value-type="float" office:value="15345" table:formula="of:=MIN([.$C93]*(COLUMN()-12)+12288;12288*2)" table:style-name="ce1">
            <text:p>15345</text:p>
          </table:table-cell>
          <table:table-cell office:value-type="float" office:value="18402" table:formula="of:=MIN([.$C93]*(COLUMN()-12)+12288;12288*2)" table:style-name="ce1">
            <text:p>18402</text:p>
          </table:table-cell>
          <table:table-cell office:value-type="float" office:value="21459" table:formula="of:=MIN([.$C93]*(COLUMN()-12)+12288;12288*2)" table:style-name="ce1">
            <text:p>21459</text:p>
          </table:table-cell>
          <table:table-cell office:value-type="float" office:value="24516" table:formula="of:=MIN([.$C93]*(COLUMN()-12)+12288;12288*2)" table:style-name="ce1">
            <text:p>24516</text:p>
          </table:table-cell>
          <table:table-cell office:value-type="float" office:value="24576" table:formula="of:=MIN([.$C93]*(COLUMN()-12)+12288;12288*2)" table:style-name="ce1">
            <text:p>24576</text:p>
          </table:table-cell>
          <table:table-cell office:value-type="float" office:value="24576" table:formula="of:=MIN([.$C93]*(COLUMN()-18)+12288*2;32768)" table:style-name="ce1">
            <text:p>24576</text:p>
          </table:table-cell>
          <table:table-cell office:value-type="float" office:value="27633" table:formula="of:=MIN([.$C93]*(COLUMN()-18)+12288*2;32768)" table:style-name="ce1">
            <text:p>27633</text:p>
          </table:table-cell>
          <table:table-cell office:value-type="float" office:value="30690" table:formula="of:=MIN([.$C93]*(COLUMN()-18)+12288*2;32768)" table:style-name="ce1">
            <text:p>30690</text:p>
          </table:table-cell>
          <table:table-cell office:value-type="float" office:value="32768" table:formula="of:=MIN([.$C9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12288)" table:style-name="ce1">
            <text:p>0</text:p>
          </table:table-cell>
          <table:table-cell office:value-type="float" office:value="3025" table:formula="of:=MIN([.$C94]*(COLUMN()-6);12288)" table:style-name="ce1">
            <text:p>3025</text:p>
          </table:table-cell>
          <table:table-cell office:value-type="float" office:value="6050" table:formula="of:=MIN([.$C94]*(COLUMN()-6);12288)" table:style-name="ce1">
            <text:p>6050</text:p>
          </table:table-cell>
          <table:table-cell office:value-type="float" office:value="9075" table:formula="of:=MIN([.$C94]*(COLUMN()-6);12288)" table:style-name="ce1">
            <text:p>9075</text:p>
          </table:table-cell>
          <table:table-cell office:value-type="float" office:value="12100" table:formula="of:=MIN([.$C94]*(COLUMN()-6);12288)" table:style-name="ce1">
            <text:p>12100</text:p>
          </table:table-cell>
          <table:table-cell office:value-type="float" office:value="12288" table:formula="of:=MIN([.$C94]*(COLUMN()-6);12288)" table:style-name="ce1">
            <text:p>12288</text:p>
          </table:table-cell>
          <table:table-cell office:value-type="float" office:value="12288" table:formula="of:=MIN([.$C94]*(COLUMN()-12)+12288;12288*2)" table:style-name="ce1">
            <text:p>12288</text:p>
          </table:table-cell>
          <table:table-cell office:value-type="float" office:value="15313" table:formula="of:=MIN([.$C94]*(COLUMN()-12)+12288;12288*2)" table:style-name="ce1">
            <text:p>15313</text:p>
          </table:table-cell>
          <table:table-cell office:value-type="float" office:value="18338" table:formula="of:=MIN([.$C94]*(COLUMN()-12)+12288;12288*2)" table:style-name="ce1">
            <text:p>18338</text:p>
          </table:table-cell>
          <table:table-cell office:value-type="float" office:value="21363" table:formula="of:=MIN([.$C94]*(COLUMN()-12)+12288;12288*2)" table:style-name="ce1">
            <text:p>21363</text:p>
          </table:table-cell>
          <table:table-cell office:value-type="float" office:value="24388" table:formula="of:=MIN([.$C94]*(COLUMN()-12)+12288;12288*2)" table:style-name="ce1">
            <text:p>24388</text:p>
          </table:table-cell>
          <table:table-cell office:value-type="float" office:value="24576" table:formula="of:=MIN([.$C94]*(COLUMN()-12)+12288;12288*2)" table:style-name="ce1">
            <text:p>24576</text:p>
          </table:table-cell>
          <table:table-cell office:value-type="float" office:value="24576" table:formula="of:=MIN([.$C94]*(COLUMN()-18)+12288*2;32768)" table:style-name="ce1">
            <text:p>24576</text:p>
          </table:table-cell>
          <table:table-cell office:value-type="float" office:value="27601" table:formula="of:=MIN([.$C94]*(COLUMN()-18)+12288*2;32768)" table:style-name="ce1">
            <text:p>27601</text:p>
          </table:table-cell>
          <table:table-cell office:value-type="float" office:value="30626" table:formula="of:=MIN([.$C94]*(COLUMN()-18)+12288*2;32768)" table:style-name="ce1">
            <text:p>30626</text:p>
          </table:table-cell>
          <table:table-cell office:value-type="float" office:value="32768" table:formula="of:=MIN([.$C9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12288)" table:style-name="ce1">
            <text:p>0</text:p>
          </table:table-cell>
          <table:table-cell office:value-type="float" office:value="2992" table:formula="of:=MIN([.$C95]*(COLUMN()-6);12288)" table:style-name="ce1">
            <text:p>2992</text:p>
          </table:table-cell>
          <table:table-cell office:value-type="float" office:value="5984" table:formula="of:=MIN([.$C95]*(COLUMN()-6);12288)" table:style-name="ce1">
            <text:p>5984</text:p>
          </table:table-cell>
          <table:table-cell office:value-type="float" office:value="8976" table:formula="of:=MIN([.$C95]*(COLUMN()-6);12288)" table:style-name="ce1">
            <text:p>8976</text:p>
          </table:table-cell>
          <table:table-cell office:value-type="float" office:value="11968" table:formula="of:=MIN([.$C95]*(COLUMN()-6);12288)" table:style-name="ce1">
            <text:p>11968</text:p>
          </table:table-cell>
          <table:table-cell office:value-type="float" office:value="12288" table:formula="of:=MIN([.$C95]*(COLUMN()-6);12288)" table:style-name="ce1">
            <text:p>12288</text:p>
          </table:table-cell>
          <table:table-cell office:value-type="float" office:value="12288" table:formula="of:=MIN([.$C95]*(COLUMN()-12)+12288;12288*2)" table:style-name="ce1">
            <text:p>12288</text:p>
          </table:table-cell>
          <table:table-cell office:value-type="float" office:value="15280" table:formula="of:=MIN([.$C95]*(COLUMN()-12)+12288;12288*2)" table:style-name="ce1">
            <text:p>15280</text:p>
          </table:table-cell>
          <table:table-cell office:value-type="float" office:value="18272" table:formula="of:=MIN([.$C95]*(COLUMN()-12)+12288;12288*2)" table:style-name="ce1">
            <text:p>18272</text:p>
          </table:table-cell>
          <table:table-cell office:value-type="float" office:value="21264" table:formula="of:=MIN([.$C95]*(COLUMN()-12)+12288;12288*2)" table:style-name="ce1">
            <text:p>21264</text:p>
          </table:table-cell>
          <table:table-cell office:value-type="float" office:value="24256" table:formula="of:=MIN([.$C95]*(COLUMN()-12)+12288;12288*2)" table:style-name="ce1">
            <text:p>24256</text:p>
          </table:table-cell>
          <table:table-cell office:value-type="float" office:value="24576" table:formula="of:=MIN([.$C95]*(COLUMN()-12)+12288;12288*2)" table:style-name="ce1">
            <text:p>24576</text:p>
          </table:table-cell>
          <table:table-cell office:value-type="float" office:value="24576" table:formula="of:=MIN([.$C95]*(COLUMN()-18)+12288*2;32768)" table:style-name="ce1">
            <text:p>24576</text:p>
          </table:table-cell>
          <table:table-cell office:value-type="float" office:value="27568" table:formula="of:=MIN([.$C95]*(COLUMN()-18)+12288*2;32768)" table:style-name="ce1">
            <text:p>27568</text:p>
          </table:table-cell>
          <table:table-cell office:value-type="float" office:value="30560" table:formula="of:=MIN([.$C95]*(COLUMN()-18)+12288*2;32768)" table:style-name="ce1">
            <text:p>30560</text:p>
          </table:table-cell>
          <table:table-cell office:value-type="float" office:value="32768" table:formula="of:=MIN([.$C9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12288)" table:style-name="ce1">
            <text:p>0</text:p>
          </table:table-cell>
          <table:table-cell office:value-type="float" office:value="2960" table:formula="of:=MIN([.$C96]*(COLUMN()-6);12288)" table:style-name="ce1">
            <text:p>2960</text:p>
          </table:table-cell>
          <table:table-cell office:value-type="float" office:value="5920" table:formula="of:=MIN([.$C96]*(COLUMN()-6);12288)" table:style-name="ce1">
            <text:p>5920</text:p>
          </table:table-cell>
          <table:table-cell office:value-type="float" office:value="8880" table:formula="of:=MIN([.$C96]*(COLUMN()-6);12288)" table:style-name="ce1">
            <text:p>8880</text:p>
          </table:table-cell>
          <table:table-cell office:value-type="float" office:value="11840" table:formula="of:=MIN([.$C96]*(COLUMN()-6);12288)" table:style-name="ce1">
            <text:p>11840</text:p>
          </table:table-cell>
          <table:table-cell office:value-type="float" office:value="12288" table:formula="of:=MIN([.$C96]*(COLUMN()-6);12288)" table:style-name="ce1">
            <text:p>12288</text:p>
          </table:table-cell>
          <table:table-cell office:value-type="float" office:value="12288" table:formula="of:=MIN([.$C96]*(COLUMN()-12)+12288;12288*2)" table:style-name="ce1">
            <text:p>12288</text:p>
          </table:table-cell>
          <table:table-cell office:value-type="float" office:value="15248" table:formula="of:=MIN([.$C96]*(COLUMN()-12)+12288;12288*2)" table:style-name="ce1">
            <text:p>15248</text:p>
          </table:table-cell>
          <table:table-cell office:value-type="float" office:value="18208" table:formula="of:=MIN([.$C96]*(COLUMN()-12)+12288;12288*2)" table:style-name="ce1">
            <text:p>18208</text:p>
          </table:table-cell>
          <table:table-cell office:value-type="float" office:value="21168" table:formula="of:=MIN([.$C96]*(COLUMN()-12)+12288;12288*2)" table:style-name="ce1">
            <text:p>21168</text:p>
          </table:table-cell>
          <table:table-cell office:value-type="float" office:value="24128" table:formula="of:=MIN([.$C96]*(COLUMN()-12)+12288;12288*2)" table:style-name="ce1">
            <text:p>24128</text:p>
          </table:table-cell>
          <table:table-cell office:value-type="float" office:value="24576" table:formula="of:=MIN([.$C96]*(COLUMN()-12)+12288;12288*2)" table:style-name="ce1">
            <text:p>24576</text:p>
          </table:table-cell>
          <table:table-cell office:value-type="float" office:value="24576" table:formula="of:=MIN([.$C96]*(COLUMN()-18)+12288*2;32768)" table:style-name="ce1">
            <text:p>24576</text:p>
          </table:table-cell>
          <table:table-cell office:value-type="float" office:value="27536" table:formula="of:=MIN([.$C96]*(COLUMN()-18)+12288*2;32768)" table:style-name="ce1">
            <text:p>27536</text:p>
          </table:table-cell>
          <table:table-cell office:value-type="float" office:value="30496" table:formula="of:=MIN([.$C96]*(COLUMN()-18)+12288*2;32768)" table:style-name="ce1">
            <text:p>30496</text:p>
          </table:table-cell>
          <table:table-cell office:value-type="float" office:value="32768" table:formula="of:=MIN([.$C9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12288)" table:style-name="ce1">
            <text:p>0</text:p>
          </table:table-cell>
          <table:table-cell office:value-type="float" office:value="2928" table:formula="of:=MIN([.$C97]*(COLUMN()-6);12288)" table:style-name="ce1">
            <text:p>2928</text:p>
          </table:table-cell>
          <table:table-cell office:value-type="float" office:value="5856" table:formula="of:=MIN([.$C97]*(COLUMN()-6);12288)" table:style-name="ce1">
            <text:p>5856</text:p>
          </table:table-cell>
          <table:table-cell office:value-type="float" office:value="8784" table:formula="of:=MIN([.$C97]*(COLUMN()-6);12288)" table:style-name="ce1">
            <text:p>8784</text:p>
          </table:table-cell>
          <table:table-cell office:value-type="float" office:value="11712" table:formula="of:=MIN([.$C97]*(COLUMN()-6);12288)" table:style-name="ce1">
            <text:p>11712</text:p>
          </table:table-cell>
          <table:table-cell office:value-type="float" office:value="12288" table:formula="of:=MIN([.$C97]*(COLUMN()-6);12288)" table:style-name="ce1">
            <text:p>12288</text:p>
          </table:table-cell>
          <table:table-cell office:value-type="float" office:value="12288" table:formula="of:=MIN([.$C97]*(COLUMN()-12)+12288;12288*2)" table:style-name="ce1">
            <text:p>12288</text:p>
          </table:table-cell>
          <table:table-cell office:value-type="float" office:value="15216" table:formula="of:=MIN([.$C97]*(COLUMN()-12)+12288;12288*2)" table:style-name="ce1">
            <text:p>15216</text:p>
          </table:table-cell>
          <table:table-cell office:value-type="float" office:value="18144" table:formula="of:=MIN([.$C97]*(COLUMN()-12)+12288;12288*2)" table:style-name="ce1">
            <text:p>18144</text:p>
          </table:table-cell>
          <table:table-cell office:value-type="float" office:value="21072" table:formula="of:=MIN([.$C97]*(COLUMN()-12)+12288;12288*2)" table:style-name="ce1">
            <text:p>21072</text:p>
          </table:table-cell>
          <table:table-cell office:value-type="float" office:value="24000" table:formula="of:=MIN([.$C97]*(COLUMN()-12)+12288;12288*2)" table:style-name="ce1">
            <text:p>24000</text:p>
          </table:table-cell>
          <table:table-cell office:value-type="float" office:value="24576" table:formula="of:=MIN([.$C97]*(COLUMN()-12)+12288;12288*2)" table:style-name="ce1">
            <text:p>24576</text:p>
          </table:table-cell>
          <table:table-cell office:value-type="float" office:value="24576" table:formula="of:=MIN([.$C97]*(COLUMN()-18)+12288*2;32768)" table:style-name="ce1">
            <text:p>24576</text:p>
          </table:table-cell>
          <table:table-cell office:value-type="float" office:value="27504" table:formula="of:=MIN([.$C97]*(COLUMN()-18)+12288*2;32768)" table:style-name="ce1">
            <text:p>27504</text:p>
          </table:table-cell>
          <table:table-cell office:value-type="float" office:value="30432" table:formula="of:=MIN([.$C97]*(COLUMN()-18)+12288*2;32768)" table:style-name="ce1">
            <text:p>30432</text:p>
          </table:table-cell>
          <table:table-cell office:value-type="float" office:value="32768" table:formula="of:=MIN([.$C9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12288)" table:style-name="ce1">
            <text:p>0</text:p>
          </table:table-cell>
          <table:table-cell office:value-type="float" office:value="2896" table:formula="of:=MIN([.$C98]*(COLUMN()-6);12288)" table:style-name="ce1">
            <text:p>2896</text:p>
          </table:table-cell>
          <table:table-cell office:value-type="float" office:value="5792" table:formula="of:=MIN([.$C98]*(COLUMN()-6);12288)" table:style-name="ce1">
            <text:p>5792</text:p>
          </table:table-cell>
          <table:table-cell office:value-type="float" office:value="8688" table:formula="of:=MIN([.$C98]*(COLUMN()-6);12288)" table:style-name="ce1">
            <text:p>8688</text:p>
          </table:table-cell>
          <table:table-cell office:value-type="float" office:value="11584" table:formula="of:=MIN([.$C98]*(COLUMN()-6);12288)" table:style-name="ce1">
            <text:p>11584</text:p>
          </table:table-cell>
          <table:table-cell office:value-type="float" office:value="12288" table:formula="of:=MIN([.$C98]*(COLUMN()-6);12288)" table:style-name="ce1">
            <text:p>12288</text:p>
          </table:table-cell>
          <table:table-cell office:value-type="float" office:value="12288" table:formula="of:=MIN([.$C98]*(COLUMN()-12)+12288;12288*2)" table:style-name="ce1">
            <text:p>12288</text:p>
          </table:table-cell>
          <table:table-cell office:value-type="float" office:value="15184" table:formula="of:=MIN([.$C98]*(COLUMN()-12)+12288;12288*2)" table:style-name="ce1">
            <text:p>15184</text:p>
          </table:table-cell>
          <table:table-cell office:value-type="float" office:value="18080" table:formula="of:=MIN([.$C98]*(COLUMN()-12)+12288;12288*2)" table:style-name="ce1">
            <text:p>18080</text:p>
          </table:table-cell>
          <table:table-cell office:value-type="float" office:value="20976" table:formula="of:=MIN([.$C98]*(COLUMN()-12)+12288;12288*2)" table:style-name="ce1">
            <text:p>20976</text:p>
          </table:table-cell>
          <table:table-cell office:value-type="float" office:value="23872" table:formula="of:=MIN([.$C98]*(COLUMN()-12)+12288;12288*2)" table:style-name="ce1">
            <text:p>23872</text:p>
          </table:table-cell>
          <table:table-cell office:value-type="float" office:value="24576" table:formula="of:=MIN([.$C98]*(COLUMN()-12)+12288;12288*2)" table:style-name="ce1">
            <text:p>24576</text:p>
          </table:table-cell>
          <table:table-cell office:value-type="float" office:value="24576" table:formula="of:=MIN([.$C98]*(COLUMN()-18)+12288*2;32768)" table:style-name="ce1">
            <text:p>24576</text:p>
          </table:table-cell>
          <table:table-cell office:value-type="float" office:value="27472" table:formula="of:=MIN([.$C98]*(COLUMN()-18)+12288*2;32768)" table:style-name="ce1">
            <text:p>27472</text:p>
          </table:table-cell>
          <table:table-cell office:value-type="float" office:value="30368" table:formula="of:=MIN([.$C98]*(COLUMN()-18)+12288*2;32768)" table:style-name="ce1">
            <text:p>30368</text:p>
          </table:table-cell>
          <table:table-cell office:value-type="float" office:value="32768" table:formula="of:=MIN([.$C9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12288)" table:style-name="ce1">
            <text:p>0</text:p>
          </table:table-cell>
          <table:table-cell office:value-type="float" office:value="2865" table:formula="of:=MIN([.$C99]*(COLUMN()-6);12288)" table:style-name="ce1">
            <text:p>2865</text:p>
          </table:table-cell>
          <table:table-cell office:value-type="float" office:value="5730" table:formula="of:=MIN([.$C99]*(COLUMN()-6);12288)" table:style-name="ce1">
            <text:p>5730</text:p>
          </table:table-cell>
          <table:table-cell office:value-type="float" office:value="8595" table:formula="of:=MIN([.$C99]*(COLUMN()-6);12288)" table:style-name="ce1">
            <text:p>8595</text:p>
          </table:table-cell>
          <table:table-cell office:value-type="float" office:value="11460" table:formula="of:=MIN([.$C99]*(COLUMN()-6);12288)" table:style-name="ce1">
            <text:p>11460</text:p>
          </table:table-cell>
          <table:table-cell office:value-type="float" office:value="12288" table:formula="of:=MIN([.$C99]*(COLUMN()-6);12288)" table:style-name="ce1">
            <text:p>12288</text:p>
          </table:table-cell>
          <table:table-cell office:value-type="float" office:value="12288" table:formula="of:=MIN([.$C99]*(COLUMN()-12)+12288;12288*2)" table:style-name="ce1">
            <text:p>12288</text:p>
          </table:table-cell>
          <table:table-cell office:value-type="float" office:value="15153" table:formula="of:=MIN([.$C99]*(COLUMN()-12)+12288;12288*2)" table:style-name="ce1">
            <text:p>15153</text:p>
          </table:table-cell>
          <table:table-cell office:value-type="float" office:value="18018" table:formula="of:=MIN([.$C99]*(COLUMN()-12)+12288;12288*2)" table:style-name="ce1">
            <text:p>18018</text:p>
          </table:table-cell>
          <table:table-cell office:value-type="float" office:value="20883" table:formula="of:=MIN([.$C99]*(COLUMN()-12)+12288;12288*2)" table:style-name="ce1">
            <text:p>20883</text:p>
          </table:table-cell>
          <table:table-cell office:value-type="float" office:value="23748" table:formula="of:=MIN([.$C99]*(COLUMN()-12)+12288;12288*2)" table:style-name="ce1">
            <text:p>23748</text:p>
          </table:table-cell>
          <table:table-cell office:value-type="float" office:value="24576" table:formula="of:=MIN([.$C99]*(COLUMN()-12)+12288;12288*2)" table:style-name="ce1">
            <text:p>24576</text:p>
          </table:table-cell>
          <table:table-cell office:value-type="float" office:value="24576" table:formula="of:=MIN([.$C99]*(COLUMN()-18)+12288*2;32768)" table:style-name="ce1">
            <text:p>24576</text:p>
          </table:table-cell>
          <table:table-cell office:value-type="float" office:value="27441" table:formula="of:=MIN([.$C99]*(COLUMN()-18)+12288*2;32768)" table:style-name="ce1">
            <text:p>27441</text:p>
          </table:table-cell>
          <table:table-cell office:value-type="float" office:value="30306" table:formula="of:=MIN([.$C99]*(COLUMN()-18)+12288*2;32768)" table:style-name="ce1">
            <text:p>30306</text:p>
          </table:table-cell>
          <table:table-cell office:value-type="float" office:value="32768" table:formula="of:=MIN([.$C9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12288)" table:style-name="ce1">
            <text:p>0</text:p>
          </table:table-cell>
          <table:table-cell office:value-type="float" office:value="2834" table:formula="of:=MIN([.$C100]*(COLUMN()-6);12288)" table:style-name="ce1">
            <text:p>2834</text:p>
          </table:table-cell>
          <table:table-cell office:value-type="float" office:value="5668" table:formula="of:=MIN([.$C100]*(COLUMN()-6);12288)" table:style-name="ce1">
            <text:p>5668</text:p>
          </table:table-cell>
          <table:table-cell office:value-type="float" office:value="8502" table:formula="of:=MIN([.$C100]*(COLUMN()-6);12288)" table:style-name="ce1">
            <text:p>8502</text:p>
          </table:table-cell>
          <table:table-cell office:value-type="float" office:value="11336" table:formula="of:=MIN([.$C100]*(COLUMN()-6);12288)" table:style-name="ce1">
            <text:p>11336</text:p>
          </table:table-cell>
          <table:table-cell office:value-type="float" office:value="12288" table:formula="of:=MIN([.$C100]*(COLUMN()-6);12288)" table:style-name="ce1">
            <text:p>12288</text:p>
          </table:table-cell>
          <table:table-cell office:value-type="float" office:value="12288" table:formula="of:=MIN([.$C100]*(COLUMN()-12)+12288;12288*2)" table:style-name="ce1">
            <text:p>12288</text:p>
          </table:table-cell>
          <table:table-cell office:value-type="float" office:value="15122" table:formula="of:=MIN([.$C100]*(COLUMN()-12)+12288;12288*2)" table:style-name="ce1">
            <text:p>15122</text:p>
          </table:table-cell>
          <table:table-cell office:value-type="float" office:value="17956" table:formula="of:=MIN([.$C100]*(COLUMN()-12)+12288;12288*2)" table:style-name="ce1">
            <text:p>17956</text:p>
          </table:table-cell>
          <table:table-cell office:value-type="float" office:value="20790" table:formula="of:=MIN([.$C100]*(COLUMN()-12)+12288;12288*2)" table:style-name="ce1">
            <text:p>20790</text:p>
          </table:table-cell>
          <table:table-cell office:value-type="float" office:value="23624" table:formula="of:=MIN([.$C100]*(COLUMN()-12)+12288;12288*2)" table:style-name="ce1">
            <text:p>23624</text:p>
          </table:table-cell>
          <table:table-cell office:value-type="float" office:value="24576" table:formula="of:=MIN([.$C100]*(COLUMN()-12)+12288;12288*2)" table:style-name="ce1">
            <text:p>24576</text:p>
          </table:table-cell>
          <table:table-cell office:value-type="float" office:value="24576" table:formula="of:=MIN([.$C100]*(COLUMN()-18)+12288*2;32768)" table:style-name="ce1">
            <text:p>24576</text:p>
          </table:table-cell>
          <table:table-cell office:value-type="float" office:value="27410" table:formula="of:=MIN([.$C100]*(COLUMN()-18)+12288*2;32768)" table:style-name="ce1">
            <text:p>27410</text:p>
          </table:table-cell>
          <table:table-cell office:value-type="float" office:value="30244" table:formula="of:=MIN([.$C100]*(COLUMN()-18)+12288*2;32768)" table:style-name="ce1">
            <text:p>30244</text:p>
          </table:table-cell>
          <table:table-cell office:value-type="float" office:value="32768" table:formula="of:=MIN([.$C10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12288)" table:style-name="ce1">
            <text:p>0</text:p>
          </table:table-cell>
          <table:table-cell office:value-type="float" office:value="2804" table:formula="of:=MIN([.$C101]*(COLUMN()-6);12288)" table:style-name="ce1">
            <text:p>2804</text:p>
          </table:table-cell>
          <table:table-cell office:value-type="float" office:value="5608" table:formula="of:=MIN([.$C101]*(COLUMN()-6);12288)" table:style-name="ce1">
            <text:p>5608</text:p>
          </table:table-cell>
          <table:table-cell office:value-type="float" office:value="8412" table:formula="of:=MIN([.$C101]*(COLUMN()-6);12288)" table:style-name="ce1">
            <text:p>8412</text:p>
          </table:table-cell>
          <table:table-cell office:value-type="float" office:value="11216" table:formula="of:=MIN([.$C101]*(COLUMN()-6);12288)" table:style-name="ce1">
            <text:p>11216</text:p>
          </table:table-cell>
          <table:table-cell office:value-type="float" office:value="12288" table:formula="of:=MIN([.$C101]*(COLUMN()-6);12288)" table:style-name="ce1">
            <text:p>12288</text:p>
          </table:table-cell>
          <table:table-cell office:value-type="float" office:value="12288" table:formula="of:=MIN([.$C101]*(COLUMN()-12)+12288;12288*2)" table:style-name="ce1">
            <text:p>12288</text:p>
          </table:table-cell>
          <table:table-cell office:value-type="float" office:value="15092" table:formula="of:=MIN([.$C101]*(COLUMN()-12)+12288;12288*2)" table:style-name="ce1">
            <text:p>15092</text:p>
          </table:table-cell>
          <table:table-cell office:value-type="float" office:value="17896" table:formula="of:=MIN([.$C101]*(COLUMN()-12)+12288;12288*2)" table:style-name="ce1">
            <text:p>17896</text:p>
          </table:table-cell>
          <table:table-cell office:value-type="float" office:value="20700" table:formula="of:=MIN([.$C101]*(COLUMN()-12)+12288;12288*2)" table:style-name="ce1">
            <text:p>20700</text:p>
          </table:table-cell>
          <table:table-cell office:value-type="float" office:value="23504" table:formula="of:=MIN([.$C101]*(COLUMN()-12)+12288;12288*2)" table:style-name="ce1">
            <text:p>23504</text:p>
          </table:table-cell>
          <table:table-cell office:value-type="float" office:value="24576" table:formula="of:=MIN([.$C101]*(COLUMN()-12)+12288;12288*2)" table:style-name="ce1">
            <text:p>24576</text:p>
          </table:table-cell>
          <table:table-cell office:value-type="float" office:value="24576" table:formula="of:=MIN([.$C101]*(COLUMN()-18)+12288*2;32768)" table:style-name="ce1">
            <text:p>24576</text:p>
          </table:table-cell>
          <table:table-cell office:value-type="float" office:value="27380" table:formula="of:=MIN([.$C101]*(COLUMN()-18)+12288*2;32768)" table:style-name="ce1">
            <text:p>27380</text:p>
          </table:table-cell>
          <table:table-cell office:value-type="float" office:value="30184" table:formula="of:=MIN([.$C101]*(COLUMN()-18)+12288*2;32768)" table:style-name="ce1">
            <text:p>30184</text:p>
          </table:table-cell>
          <table:table-cell office:value-type="float" office:value="32768" table:formula="of:=MIN([.$C10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12288)" table:style-name="ce1">
            <text:p>0</text:p>
          </table:table-cell>
          <table:table-cell office:value-type="float" office:value="2774" table:formula="of:=MIN([.$C102]*(COLUMN()-6);12288)" table:style-name="ce1">
            <text:p>2774</text:p>
          </table:table-cell>
          <table:table-cell office:value-type="float" office:value="5548" table:formula="of:=MIN([.$C102]*(COLUMN()-6);12288)" table:style-name="ce1">
            <text:p>5548</text:p>
          </table:table-cell>
          <table:table-cell office:value-type="float" office:value="8322" table:formula="of:=MIN([.$C102]*(COLUMN()-6);12288)" table:style-name="ce1">
            <text:p>8322</text:p>
          </table:table-cell>
          <table:table-cell office:value-type="float" office:value="11096" table:formula="of:=MIN([.$C102]*(COLUMN()-6);12288)" table:style-name="ce1">
            <text:p>11096</text:p>
          </table:table-cell>
          <table:table-cell office:value-type="float" office:value="12288" table:formula="of:=MIN([.$C102]*(COLUMN()-6);12288)" table:style-name="ce1">
            <text:p>12288</text:p>
          </table:table-cell>
          <table:table-cell office:value-type="float" office:value="12288" table:formula="of:=MIN([.$C102]*(COLUMN()-12)+12288;12288*2)" table:style-name="ce1">
            <text:p>12288</text:p>
          </table:table-cell>
          <table:table-cell office:value-type="float" office:value="15062" table:formula="of:=MIN([.$C102]*(COLUMN()-12)+12288;12288*2)" table:style-name="ce1">
            <text:p>15062</text:p>
          </table:table-cell>
          <table:table-cell office:value-type="float" office:value="17836" table:formula="of:=MIN([.$C102]*(COLUMN()-12)+12288;12288*2)" table:style-name="ce1">
            <text:p>17836</text:p>
          </table:table-cell>
          <table:table-cell office:value-type="float" office:value="20610" table:formula="of:=MIN([.$C102]*(COLUMN()-12)+12288;12288*2)" table:style-name="ce1">
            <text:p>20610</text:p>
          </table:table-cell>
          <table:table-cell office:value-type="float" office:value="23384" table:formula="of:=MIN([.$C102]*(COLUMN()-12)+12288;12288*2)" table:style-name="ce1">
            <text:p>23384</text:p>
          </table:table-cell>
          <table:table-cell office:value-type="float" office:value="24576" table:formula="of:=MIN([.$C102]*(COLUMN()-12)+12288;12288*2)" table:style-name="ce1">
            <text:p>24576</text:p>
          </table:table-cell>
          <table:table-cell office:value-type="float" office:value="24576" table:formula="of:=MIN([.$C102]*(COLUMN()-18)+12288*2;32768)" table:style-name="ce1">
            <text:p>24576</text:p>
          </table:table-cell>
          <table:table-cell office:value-type="float" office:value="27350" table:formula="of:=MIN([.$C102]*(COLUMN()-18)+12288*2;32768)" table:style-name="ce1">
            <text:p>27350</text:p>
          </table:table-cell>
          <table:table-cell office:value-type="float" office:value="30124" table:formula="of:=MIN([.$C102]*(COLUMN()-18)+12288*2;32768)" table:style-name="ce1">
            <text:p>30124</text:p>
          </table:table-cell>
          <table:table-cell office:value-type="float" office:value="32768" table:formula="of:=MIN([.$C10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12288)" table:style-name="ce1">
            <text:p>0</text:p>
          </table:table-cell>
          <table:table-cell office:value-type="float" office:value="2744" table:formula="of:=MIN([.$C103]*(COLUMN()-6);12288)" table:style-name="ce1">
            <text:p>2744</text:p>
          </table:table-cell>
          <table:table-cell office:value-type="float" office:value="5488" table:formula="of:=MIN([.$C103]*(COLUMN()-6);12288)" table:style-name="ce1">
            <text:p>5488</text:p>
          </table:table-cell>
          <table:table-cell office:value-type="float" office:value="8232" table:formula="of:=MIN([.$C103]*(COLUMN()-6);12288)" table:style-name="ce1">
            <text:p>8232</text:p>
          </table:table-cell>
          <table:table-cell office:value-type="float" office:value="10976" table:formula="of:=MIN([.$C103]*(COLUMN()-6);12288)" table:style-name="ce1">
            <text:p>10976</text:p>
          </table:table-cell>
          <table:table-cell office:value-type="float" office:value="12288" table:formula="of:=MIN([.$C103]*(COLUMN()-6);12288)" table:style-name="ce1">
            <text:p>12288</text:p>
          </table:table-cell>
          <table:table-cell office:value-type="float" office:value="12288" table:formula="of:=MIN([.$C103]*(COLUMN()-12)+12288;12288*2)" table:style-name="ce1">
            <text:p>12288</text:p>
          </table:table-cell>
          <table:table-cell office:value-type="float" office:value="15032" table:formula="of:=MIN([.$C103]*(COLUMN()-12)+12288;12288*2)" table:style-name="ce1">
            <text:p>15032</text:p>
          </table:table-cell>
          <table:table-cell office:value-type="float" office:value="17776" table:formula="of:=MIN([.$C103]*(COLUMN()-12)+12288;12288*2)" table:style-name="ce1">
            <text:p>17776</text:p>
          </table:table-cell>
          <table:table-cell office:value-type="float" office:value="20520" table:formula="of:=MIN([.$C103]*(COLUMN()-12)+12288;12288*2)" table:style-name="ce1">
            <text:p>20520</text:p>
          </table:table-cell>
          <table:table-cell office:value-type="float" office:value="23264" table:formula="of:=MIN([.$C103]*(COLUMN()-12)+12288;12288*2)" table:style-name="ce1">
            <text:p>23264</text:p>
          </table:table-cell>
          <table:table-cell office:value-type="float" office:value="24576" table:formula="of:=MIN([.$C103]*(COLUMN()-12)+12288;12288*2)" table:style-name="ce1">
            <text:p>24576</text:p>
          </table:table-cell>
          <table:table-cell office:value-type="float" office:value="24576" table:formula="of:=MIN([.$C103]*(COLUMN()-18)+12288*2;32768)" table:style-name="ce1">
            <text:p>24576</text:p>
          </table:table-cell>
          <table:table-cell office:value-type="float" office:value="27320" table:formula="of:=MIN([.$C103]*(COLUMN()-18)+12288*2;32768)" table:style-name="ce1">
            <text:p>27320</text:p>
          </table:table-cell>
          <table:table-cell office:value-type="float" office:value="30064" table:formula="of:=MIN([.$C103]*(COLUMN()-18)+12288*2;32768)" table:style-name="ce1">
            <text:p>30064</text:p>
          </table:table-cell>
          <table:table-cell office:value-type="float" office:value="32768" table:formula="of:=MIN([.$C10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12288)" table:style-name="ce1">
            <text:p>0</text:p>
          </table:table-cell>
          <table:table-cell office:value-type="float" office:value="2714" table:formula="of:=MIN([.$C104]*(COLUMN()-6);12288)" table:style-name="ce1">
            <text:p>2714</text:p>
          </table:table-cell>
          <table:table-cell office:value-type="float" office:value="5428" table:formula="of:=MIN([.$C104]*(COLUMN()-6);12288)" table:style-name="ce1">
            <text:p>5428</text:p>
          </table:table-cell>
          <table:table-cell office:value-type="float" office:value="8142" table:formula="of:=MIN([.$C104]*(COLUMN()-6);12288)" table:style-name="ce1">
            <text:p>8142</text:p>
          </table:table-cell>
          <table:table-cell office:value-type="float" office:value="10856" table:formula="of:=MIN([.$C104]*(COLUMN()-6);12288)" table:style-name="ce1">
            <text:p>10856</text:p>
          </table:table-cell>
          <table:table-cell office:value-type="float" office:value="12288" table:formula="of:=MIN([.$C104]*(COLUMN()-6);12288)" table:style-name="ce1">
            <text:p>12288</text:p>
          </table:table-cell>
          <table:table-cell office:value-type="float" office:value="12288" table:formula="of:=MIN([.$C104]*(COLUMN()-12)+12288;12288*2)" table:style-name="ce1">
            <text:p>12288</text:p>
          </table:table-cell>
          <table:table-cell office:value-type="float" office:value="15002" table:formula="of:=MIN([.$C104]*(COLUMN()-12)+12288;12288*2)" table:style-name="ce1">
            <text:p>15002</text:p>
          </table:table-cell>
          <table:table-cell office:value-type="float" office:value="17716" table:formula="of:=MIN([.$C104]*(COLUMN()-12)+12288;12288*2)" table:style-name="ce1">
            <text:p>17716</text:p>
          </table:table-cell>
          <table:table-cell office:value-type="float" office:value="20430" table:formula="of:=MIN([.$C104]*(COLUMN()-12)+12288;12288*2)" table:style-name="ce1">
            <text:p>20430</text:p>
          </table:table-cell>
          <table:table-cell office:value-type="float" office:value="23144" table:formula="of:=MIN([.$C104]*(COLUMN()-12)+12288;12288*2)" table:style-name="ce1">
            <text:p>23144</text:p>
          </table:table-cell>
          <table:table-cell office:value-type="float" office:value="24576" table:formula="of:=MIN([.$C104]*(COLUMN()-12)+12288;12288*2)" table:style-name="ce1">
            <text:p>24576</text:p>
          </table:table-cell>
          <table:table-cell office:value-type="float" office:value="24576" table:formula="of:=MIN([.$C104]*(COLUMN()-18)+12288*2;32768)" table:style-name="ce1">
            <text:p>24576</text:p>
          </table:table-cell>
          <table:table-cell office:value-type="float" office:value="27290" table:formula="of:=MIN([.$C104]*(COLUMN()-18)+12288*2;32768)" table:style-name="ce1">
            <text:p>27290</text:p>
          </table:table-cell>
          <table:table-cell office:value-type="float" office:value="30004" table:formula="of:=MIN([.$C104]*(COLUMN()-18)+12288*2;32768)" table:style-name="ce1">
            <text:p>30004</text:p>
          </table:table-cell>
          <table:table-cell office:value-type="float" office:value="32718" table:formula="of:=MIN([.$C104]*(COLUMN()-18)+12288*2;32768)" table:style-name="ce1">
            <text:p>3271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12288)" table:style-name="ce1">
            <text:p>0</text:p>
          </table:table-cell>
          <table:table-cell office:value-type="float" office:value="2685" table:formula="of:=MIN([.$C105]*(COLUMN()-6);12288)" table:style-name="ce1">
            <text:p>2685</text:p>
          </table:table-cell>
          <table:table-cell office:value-type="float" office:value="5370" table:formula="of:=MIN([.$C105]*(COLUMN()-6);12288)" table:style-name="ce1">
            <text:p>5370</text:p>
          </table:table-cell>
          <table:table-cell office:value-type="float" office:value="8055" table:formula="of:=MIN([.$C105]*(COLUMN()-6);12288)" table:style-name="ce1">
            <text:p>8055</text:p>
          </table:table-cell>
          <table:table-cell office:value-type="float" office:value="10740" table:formula="of:=MIN([.$C105]*(COLUMN()-6);12288)" table:style-name="ce1">
            <text:p>10740</text:p>
          </table:table-cell>
          <table:table-cell office:value-type="float" office:value="12288" table:formula="of:=MIN([.$C105]*(COLUMN()-6);12288)" table:style-name="ce1">
            <text:p>12288</text:p>
          </table:table-cell>
          <table:table-cell office:value-type="float" office:value="12288" table:formula="of:=MIN([.$C105]*(COLUMN()-12)+12288;12288*2)" table:style-name="ce1">
            <text:p>12288</text:p>
          </table:table-cell>
          <table:table-cell office:value-type="float" office:value="14973" table:formula="of:=MIN([.$C105]*(COLUMN()-12)+12288;12288*2)" table:style-name="ce1">
            <text:p>14973</text:p>
          </table:table-cell>
          <table:table-cell office:value-type="float" office:value="17658" table:formula="of:=MIN([.$C105]*(COLUMN()-12)+12288;12288*2)" table:style-name="ce1">
            <text:p>17658</text:p>
          </table:table-cell>
          <table:table-cell office:value-type="float" office:value="20343" table:formula="of:=MIN([.$C105]*(COLUMN()-12)+12288;12288*2)" table:style-name="ce1">
            <text:p>20343</text:p>
          </table:table-cell>
          <table:table-cell office:value-type="float" office:value="23028" table:formula="of:=MIN([.$C105]*(COLUMN()-12)+12288;12288*2)" table:style-name="ce1">
            <text:p>23028</text:p>
          </table:table-cell>
          <table:table-cell office:value-type="float" office:value="24576" table:formula="of:=MIN([.$C105]*(COLUMN()-12)+12288;12288*2)" table:style-name="ce1">
            <text:p>24576</text:p>
          </table:table-cell>
          <table:table-cell office:value-type="float" office:value="24576" table:formula="of:=MIN([.$C105]*(COLUMN()-18)+12288*2;32768)" table:style-name="ce1">
            <text:p>24576</text:p>
          </table:table-cell>
          <table:table-cell office:value-type="float" office:value="27261" table:formula="of:=MIN([.$C105]*(COLUMN()-18)+12288*2;32768)" table:style-name="ce1">
            <text:p>27261</text:p>
          </table:table-cell>
          <table:table-cell office:value-type="float" office:value="29946" table:formula="of:=MIN([.$C105]*(COLUMN()-18)+12288*2;32768)" table:style-name="ce1">
            <text:p>29946</text:p>
          </table:table-cell>
          <table:table-cell office:value-type="float" office:value="32631" table:formula="of:=MIN([.$C105]*(COLUMN()-18)+12288*2;32768)" table:style-name="ce1">
            <text:p>32631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12288)" table:style-name="ce1">
            <text:p>0</text:p>
          </table:table-cell>
          <table:table-cell office:value-type="float" office:value="2656" table:formula="of:=MIN([.$C106]*(COLUMN()-6);12288)" table:style-name="ce1">
            <text:p>2656</text:p>
          </table:table-cell>
          <table:table-cell office:value-type="float" office:value="5312" table:formula="of:=MIN([.$C106]*(COLUMN()-6);12288)" table:style-name="ce1">
            <text:p>5312</text:p>
          </table:table-cell>
          <table:table-cell office:value-type="float" office:value="7968" table:formula="of:=MIN([.$C106]*(COLUMN()-6);12288)" table:style-name="ce1">
            <text:p>7968</text:p>
          </table:table-cell>
          <table:table-cell office:value-type="float" office:value="10624" table:formula="of:=MIN([.$C106]*(COLUMN()-6);12288)" table:style-name="ce1">
            <text:p>10624</text:p>
          </table:table-cell>
          <table:table-cell office:value-type="float" office:value="12288" table:formula="of:=MIN([.$C106]*(COLUMN()-6);12288)" table:style-name="ce1">
            <text:p>12288</text:p>
          </table:table-cell>
          <table:table-cell office:value-type="float" office:value="12288" table:formula="of:=MIN([.$C106]*(COLUMN()-12)+12288;12288*2)" table:style-name="ce1">
            <text:p>12288</text:p>
          </table:table-cell>
          <table:table-cell office:value-type="float" office:value="14944" table:formula="of:=MIN([.$C106]*(COLUMN()-12)+12288;12288*2)" table:style-name="ce1">
            <text:p>14944</text:p>
          </table:table-cell>
          <table:table-cell office:value-type="float" office:value="17600" table:formula="of:=MIN([.$C106]*(COLUMN()-12)+12288;12288*2)" table:style-name="ce1">
            <text:p>17600</text:p>
          </table:table-cell>
          <table:table-cell office:value-type="float" office:value="20256" table:formula="of:=MIN([.$C106]*(COLUMN()-12)+12288;12288*2)" table:style-name="ce1">
            <text:p>20256</text:p>
          </table:table-cell>
          <table:table-cell office:value-type="float" office:value="22912" table:formula="of:=MIN([.$C106]*(COLUMN()-12)+12288;12288*2)" table:style-name="ce1">
            <text:p>22912</text:p>
          </table:table-cell>
          <table:table-cell office:value-type="float" office:value="24576" table:formula="of:=MIN([.$C106]*(COLUMN()-12)+12288;12288*2)" table:style-name="ce1">
            <text:p>24576</text:p>
          </table:table-cell>
          <table:table-cell office:value-type="float" office:value="24576" table:formula="of:=MIN([.$C106]*(COLUMN()-18)+12288*2;32768)" table:style-name="ce1">
            <text:p>24576</text:p>
          </table:table-cell>
          <table:table-cell office:value-type="float" office:value="27232" table:formula="of:=MIN([.$C106]*(COLUMN()-18)+12288*2;32768)" table:style-name="ce1">
            <text:p>27232</text:p>
          </table:table-cell>
          <table:table-cell office:value-type="float" office:value="29888" table:formula="of:=MIN([.$C106]*(COLUMN()-18)+12288*2;32768)" table:style-name="ce1">
            <text:p>29888</text:p>
          </table:table-cell>
          <table:table-cell office:value-type="float" office:value="32544" table:formula="of:=MIN([.$C106]*(COLUMN()-18)+12288*2;32768)" table:style-name="ce1">
            <text:p>32544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12288)" table:style-name="ce1">
            <text:p>0</text:p>
          </table:table-cell>
          <table:table-cell office:value-type="float" office:value="2627" table:formula="of:=MIN([.$C107]*(COLUMN()-6);12288)" table:style-name="ce1">
            <text:p>2627</text:p>
          </table:table-cell>
          <table:table-cell office:value-type="float" office:value="5254" table:formula="of:=MIN([.$C107]*(COLUMN()-6);12288)" table:style-name="ce1">
            <text:p>5254</text:p>
          </table:table-cell>
          <table:table-cell office:value-type="float" office:value="7881" table:formula="of:=MIN([.$C107]*(COLUMN()-6);12288)" table:style-name="ce1">
            <text:p>7881</text:p>
          </table:table-cell>
          <table:table-cell office:value-type="float" office:value="10508" table:formula="of:=MIN([.$C107]*(COLUMN()-6);12288)" table:style-name="ce1">
            <text:p>10508</text:p>
          </table:table-cell>
          <table:table-cell office:value-type="float" office:value="12288" table:formula="of:=MIN([.$C107]*(COLUMN()-6);12288)" table:style-name="ce1">
            <text:p>12288</text:p>
          </table:table-cell>
          <table:table-cell office:value-type="float" office:value="12288" table:formula="of:=MIN([.$C107]*(COLUMN()-12)+12288;12288*2)" table:style-name="ce1">
            <text:p>12288</text:p>
          </table:table-cell>
          <table:table-cell office:value-type="float" office:value="14915" table:formula="of:=MIN([.$C107]*(COLUMN()-12)+12288;12288*2)" table:style-name="ce1">
            <text:p>14915</text:p>
          </table:table-cell>
          <table:table-cell office:value-type="float" office:value="17542" table:formula="of:=MIN([.$C107]*(COLUMN()-12)+12288;12288*2)" table:style-name="ce1">
            <text:p>17542</text:p>
          </table:table-cell>
          <table:table-cell office:value-type="float" office:value="20169" table:formula="of:=MIN([.$C107]*(COLUMN()-12)+12288;12288*2)" table:style-name="ce1">
            <text:p>20169</text:p>
          </table:table-cell>
          <table:table-cell office:value-type="float" office:value="22796" table:formula="of:=MIN([.$C107]*(COLUMN()-12)+12288;12288*2)" table:style-name="ce1">
            <text:p>22796</text:p>
          </table:table-cell>
          <table:table-cell office:value-type="float" office:value="24576" table:formula="of:=MIN([.$C107]*(COLUMN()-12)+12288;12288*2)" table:style-name="ce1">
            <text:p>24576</text:p>
          </table:table-cell>
          <table:table-cell office:value-type="float" office:value="24576" table:formula="of:=MIN([.$C107]*(COLUMN()-18)+12288*2;32768)" table:style-name="ce1">
            <text:p>24576</text:p>
          </table:table-cell>
          <table:table-cell office:value-type="float" office:value="27203" table:formula="of:=MIN([.$C107]*(COLUMN()-18)+12288*2;32768)" table:style-name="ce1">
            <text:p>27203</text:p>
          </table:table-cell>
          <table:table-cell office:value-type="float" office:value="29830" table:formula="of:=MIN([.$C107]*(COLUMN()-18)+12288*2;32768)" table:style-name="ce1">
            <text:p>29830</text:p>
          </table:table-cell>
          <table:table-cell office:value-type="float" office:value="32457" table:formula="of:=MIN([.$C107]*(COLUMN()-18)+12288*2;32768)" table:style-name="ce1">
            <text:p>32457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12288)" table:style-name="ce1">
            <text:p>0</text:p>
          </table:table-cell>
          <table:table-cell office:value-type="float" office:value="2599" table:formula="of:=MIN([.$C108]*(COLUMN()-6);12288)" table:style-name="ce1">
            <text:p>2599</text:p>
          </table:table-cell>
          <table:table-cell office:value-type="float" office:value="5198" table:formula="of:=MIN([.$C108]*(COLUMN()-6);12288)" table:style-name="ce1">
            <text:p>5198</text:p>
          </table:table-cell>
          <table:table-cell office:value-type="float" office:value="7797" table:formula="of:=MIN([.$C108]*(COLUMN()-6);12288)" table:style-name="ce1">
            <text:p>7797</text:p>
          </table:table-cell>
          <table:table-cell office:value-type="float" office:value="10396" table:formula="of:=MIN([.$C108]*(COLUMN()-6);12288)" table:style-name="ce1">
            <text:p>10396</text:p>
          </table:table-cell>
          <table:table-cell office:value-type="float" office:value="12288" table:formula="of:=MIN([.$C108]*(COLUMN()-6);12288)" table:style-name="ce1">
            <text:p>12288</text:p>
          </table:table-cell>
          <table:table-cell office:value-type="float" office:value="12288" table:formula="of:=MIN([.$C108]*(COLUMN()-12)+12288;12288*2)" table:style-name="ce1">
            <text:p>12288</text:p>
          </table:table-cell>
          <table:table-cell office:value-type="float" office:value="14887" table:formula="of:=MIN([.$C108]*(COLUMN()-12)+12288;12288*2)" table:style-name="ce1">
            <text:p>14887</text:p>
          </table:table-cell>
          <table:table-cell office:value-type="float" office:value="17486" table:formula="of:=MIN([.$C108]*(COLUMN()-12)+12288;12288*2)" table:style-name="ce1">
            <text:p>17486</text:p>
          </table:table-cell>
          <table:table-cell office:value-type="float" office:value="20085" table:formula="of:=MIN([.$C108]*(COLUMN()-12)+12288;12288*2)" table:style-name="ce1">
            <text:p>20085</text:p>
          </table:table-cell>
          <table:table-cell office:value-type="float" office:value="22684" table:formula="of:=MIN([.$C108]*(COLUMN()-12)+12288;12288*2)" table:style-name="ce1">
            <text:p>22684</text:p>
          </table:table-cell>
          <table:table-cell office:value-type="float" office:value="24576" table:formula="of:=MIN([.$C108]*(COLUMN()-12)+12288;12288*2)" table:style-name="ce1">
            <text:p>24576</text:p>
          </table:table-cell>
          <table:table-cell office:value-type="float" office:value="24576" table:formula="of:=MIN([.$C108]*(COLUMN()-18)+12288*2;32768)" table:style-name="ce1">
            <text:p>24576</text:p>
          </table:table-cell>
          <table:table-cell office:value-type="float" office:value="27175" table:formula="of:=MIN([.$C108]*(COLUMN()-18)+12288*2;32768)" table:style-name="ce1">
            <text:p>27175</text:p>
          </table:table-cell>
          <table:table-cell office:value-type="float" office:value="29774" table:formula="of:=MIN([.$C108]*(COLUMN()-18)+12288*2;32768)" table:style-name="ce1">
            <text:p>29774</text:p>
          </table:table-cell>
          <table:table-cell office:value-type="float" office:value="32373" table:formula="of:=MIN([.$C108]*(COLUMN()-18)+12288*2;32768)" table:style-name="ce1">
            <text:p>32373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12288)" table:style-name="ce1">
            <text:p>0</text:p>
          </table:table-cell>
          <table:table-cell office:value-type="float" office:value="2571" table:formula="of:=MIN([.$C109]*(COLUMN()-6);12288)" table:style-name="ce1">
            <text:p>2571</text:p>
          </table:table-cell>
          <table:table-cell office:value-type="float" office:value="5142" table:formula="of:=MIN([.$C109]*(COLUMN()-6);12288)" table:style-name="ce1">
            <text:p>5142</text:p>
          </table:table-cell>
          <table:table-cell office:value-type="float" office:value="7713" table:formula="of:=MIN([.$C109]*(COLUMN()-6);12288)" table:style-name="ce1">
            <text:p>7713</text:p>
          </table:table-cell>
          <table:table-cell office:value-type="float" office:value="10284" table:formula="of:=MIN([.$C109]*(COLUMN()-6);12288)" table:style-name="ce1">
            <text:p>10284</text:p>
          </table:table-cell>
          <table:table-cell office:value-type="float" office:value="12288" table:formula="of:=MIN([.$C109]*(COLUMN()-6);12288)" table:style-name="ce1">
            <text:p>12288</text:p>
          </table:table-cell>
          <table:table-cell office:value-type="float" office:value="12288" table:formula="of:=MIN([.$C109]*(COLUMN()-12)+12288;12288*2)" table:style-name="ce1">
            <text:p>12288</text:p>
          </table:table-cell>
          <table:table-cell office:value-type="float" office:value="14859" table:formula="of:=MIN([.$C109]*(COLUMN()-12)+12288;12288*2)" table:style-name="ce1">
            <text:p>14859</text:p>
          </table:table-cell>
          <table:table-cell office:value-type="float" office:value="17430" table:formula="of:=MIN([.$C109]*(COLUMN()-12)+12288;12288*2)" table:style-name="ce1">
            <text:p>17430</text:p>
          </table:table-cell>
          <table:table-cell office:value-type="float" office:value="20001" table:formula="of:=MIN([.$C109]*(COLUMN()-12)+12288;12288*2)" table:style-name="ce1">
            <text:p>20001</text:p>
          </table:table-cell>
          <table:table-cell office:value-type="float" office:value="22572" table:formula="of:=MIN([.$C109]*(COLUMN()-12)+12288;12288*2)" table:style-name="ce1">
            <text:p>22572</text:p>
          </table:table-cell>
          <table:table-cell office:value-type="float" office:value="24576" table:formula="of:=MIN([.$C109]*(COLUMN()-12)+12288;12288*2)" table:style-name="ce1">
            <text:p>24576</text:p>
          </table:table-cell>
          <table:table-cell office:value-type="float" office:value="24576" table:formula="of:=MIN([.$C109]*(COLUMN()-18)+12288*2;32768)" table:style-name="ce1">
            <text:p>24576</text:p>
          </table:table-cell>
          <table:table-cell office:value-type="float" office:value="27147" table:formula="of:=MIN([.$C109]*(COLUMN()-18)+12288*2;32768)" table:style-name="ce1">
            <text:p>27147</text:p>
          </table:table-cell>
          <table:table-cell office:value-type="float" office:value="29718" table:formula="of:=MIN([.$C109]*(COLUMN()-18)+12288*2;32768)" table:style-name="ce1">
            <text:p>29718</text:p>
          </table:table-cell>
          <table:table-cell office:value-type="float" office:value="32289" table:formula="of:=MIN([.$C109]*(COLUMN()-18)+12288*2;32768)" table:style-name="ce1">
            <text:p>32289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12288)" table:style-name="ce1">
            <text:p>0</text:p>
          </table:table-cell>
          <table:table-cell office:value-type="float" office:value="2543" table:formula="of:=MIN([.$C110]*(COLUMN()-6);12288)" table:style-name="ce1">
            <text:p>2543</text:p>
          </table:table-cell>
          <table:table-cell office:value-type="float" office:value="5086" table:formula="of:=MIN([.$C110]*(COLUMN()-6);12288)" table:style-name="ce1">
            <text:p>5086</text:p>
          </table:table-cell>
          <table:table-cell office:value-type="float" office:value="7629" table:formula="of:=MIN([.$C110]*(COLUMN()-6);12288)" table:style-name="ce1">
            <text:p>7629</text:p>
          </table:table-cell>
          <table:table-cell office:value-type="float" office:value="10172" table:formula="of:=MIN([.$C110]*(COLUMN()-6);12288)" table:style-name="ce1">
            <text:p>10172</text:p>
          </table:table-cell>
          <table:table-cell office:value-type="float" office:value="12288" table:formula="of:=MIN([.$C110]*(COLUMN()-6);12288)" table:style-name="ce1">
            <text:p>12288</text:p>
          </table:table-cell>
          <table:table-cell office:value-type="float" office:value="12288" table:formula="of:=MIN([.$C110]*(COLUMN()-12)+12288;12288*2)" table:style-name="ce1">
            <text:p>12288</text:p>
          </table:table-cell>
          <table:table-cell office:value-type="float" office:value="14831" table:formula="of:=MIN([.$C110]*(COLUMN()-12)+12288;12288*2)" table:style-name="ce1">
            <text:p>14831</text:p>
          </table:table-cell>
          <table:table-cell office:value-type="float" office:value="17374" table:formula="of:=MIN([.$C110]*(COLUMN()-12)+12288;12288*2)" table:style-name="ce1">
            <text:p>17374</text:p>
          </table:table-cell>
          <table:table-cell office:value-type="float" office:value="19917" table:formula="of:=MIN([.$C110]*(COLUMN()-12)+12288;12288*2)" table:style-name="ce1">
            <text:p>19917</text:p>
          </table:table-cell>
          <table:table-cell office:value-type="float" office:value="22460" table:formula="of:=MIN([.$C110]*(COLUMN()-12)+12288;12288*2)" table:style-name="ce1">
            <text:p>22460</text:p>
          </table:table-cell>
          <table:table-cell office:value-type="float" office:value="24576" table:formula="of:=MIN([.$C110]*(COLUMN()-12)+12288;12288*2)" table:style-name="ce1">
            <text:p>24576</text:p>
          </table:table-cell>
          <table:table-cell office:value-type="float" office:value="24576" table:formula="of:=MIN([.$C110]*(COLUMN()-18)+12288*2;32768)" table:style-name="ce1">
            <text:p>24576</text:p>
          </table:table-cell>
          <table:table-cell office:value-type="float" office:value="27119" table:formula="of:=MIN([.$C110]*(COLUMN()-18)+12288*2;32768)" table:style-name="ce1">
            <text:p>27119</text:p>
          </table:table-cell>
          <table:table-cell office:value-type="float" office:value="29662" table:formula="of:=MIN([.$C110]*(COLUMN()-18)+12288*2;32768)" table:style-name="ce1">
            <text:p>29662</text:p>
          </table:table-cell>
          <table:table-cell office:value-type="float" office:value="32205" table:formula="of:=MIN([.$C110]*(COLUMN()-18)+12288*2;32768)" table:style-name="ce1">
            <text:p>32205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12288)" table:style-name="ce1">
            <text:p>0</text:p>
          </table:table-cell>
          <table:table-cell office:value-type="float" office:value="2516" table:formula="of:=MIN([.$C111]*(COLUMN()-6);12288)" table:style-name="ce1">
            <text:p>2516</text:p>
          </table:table-cell>
          <table:table-cell office:value-type="float" office:value="5032" table:formula="of:=MIN([.$C111]*(COLUMN()-6);12288)" table:style-name="ce1">
            <text:p>5032</text:p>
          </table:table-cell>
          <table:table-cell office:value-type="float" office:value="7548" table:formula="of:=MIN([.$C111]*(COLUMN()-6);12288)" table:style-name="ce1">
            <text:p>7548</text:p>
          </table:table-cell>
          <table:table-cell office:value-type="float" office:value="10064" table:formula="of:=MIN([.$C111]*(COLUMN()-6);12288)" table:style-name="ce1">
            <text:p>10064</text:p>
          </table:table-cell>
          <table:table-cell office:value-type="float" office:value="12288" table:formula="of:=MIN([.$C111]*(COLUMN()-6);12288)" table:style-name="ce1">
            <text:p>12288</text:p>
          </table:table-cell>
          <table:table-cell office:value-type="float" office:value="12288" table:formula="of:=MIN([.$C111]*(COLUMN()-12)+12288;12288*2)" table:style-name="ce1">
            <text:p>12288</text:p>
          </table:table-cell>
          <table:table-cell office:value-type="float" office:value="14804" table:formula="of:=MIN([.$C111]*(COLUMN()-12)+12288;12288*2)" table:style-name="ce1">
            <text:p>14804</text:p>
          </table:table-cell>
          <table:table-cell office:value-type="float" office:value="17320" table:formula="of:=MIN([.$C111]*(COLUMN()-12)+12288;12288*2)" table:style-name="ce1">
            <text:p>17320</text:p>
          </table:table-cell>
          <table:table-cell office:value-type="float" office:value="19836" table:formula="of:=MIN([.$C111]*(COLUMN()-12)+12288;12288*2)" table:style-name="ce1">
            <text:p>19836</text:p>
          </table:table-cell>
          <table:table-cell office:value-type="float" office:value="22352" table:formula="of:=MIN([.$C111]*(COLUMN()-12)+12288;12288*2)" table:style-name="ce1">
            <text:p>22352</text:p>
          </table:table-cell>
          <table:table-cell office:value-type="float" office:value="24576" table:formula="of:=MIN([.$C111]*(COLUMN()-12)+12288;12288*2)" table:style-name="ce1">
            <text:p>24576</text:p>
          </table:table-cell>
          <table:table-cell office:value-type="float" office:value="24576" table:formula="of:=MIN([.$C111]*(COLUMN()-18)+12288*2;32768)" table:style-name="ce1">
            <text:p>24576</text:p>
          </table:table-cell>
          <table:table-cell office:value-type="float" office:value="27092" table:formula="of:=MIN([.$C111]*(COLUMN()-18)+12288*2;32768)" table:style-name="ce1">
            <text:p>27092</text:p>
          </table:table-cell>
          <table:table-cell office:value-type="float" office:value="29608" table:formula="of:=MIN([.$C111]*(COLUMN()-18)+12288*2;32768)" table:style-name="ce1">
            <text:p>29608</text:p>
          </table:table-cell>
          <table:table-cell office:value-type="float" office:value="32124" table:formula="of:=MIN([.$C111]*(COLUMN()-18)+12288*2;32768)" table:style-name="ce1">
            <text:p>32124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12288)" table:style-name="ce1">
            <text:p>0</text:p>
          </table:table-cell>
          <table:table-cell office:value-type="float" office:value="2489" table:formula="of:=MIN([.$C112]*(COLUMN()-6);12288)" table:style-name="ce1">
            <text:p>2489</text:p>
          </table:table-cell>
          <table:table-cell office:value-type="float" office:value="4978" table:formula="of:=MIN([.$C112]*(COLUMN()-6);12288)" table:style-name="ce1">
            <text:p>4978</text:p>
          </table:table-cell>
          <table:table-cell office:value-type="float" office:value="7467" table:formula="of:=MIN([.$C112]*(COLUMN()-6);12288)" table:style-name="ce1">
            <text:p>7467</text:p>
          </table:table-cell>
          <table:table-cell office:value-type="float" office:value="9956" table:formula="of:=MIN([.$C112]*(COLUMN()-6);12288)" table:style-name="ce1">
            <text:p>9956</text:p>
          </table:table-cell>
          <table:table-cell office:value-type="float" office:value="12288" table:formula="of:=MIN([.$C112]*(COLUMN()-6);12288)" table:style-name="ce1">
            <text:p>12288</text:p>
          </table:table-cell>
          <table:table-cell office:value-type="float" office:value="12288" table:formula="of:=MIN([.$C112]*(COLUMN()-12)+12288;12288*2)" table:style-name="ce1">
            <text:p>12288</text:p>
          </table:table-cell>
          <table:table-cell office:value-type="float" office:value="14777" table:formula="of:=MIN([.$C112]*(COLUMN()-12)+12288;12288*2)" table:style-name="ce1">
            <text:p>14777</text:p>
          </table:table-cell>
          <table:table-cell office:value-type="float" office:value="17266" table:formula="of:=MIN([.$C112]*(COLUMN()-12)+12288;12288*2)" table:style-name="ce1">
            <text:p>17266</text:p>
          </table:table-cell>
          <table:table-cell office:value-type="float" office:value="19755" table:formula="of:=MIN([.$C112]*(COLUMN()-12)+12288;12288*2)" table:style-name="ce1">
            <text:p>19755</text:p>
          </table:table-cell>
          <table:table-cell office:value-type="float" office:value="22244" table:formula="of:=MIN([.$C112]*(COLUMN()-12)+12288;12288*2)" table:style-name="ce1">
            <text:p>22244</text:p>
          </table:table-cell>
          <table:table-cell office:value-type="float" office:value="24576" table:formula="of:=MIN([.$C112]*(COLUMN()-12)+12288;12288*2)" table:style-name="ce1">
            <text:p>24576</text:p>
          </table:table-cell>
          <table:table-cell office:value-type="float" office:value="24576" table:formula="of:=MIN([.$C112]*(COLUMN()-18)+12288*2;32768)" table:style-name="ce1">
            <text:p>24576</text:p>
          </table:table-cell>
          <table:table-cell office:value-type="float" office:value="27065" table:formula="of:=MIN([.$C112]*(COLUMN()-18)+12288*2;32768)" table:style-name="ce1">
            <text:p>27065</text:p>
          </table:table-cell>
          <table:table-cell office:value-type="float" office:value="29554" table:formula="of:=MIN([.$C112]*(COLUMN()-18)+12288*2;32768)" table:style-name="ce1">
            <text:p>29554</text:p>
          </table:table-cell>
          <table:table-cell office:value-type="float" office:value="32043" table:formula="of:=MIN([.$C112]*(COLUMN()-18)+12288*2;32768)" table:style-name="ce1">
            <text:p>32043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12288)" table:style-name="ce1">
            <text:p>0</text:p>
          </table:table-cell>
          <table:table-cell office:value-type="float" office:value="2462" table:formula="of:=MIN([.$C113]*(COLUMN()-6);12288)" table:style-name="ce1">
            <text:p>2462</text:p>
          </table:table-cell>
          <table:table-cell office:value-type="float" office:value="4924" table:formula="of:=MIN([.$C113]*(COLUMN()-6);12288)" table:style-name="ce1">
            <text:p>4924</text:p>
          </table:table-cell>
          <table:table-cell office:value-type="float" office:value="7386" table:formula="of:=MIN([.$C113]*(COLUMN()-6);12288)" table:style-name="ce1">
            <text:p>7386</text:p>
          </table:table-cell>
          <table:table-cell office:value-type="float" office:value="9848" table:formula="of:=MIN([.$C113]*(COLUMN()-6);12288)" table:style-name="ce1">
            <text:p>9848</text:p>
          </table:table-cell>
          <table:table-cell office:value-type="float" office:value="12288" table:formula="of:=MIN([.$C113]*(COLUMN()-6);12288)" table:style-name="ce1">
            <text:p>12288</text:p>
          </table:table-cell>
          <table:table-cell office:value-type="float" office:value="12288" table:formula="of:=MIN([.$C113]*(COLUMN()-12)+12288;12288*2)" table:style-name="ce1">
            <text:p>12288</text:p>
          </table:table-cell>
          <table:table-cell office:value-type="float" office:value="14750" table:formula="of:=MIN([.$C113]*(COLUMN()-12)+12288;12288*2)" table:style-name="ce1">
            <text:p>14750</text:p>
          </table:table-cell>
          <table:table-cell office:value-type="float" office:value="17212" table:formula="of:=MIN([.$C113]*(COLUMN()-12)+12288;12288*2)" table:style-name="ce1">
            <text:p>17212</text:p>
          </table:table-cell>
          <table:table-cell office:value-type="float" office:value="19674" table:formula="of:=MIN([.$C113]*(COLUMN()-12)+12288;12288*2)" table:style-name="ce1">
            <text:p>19674</text:p>
          </table:table-cell>
          <table:table-cell office:value-type="float" office:value="22136" table:formula="of:=MIN([.$C113]*(COLUMN()-12)+12288;12288*2)" table:style-name="ce1">
            <text:p>22136</text:p>
          </table:table-cell>
          <table:table-cell office:value-type="float" office:value="24576" table:formula="of:=MIN([.$C113]*(COLUMN()-12)+12288;12288*2)" table:style-name="ce1">
            <text:p>24576</text:p>
          </table:table-cell>
          <table:table-cell office:value-type="float" office:value="24576" table:formula="of:=MIN([.$C113]*(COLUMN()-18)+12288*2;32768)" table:style-name="ce1">
            <text:p>24576</text:p>
          </table:table-cell>
          <table:table-cell office:value-type="float" office:value="27038" table:formula="of:=MIN([.$C113]*(COLUMN()-18)+12288*2;32768)" table:style-name="ce1">
            <text:p>27038</text:p>
          </table:table-cell>
          <table:table-cell office:value-type="float" office:value="29500" table:formula="of:=MIN([.$C113]*(COLUMN()-18)+12288*2;32768)" table:style-name="ce1">
            <text:p>29500</text:p>
          </table:table-cell>
          <table:table-cell office:value-type="float" office:value="31962" table:formula="of:=MIN([.$C113]*(COLUMN()-18)+12288*2;32768)" table:style-name="ce1">
            <text:p>31962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12288)" table:style-name="ce1">
            <text:p>0</text:p>
          </table:table-cell>
          <table:table-cell office:value-type="float" office:value="2435" table:formula="of:=MIN([.$C114]*(COLUMN()-6);12288)" table:style-name="ce1">
            <text:p>2435</text:p>
          </table:table-cell>
          <table:table-cell office:value-type="float" office:value="4870" table:formula="of:=MIN([.$C114]*(COLUMN()-6);12288)" table:style-name="ce1">
            <text:p>4870</text:p>
          </table:table-cell>
          <table:table-cell office:value-type="float" office:value="7305" table:formula="of:=MIN([.$C114]*(COLUMN()-6);12288)" table:style-name="ce1">
            <text:p>7305</text:p>
          </table:table-cell>
          <table:table-cell office:value-type="float" office:value="9740" table:formula="of:=MIN([.$C114]*(COLUMN()-6);12288)" table:style-name="ce1">
            <text:p>9740</text:p>
          </table:table-cell>
          <table:table-cell office:value-type="float" office:value="12175" table:formula="of:=MIN([.$C114]*(COLUMN()-6);12288)" table:style-name="ce1">
            <text:p>12175</text:p>
          </table:table-cell>
          <table:table-cell office:value-type="float" office:value="12288" table:formula="of:=MIN([.$C114]*(COLUMN()-12)+12288;12288*2)" table:style-name="ce1">
            <text:p>12288</text:p>
          </table:table-cell>
          <table:table-cell office:value-type="float" office:value="14723" table:formula="of:=MIN([.$C114]*(COLUMN()-12)+12288;12288*2)" table:style-name="ce1">
            <text:p>14723</text:p>
          </table:table-cell>
          <table:table-cell office:value-type="float" office:value="17158" table:formula="of:=MIN([.$C114]*(COLUMN()-12)+12288;12288*2)" table:style-name="ce1">
            <text:p>17158</text:p>
          </table:table-cell>
          <table:table-cell office:value-type="float" office:value="19593" table:formula="of:=MIN([.$C114]*(COLUMN()-12)+12288;12288*2)" table:style-name="ce1">
            <text:p>19593</text:p>
          </table:table-cell>
          <table:table-cell office:value-type="float" office:value="22028" table:formula="of:=MIN([.$C114]*(COLUMN()-12)+12288;12288*2)" table:style-name="ce1">
            <text:p>22028</text:p>
          </table:table-cell>
          <table:table-cell office:value-type="float" office:value="24463" table:formula="of:=MIN([.$C114]*(COLUMN()-12)+12288;12288*2)" table:style-name="ce1">
            <text:p>24463</text:p>
          </table:table-cell>
          <table:table-cell office:value-type="float" office:value="24576" table:formula="of:=MIN([.$C114]*(COLUMN()-18)+12288*2;32768)" table:style-name="ce1">
            <text:p>24576</text:p>
          </table:table-cell>
          <table:table-cell office:value-type="float" office:value="27011" table:formula="of:=MIN([.$C114]*(COLUMN()-18)+12288*2;32768)" table:style-name="ce1">
            <text:p>27011</text:p>
          </table:table-cell>
          <table:table-cell office:value-type="float" office:value="29446" table:formula="of:=MIN([.$C114]*(COLUMN()-18)+12288*2;32768)" table:style-name="ce1">
            <text:p>29446</text:p>
          </table:table-cell>
          <table:table-cell office:value-type="float" office:value="31881" table:formula="of:=MIN([.$C114]*(COLUMN()-18)+12288*2;32768)" table:style-name="ce1">
            <text:p>31881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12288)" table:style-name="ce1">
            <text:p>0</text:p>
          </table:table-cell>
          <table:table-cell office:value-type="float" office:value="2409" table:formula="of:=MIN([.$C115]*(COLUMN()-6);12288)" table:style-name="ce1">
            <text:p>2409</text:p>
          </table:table-cell>
          <table:table-cell office:value-type="float" office:value="4818" table:formula="of:=MIN([.$C115]*(COLUMN()-6);12288)" table:style-name="ce1">
            <text:p>4818</text:p>
          </table:table-cell>
          <table:table-cell office:value-type="float" office:value="7227" table:formula="of:=MIN([.$C115]*(COLUMN()-6);12288)" table:style-name="ce1">
            <text:p>7227</text:p>
          </table:table-cell>
          <table:table-cell office:value-type="float" office:value="9636" table:formula="of:=MIN([.$C115]*(COLUMN()-6);12288)" table:style-name="ce1">
            <text:p>9636</text:p>
          </table:table-cell>
          <table:table-cell office:value-type="float" office:value="12045" table:formula="of:=MIN([.$C115]*(COLUMN()-6);12288)" table:style-name="ce1">
            <text:p>12045</text:p>
          </table:table-cell>
          <table:table-cell office:value-type="float" office:value="12288" table:formula="of:=MIN([.$C115]*(COLUMN()-12)+12288;12288*2)" table:style-name="ce1">
            <text:p>12288</text:p>
          </table:table-cell>
          <table:table-cell office:value-type="float" office:value="14697" table:formula="of:=MIN([.$C115]*(COLUMN()-12)+12288;12288*2)" table:style-name="ce1">
            <text:p>14697</text:p>
          </table:table-cell>
          <table:table-cell office:value-type="float" office:value="17106" table:formula="of:=MIN([.$C115]*(COLUMN()-12)+12288;12288*2)" table:style-name="ce1">
            <text:p>17106</text:p>
          </table:table-cell>
          <table:table-cell office:value-type="float" office:value="19515" table:formula="of:=MIN([.$C115]*(COLUMN()-12)+12288;12288*2)" table:style-name="ce1">
            <text:p>19515</text:p>
          </table:table-cell>
          <table:table-cell office:value-type="float" office:value="21924" table:formula="of:=MIN([.$C115]*(COLUMN()-12)+12288;12288*2)" table:style-name="ce1">
            <text:p>21924</text:p>
          </table:table-cell>
          <table:table-cell office:value-type="float" office:value="24333" table:formula="of:=MIN([.$C115]*(COLUMN()-12)+12288;12288*2)" table:style-name="ce1">
            <text:p>24333</text:p>
          </table:table-cell>
          <table:table-cell office:value-type="float" office:value="24576" table:formula="of:=MIN([.$C115]*(COLUMN()-18)+12288*2;32768)" table:style-name="ce1">
            <text:p>24576</text:p>
          </table:table-cell>
          <table:table-cell office:value-type="float" office:value="26985" table:formula="of:=MIN([.$C115]*(COLUMN()-18)+12288*2;32768)" table:style-name="ce1">
            <text:p>26985</text:p>
          </table:table-cell>
          <table:table-cell office:value-type="float" office:value="29394" table:formula="of:=MIN([.$C115]*(COLUMN()-18)+12288*2;32768)" table:style-name="ce1">
            <text:p>29394</text:p>
          </table:table-cell>
          <table:table-cell office:value-type="float" office:value="31803" table:formula="of:=MIN([.$C115]*(COLUMN()-18)+12288*2;32768)" table:style-name="ce1">
            <text:p>31803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12288)" table:style-name="ce1">
            <text:p>0</text:p>
          </table:table-cell>
          <table:table-cell office:value-type="float" office:value="2383" table:formula="of:=MIN([.$C116]*(COLUMN()-6);12288)" table:style-name="ce1">
            <text:p>2383</text:p>
          </table:table-cell>
          <table:table-cell office:value-type="float" office:value="4766" table:formula="of:=MIN([.$C116]*(COLUMN()-6);12288)" table:style-name="ce1">
            <text:p>4766</text:p>
          </table:table-cell>
          <table:table-cell office:value-type="float" office:value="7149" table:formula="of:=MIN([.$C116]*(COLUMN()-6);12288)" table:style-name="ce1">
            <text:p>7149</text:p>
          </table:table-cell>
          <table:table-cell office:value-type="float" office:value="9532" table:formula="of:=MIN([.$C116]*(COLUMN()-6);12288)" table:style-name="ce1">
            <text:p>9532</text:p>
          </table:table-cell>
          <table:table-cell office:value-type="float" office:value="11915" table:formula="of:=MIN([.$C116]*(COLUMN()-6);12288)" table:style-name="ce1">
            <text:p>11915</text:p>
          </table:table-cell>
          <table:table-cell office:value-type="float" office:value="12288" table:formula="of:=MIN([.$C116]*(COLUMN()-12)+12288;12288*2)" table:style-name="ce1">
            <text:p>12288</text:p>
          </table:table-cell>
          <table:table-cell office:value-type="float" office:value="14671" table:formula="of:=MIN([.$C116]*(COLUMN()-12)+12288;12288*2)" table:style-name="ce1">
            <text:p>14671</text:p>
          </table:table-cell>
          <table:table-cell office:value-type="float" office:value="17054" table:formula="of:=MIN([.$C116]*(COLUMN()-12)+12288;12288*2)" table:style-name="ce1">
            <text:p>17054</text:p>
          </table:table-cell>
          <table:table-cell office:value-type="float" office:value="19437" table:formula="of:=MIN([.$C116]*(COLUMN()-12)+12288;12288*2)" table:style-name="ce1">
            <text:p>19437</text:p>
          </table:table-cell>
          <table:table-cell office:value-type="float" office:value="21820" table:formula="of:=MIN([.$C116]*(COLUMN()-12)+12288;12288*2)" table:style-name="ce1">
            <text:p>21820</text:p>
          </table:table-cell>
          <table:table-cell office:value-type="float" office:value="24203" table:formula="of:=MIN([.$C116]*(COLUMN()-12)+12288;12288*2)" table:style-name="ce1">
            <text:p>24203</text:p>
          </table:table-cell>
          <table:table-cell office:value-type="float" office:value="24576" table:formula="of:=MIN([.$C116]*(COLUMN()-18)+12288*2;32768)" table:style-name="ce1">
            <text:p>24576</text:p>
          </table:table-cell>
          <table:table-cell office:value-type="float" office:value="26959" table:formula="of:=MIN([.$C116]*(COLUMN()-18)+12288*2;32768)" table:style-name="ce1">
            <text:p>26959</text:p>
          </table:table-cell>
          <table:table-cell office:value-type="float" office:value="29342" table:formula="of:=MIN([.$C116]*(COLUMN()-18)+12288*2;32768)" table:style-name="ce1">
            <text:p>29342</text:p>
          </table:table-cell>
          <table:table-cell office:value-type="float" office:value="31725" table:formula="of:=MIN([.$C116]*(COLUMN()-18)+12288*2;32768)" table:style-name="ce1">
            <text:p>3172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12288)" table:style-name="ce1">
            <text:p>0</text:p>
          </table:table-cell>
          <table:table-cell office:value-type="float" office:value="2358" table:formula="of:=MIN([.$C117]*(COLUMN()-6);12288)" table:style-name="ce1">
            <text:p>2358</text:p>
          </table:table-cell>
          <table:table-cell office:value-type="float" office:value="4716" table:formula="of:=MIN([.$C117]*(COLUMN()-6);12288)" table:style-name="ce1">
            <text:p>4716</text:p>
          </table:table-cell>
          <table:table-cell office:value-type="float" office:value="7074" table:formula="of:=MIN([.$C117]*(COLUMN()-6);12288)" table:style-name="ce1">
            <text:p>7074</text:p>
          </table:table-cell>
          <table:table-cell office:value-type="float" office:value="9432" table:formula="of:=MIN([.$C117]*(COLUMN()-6);12288)" table:style-name="ce1">
            <text:p>9432</text:p>
          </table:table-cell>
          <table:table-cell office:value-type="float" office:value="11790" table:formula="of:=MIN([.$C117]*(COLUMN()-6);12288)" table:style-name="ce1">
            <text:p>11790</text:p>
          </table:table-cell>
          <table:table-cell office:value-type="float" office:value="12288" table:formula="of:=MIN([.$C117]*(COLUMN()-12)+12288;12288*2)" table:style-name="ce1">
            <text:p>12288</text:p>
          </table:table-cell>
          <table:table-cell office:value-type="float" office:value="14646" table:formula="of:=MIN([.$C117]*(COLUMN()-12)+12288;12288*2)" table:style-name="ce1">
            <text:p>14646</text:p>
          </table:table-cell>
          <table:table-cell office:value-type="float" office:value="17004" table:formula="of:=MIN([.$C117]*(COLUMN()-12)+12288;12288*2)" table:style-name="ce1">
            <text:p>17004</text:p>
          </table:table-cell>
          <table:table-cell office:value-type="float" office:value="19362" table:formula="of:=MIN([.$C117]*(COLUMN()-12)+12288;12288*2)" table:style-name="ce1">
            <text:p>19362</text:p>
          </table:table-cell>
          <table:table-cell office:value-type="float" office:value="21720" table:formula="of:=MIN([.$C117]*(COLUMN()-12)+12288;12288*2)" table:style-name="ce1">
            <text:p>21720</text:p>
          </table:table-cell>
          <table:table-cell office:value-type="float" office:value="24078" table:formula="of:=MIN([.$C117]*(COLUMN()-12)+12288;12288*2)" table:style-name="ce1">
            <text:p>24078</text:p>
          </table:table-cell>
          <table:table-cell office:value-type="float" office:value="24576" table:formula="of:=MIN([.$C117]*(COLUMN()-18)+12288*2;32768)" table:style-name="ce1">
            <text:p>24576</text:p>
          </table:table-cell>
          <table:table-cell office:value-type="float" office:value="26934" table:formula="of:=MIN([.$C117]*(COLUMN()-18)+12288*2;32768)" table:style-name="ce1">
            <text:p>26934</text:p>
          </table:table-cell>
          <table:table-cell office:value-type="float" office:value="29292" table:formula="of:=MIN([.$C117]*(COLUMN()-18)+12288*2;32768)" table:style-name="ce1">
            <text:p>29292</text:p>
          </table:table-cell>
          <table:table-cell office:value-type="float" office:value="31650" table:formula="of:=MIN([.$C117]*(COLUMN()-18)+12288*2;32768)" table:style-name="ce1">
            <text:p>3165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12288)" table:style-name="ce1">
            <text:p>0</text:p>
          </table:table-cell>
          <table:table-cell office:value-type="float" office:value="2332" table:formula="of:=MIN([.$C118]*(COLUMN()-6);12288)" table:style-name="ce1">
            <text:p>2332</text:p>
          </table:table-cell>
          <table:table-cell office:value-type="float" office:value="4664" table:formula="of:=MIN([.$C118]*(COLUMN()-6);12288)" table:style-name="ce1">
            <text:p>4664</text:p>
          </table:table-cell>
          <table:table-cell office:value-type="float" office:value="6996" table:formula="of:=MIN([.$C118]*(COLUMN()-6);12288)" table:style-name="ce1">
            <text:p>6996</text:p>
          </table:table-cell>
          <table:table-cell office:value-type="float" office:value="9328" table:formula="of:=MIN([.$C118]*(COLUMN()-6);12288)" table:style-name="ce1">
            <text:p>9328</text:p>
          </table:table-cell>
          <table:table-cell office:value-type="float" office:value="11660" table:formula="of:=MIN([.$C118]*(COLUMN()-6);12288)" table:style-name="ce1">
            <text:p>11660</text:p>
          </table:table-cell>
          <table:table-cell office:value-type="float" office:value="12288" table:formula="of:=MIN([.$C118]*(COLUMN()-12)+12288;12288*2)" table:style-name="ce1">
            <text:p>12288</text:p>
          </table:table-cell>
          <table:table-cell office:value-type="float" office:value="14620" table:formula="of:=MIN([.$C118]*(COLUMN()-12)+12288;12288*2)" table:style-name="ce1">
            <text:p>14620</text:p>
          </table:table-cell>
          <table:table-cell office:value-type="float" office:value="16952" table:formula="of:=MIN([.$C118]*(COLUMN()-12)+12288;12288*2)" table:style-name="ce1">
            <text:p>16952</text:p>
          </table:table-cell>
          <table:table-cell office:value-type="float" office:value="19284" table:formula="of:=MIN([.$C118]*(COLUMN()-12)+12288;12288*2)" table:style-name="ce1">
            <text:p>19284</text:p>
          </table:table-cell>
          <table:table-cell office:value-type="float" office:value="21616" table:formula="of:=MIN([.$C118]*(COLUMN()-12)+12288;12288*2)" table:style-name="ce1">
            <text:p>21616</text:p>
          </table:table-cell>
          <table:table-cell office:value-type="float" office:value="23948" table:formula="of:=MIN([.$C118]*(COLUMN()-12)+12288;12288*2)" table:style-name="ce1">
            <text:p>23948</text:p>
          </table:table-cell>
          <table:table-cell office:value-type="float" office:value="24576" table:formula="of:=MIN([.$C118]*(COLUMN()-18)+12288*2;32768)" table:style-name="ce1">
            <text:p>24576</text:p>
          </table:table-cell>
          <table:table-cell office:value-type="float" office:value="26908" table:formula="of:=MIN([.$C118]*(COLUMN()-18)+12288*2;32768)" table:style-name="ce1">
            <text:p>26908</text:p>
          </table:table-cell>
          <table:table-cell office:value-type="float" office:value="29240" table:formula="of:=MIN([.$C118]*(COLUMN()-18)+12288*2;32768)" table:style-name="ce1">
            <text:p>29240</text:p>
          </table:table-cell>
          <table:table-cell office:value-type="float" office:value="31572" table:formula="of:=MIN([.$C118]*(COLUMN()-18)+12288*2;32768)" table:style-name="ce1">
            <text:p>31572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12288)" table:style-name="ce1">
            <text:p>0</text:p>
          </table:table-cell>
          <table:table-cell office:value-type="float" office:value="2307" table:formula="of:=MIN([.$C119]*(COLUMN()-6);12288)" table:style-name="ce1">
            <text:p>2307</text:p>
          </table:table-cell>
          <table:table-cell office:value-type="float" office:value="4614" table:formula="of:=MIN([.$C119]*(COLUMN()-6);12288)" table:style-name="ce1">
            <text:p>4614</text:p>
          </table:table-cell>
          <table:table-cell office:value-type="float" office:value="6921" table:formula="of:=MIN([.$C119]*(COLUMN()-6);12288)" table:style-name="ce1">
            <text:p>6921</text:p>
          </table:table-cell>
          <table:table-cell office:value-type="float" office:value="9228" table:formula="of:=MIN([.$C119]*(COLUMN()-6);12288)" table:style-name="ce1">
            <text:p>9228</text:p>
          </table:table-cell>
          <table:table-cell office:value-type="float" office:value="11535" table:formula="of:=MIN([.$C119]*(COLUMN()-6);12288)" table:style-name="ce1">
            <text:p>11535</text:p>
          </table:table-cell>
          <table:table-cell office:value-type="float" office:value="12288" table:formula="of:=MIN([.$C119]*(COLUMN()-12)+12288;12288*2)" table:style-name="ce1">
            <text:p>12288</text:p>
          </table:table-cell>
          <table:table-cell office:value-type="float" office:value="14595" table:formula="of:=MIN([.$C119]*(COLUMN()-12)+12288;12288*2)" table:style-name="ce1">
            <text:p>14595</text:p>
          </table:table-cell>
          <table:table-cell office:value-type="float" office:value="16902" table:formula="of:=MIN([.$C119]*(COLUMN()-12)+12288;12288*2)" table:style-name="ce1">
            <text:p>16902</text:p>
          </table:table-cell>
          <table:table-cell office:value-type="float" office:value="19209" table:formula="of:=MIN([.$C119]*(COLUMN()-12)+12288;12288*2)" table:style-name="ce1">
            <text:p>19209</text:p>
          </table:table-cell>
          <table:table-cell office:value-type="float" office:value="21516" table:formula="of:=MIN([.$C119]*(COLUMN()-12)+12288;12288*2)" table:style-name="ce1">
            <text:p>21516</text:p>
          </table:table-cell>
          <table:table-cell office:value-type="float" office:value="23823" table:formula="of:=MIN([.$C119]*(COLUMN()-12)+12288;12288*2)" table:style-name="ce1">
            <text:p>23823</text:p>
          </table:table-cell>
          <table:table-cell office:value-type="float" office:value="24576" table:formula="of:=MIN([.$C119]*(COLUMN()-18)+12288*2;32768)" table:style-name="ce1">
            <text:p>24576</text:p>
          </table:table-cell>
          <table:table-cell office:value-type="float" office:value="26883" table:formula="of:=MIN([.$C119]*(COLUMN()-18)+12288*2;32768)" table:style-name="ce1">
            <text:p>26883</text:p>
          </table:table-cell>
          <table:table-cell office:value-type="float" office:value="29190" table:formula="of:=MIN([.$C119]*(COLUMN()-18)+12288*2;32768)" table:style-name="ce1">
            <text:p>29190</text:p>
          </table:table-cell>
          <table:table-cell office:value-type="float" office:value="31497" table:formula="of:=MIN([.$C119]*(COLUMN()-18)+12288*2;32768)" table:style-name="ce1">
            <text:p>31497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12288)" table:style-name="ce1">
            <text:p>0</text:p>
          </table:table-cell>
          <table:table-cell office:value-type="float" office:value="2282" table:formula="of:=MIN([.$C120]*(COLUMN()-6);12288)" table:style-name="ce1">
            <text:p>2282</text:p>
          </table:table-cell>
          <table:table-cell office:value-type="float" office:value="4564" table:formula="of:=MIN([.$C120]*(COLUMN()-6);12288)" table:style-name="ce1">
            <text:p>4564</text:p>
          </table:table-cell>
          <table:table-cell office:value-type="float" office:value="6846" table:formula="of:=MIN([.$C120]*(COLUMN()-6);12288)" table:style-name="ce1">
            <text:p>6846</text:p>
          </table:table-cell>
          <table:table-cell office:value-type="float" office:value="9128" table:formula="of:=MIN([.$C120]*(COLUMN()-6);12288)" table:style-name="ce1">
            <text:p>9128</text:p>
          </table:table-cell>
          <table:table-cell office:value-type="float" office:value="11410" table:formula="of:=MIN([.$C120]*(COLUMN()-6);12288)" table:style-name="ce1">
            <text:p>11410</text:p>
          </table:table-cell>
          <table:table-cell office:value-type="float" office:value="12288" table:formula="of:=MIN([.$C120]*(COLUMN()-12)+12288;12288*2)" table:style-name="ce1">
            <text:p>12288</text:p>
          </table:table-cell>
          <table:table-cell office:value-type="float" office:value="14570" table:formula="of:=MIN([.$C120]*(COLUMN()-12)+12288;12288*2)" table:style-name="ce1">
            <text:p>14570</text:p>
          </table:table-cell>
          <table:table-cell office:value-type="float" office:value="16852" table:formula="of:=MIN([.$C120]*(COLUMN()-12)+12288;12288*2)" table:style-name="ce1">
            <text:p>16852</text:p>
          </table:table-cell>
          <table:table-cell office:value-type="float" office:value="19134" table:formula="of:=MIN([.$C120]*(COLUMN()-12)+12288;12288*2)" table:style-name="ce1">
            <text:p>19134</text:p>
          </table:table-cell>
          <table:table-cell office:value-type="float" office:value="21416" table:formula="of:=MIN([.$C120]*(COLUMN()-12)+12288;12288*2)" table:style-name="ce1">
            <text:p>21416</text:p>
          </table:table-cell>
          <table:table-cell office:value-type="float" office:value="23698" table:formula="of:=MIN([.$C120]*(COLUMN()-12)+12288;12288*2)" table:style-name="ce1">
            <text:p>23698</text:p>
          </table:table-cell>
          <table:table-cell office:value-type="float" office:value="24576" table:formula="of:=MIN([.$C120]*(COLUMN()-18)+12288*2;32768)" table:style-name="ce1">
            <text:p>24576</text:p>
          </table:table-cell>
          <table:table-cell office:value-type="float" office:value="26858" table:formula="of:=MIN([.$C120]*(COLUMN()-18)+12288*2;32768)" table:style-name="ce1">
            <text:p>26858</text:p>
          </table:table-cell>
          <table:table-cell office:value-type="float" office:value="29140" table:formula="of:=MIN([.$C120]*(COLUMN()-18)+12288*2;32768)" table:style-name="ce1">
            <text:p>29140</text:p>
          </table:table-cell>
          <table:table-cell office:value-type="float" office:value="31422" table:formula="of:=MIN([.$C120]*(COLUMN()-18)+12288*2;32768)" table:style-name="ce1">
            <text:p>31422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12288)" table:style-name="ce1">
            <text:p>0</text:p>
          </table:table-cell>
          <table:table-cell office:value-type="float" office:value="2258" table:formula="of:=MIN([.$C121]*(COLUMN()-6);12288)" table:style-name="ce1">
            <text:p>2258</text:p>
          </table:table-cell>
          <table:table-cell office:value-type="float" office:value="4516" table:formula="of:=MIN([.$C121]*(COLUMN()-6);12288)" table:style-name="ce1">
            <text:p>4516</text:p>
          </table:table-cell>
          <table:table-cell office:value-type="float" office:value="6774" table:formula="of:=MIN([.$C121]*(COLUMN()-6);12288)" table:style-name="ce1">
            <text:p>6774</text:p>
          </table:table-cell>
          <table:table-cell office:value-type="float" office:value="9032" table:formula="of:=MIN([.$C121]*(COLUMN()-6);12288)" table:style-name="ce1">
            <text:p>9032</text:p>
          </table:table-cell>
          <table:table-cell office:value-type="float" office:value="11290" table:formula="of:=MIN([.$C121]*(COLUMN()-6);12288)" table:style-name="ce1">
            <text:p>11290</text:p>
          </table:table-cell>
          <table:table-cell office:value-type="float" office:value="12288" table:formula="of:=MIN([.$C121]*(COLUMN()-12)+12288;12288*2)" table:style-name="ce1">
            <text:p>12288</text:p>
          </table:table-cell>
          <table:table-cell office:value-type="float" office:value="14546" table:formula="of:=MIN([.$C121]*(COLUMN()-12)+12288;12288*2)" table:style-name="ce1">
            <text:p>14546</text:p>
          </table:table-cell>
          <table:table-cell office:value-type="float" office:value="16804" table:formula="of:=MIN([.$C121]*(COLUMN()-12)+12288;12288*2)" table:style-name="ce1">
            <text:p>16804</text:p>
          </table:table-cell>
          <table:table-cell office:value-type="float" office:value="19062" table:formula="of:=MIN([.$C121]*(COLUMN()-12)+12288;12288*2)" table:style-name="ce1">
            <text:p>19062</text:p>
          </table:table-cell>
          <table:table-cell office:value-type="float" office:value="21320" table:formula="of:=MIN([.$C121]*(COLUMN()-12)+12288;12288*2)" table:style-name="ce1">
            <text:p>21320</text:p>
          </table:table-cell>
          <table:table-cell office:value-type="float" office:value="23578" table:formula="of:=MIN([.$C121]*(COLUMN()-12)+12288;12288*2)" table:style-name="ce1">
            <text:p>23578</text:p>
          </table:table-cell>
          <table:table-cell office:value-type="float" office:value="24576" table:formula="of:=MIN([.$C121]*(COLUMN()-18)+12288*2;32768)" table:style-name="ce1">
            <text:p>24576</text:p>
          </table:table-cell>
          <table:table-cell office:value-type="float" office:value="26834" table:formula="of:=MIN([.$C121]*(COLUMN()-18)+12288*2;32768)" table:style-name="ce1">
            <text:p>26834</text:p>
          </table:table-cell>
          <table:table-cell office:value-type="float" office:value="29092" table:formula="of:=MIN([.$C121]*(COLUMN()-18)+12288*2;32768)" table:style-name="ce1">
            <text:p>29092</text:p>
          </table:table-cell>
          <table:table-cell office:value-type="float" office:value="31350" table:formula="of:=MIN([.$C121]*(COLUMN()-18)+12288*2;32768)" table:style-name="ce1">
            <text:p>3135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12288)" table:style-name="ce1">
            <text:p>0</text:p>
          </table:table-cell>
          <table:table-cell office:value-type="float" office:value="2233" table:formula="of:=MIN([.$C122]*(COLUMN()-6);12288)" table:style-name="ce1">
            <text:p>2233</text:p>
          </table:table-cell>
          <table:table-cell office:value-type="float" office:value="4466" table:formula="of:=MIN([.$C122]*(COLUMN()-6);12288)" table:style-name="ce1">
            <text:p>4466</text:p>
          </table:table-cell>
          <table:table-cell office:value-type="float" office:value="6699" table:formula="of:=MIN([.$C122]*(COLUMN()-6);12288)" table:style-name="ce1">
            <text:p>6699</text:p>
          </table:table-cell>
          <table:table-cell office:value-type="float" office:value="8932" table:formula="of:=MIN([.$C122]*(COLUMN()-6);12288)" table:style-name="ce1">
            <text:p>8932</text:p>
          </table:table-cell>
          <table:table-cell office:value-type="float" office:value="11165" table:formula="of:=MIN([.$C122]*(COLUMN()-6);12288)" table:style-name="ce1">
            <text:p>11165</text:p>
          </table:table-cell>
          <table:table-cell office:value-type="float" office:value="12288" table:formula="of:=MIN([.$C122]*(COLUMN()-12)+12288;12288*2)" table:style-name="ce1">
            <text:p>12288</text:p>
          </table:table-cell>
          <table:table-cell office:value-type="float" office:value="14521" table:formula="of:=MIN([.$C122]*(COLUMN()-12)+12288;12288*2)" table:style-name="ce1">
            <text:p>14521</text:p>
          </table:table-cell>
          <table:table-cell office:value-type="float" office:value="16754" table:formula="of:=MIN([.$C122]*(COLUMN()-12)+12288;12288*2)" table:style-name="ce1">
            <text:p>16754</text:p>
          </table:table-cell>
          <table:table-cell office:value-type="float" office:value="18987" table:formula="of:=MIN([.$C122]*(COLUMN()-12)+12288;12288*2)" table:style-name="ce1">
            <text:p>18987</text:p>
          </table:table-cell>
          <table:table-cell office:value-type="float" office:value="21220" table:formula="of:=MIN([.$C122]*(COLUMN()-12)+12288;12288*2)" table:style-name="ce1">
            <text:p>21220</text:p>
          </table:table-cell>
          <table:table-cell office:value-type="float" office:value="23453" table:formula="of:=MIN([.$C122]*(COLUMN()-12)+12288;12288*2)" table:style-name="ce1">
            <text:p>23453</text:p>
          </table:table-cell>
          <table:table-cell office:value-type="float" office:value="24576" table:formula="of:=MIN([.$C122]*(COLUMN()-18)+12288*2;32768)" table:style-name="ce1">
            <text:p>24576</text:p>
          </table:table-cell>
          <table:table-cell office:value-type="float" office:value="26809" table:formula="of:=MIN([.$C122]*(COLUMN()-18)+12288*2;32768)" table:style-name="ce1">
            <text:p>26809</text:p>
          </table:table-cell>
          <table:table-cell office:value-type="float" office:value="29042" table:formula="of:=MIN([.$C122]*(COLUMN()-18)+12288*2;32768)" table:style-name="ce1">
            <text:p>29042</text:p>
          </table:table-cell>
          <table:table-cell office:value-type="float" office:value="31275" table:formula="of:=MIN([.$C122]*(COLUMN()-18)+12288*2;32768)" table:style-name="ce1">
            <text:p>3127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12288)" table:style-name="ce1">
            <text:p>0</text:p>
          </table:table-cell>
          <table:table-cell office:value-type="float" office:value="2209" table:formula="of:=MIN([.$C123]*(COLUMN()-6);12288)" table:style-name="ce1">
            <text:p>2209</text:p>
          </table:table-cell>
          <table:table-cell office:value-type="float" office:value="4418" table:formula="of:=MIN([.$C123]*(COLUMN()-6);12288)" table:style-name="ce1">
            <text:p>4418</text:p>
          </table:table-cell>
          <table:table-cell office:value-type="float" office:value="6627" table:formula="of:=MIN([.$C123]*(COLUMN()-6);12288)" table:style-name="ce1">
            <text:p>6627</text:p>
          </table:table-cell>
          <table:table-cell office:value-type="float" office:value="8836" table:formula="of:=MIN([.$C123]*(COLUMN()-6);12288)" table:style-name="ce1">
            <text:p>8836</text:p>
          </table:table-cell>
          <table:table-cell office:value-type="float" office:value="11045" table:formula="of:=MIN([.$C123]*(COLUMN()-6);12288)" table:style-name="ce1">
            <text:p>11045</text:p>
          </table:table-cell>
          <table:table-cell office:value-type="float" office:value="12288" table:formula="of:=MIN([.$C123]*(COLUMN()-12)+12288;12288*2)" table:style-name="ce1">
            <text:p>12288</text:p>
          </table:table-cell>
          <table:table-cell office:value-type="float" office:value="14497" table:formula="of:=MIN([.$C123]*(COLUMN()-12)+12288;12288*2)" table:style-name="ce1">
            <text:p>14497</text:p>
          </table:table-cell>
          <table:table-cell office:value-type="float" office:value="16706" table:formula="of:=MIN([.$C123]*(COLUMN()-12)+12288;12288*2)" table:style-name="ce1">
            <text:p>16706</text:p>
          </table:table-cell>
          <table:table-cell office:value-type="float" office:value="18915" table:formula="of:=MIN([.$C123]*(COLUMN()-12)+12288;12288*2)" table:style-name="ce1">
            <text:p>18915</text:p>
          </table:table-cell>
          <table:table-cell office:value-type="float" office:value="21124" table:formula="of:=MIN([.$C123]*(COLUMN()-12)+12288;12288*2)" table:style-name="ce1">
            <text:p>21124</text:p>
          </table:table-cell>
          <table:table-cell office:value-type="float" office:value="23333" table:formula="of:=MIN([.$C123]*(COLUMN()-12)+12288;12288*2)" table:style-name="ce1">
            <text:p>23333</text:p>
          </table:table-cell>
          <table:table-cell office:value-type="float" office:value="24576" table:formula="of:=MIN([.$C123]*(COLUMN()-18)+12288*2;32768)" table:style-name="ce1">
            <text:p>24576</text:p>
          </table:table-cell>
          <table:table-cell office:value-type="float" office:value="26785" table:formula="of:=MIN([.$C123]*(COLUMN()-18)+12288*2;32768)" table:style-name="ce1">
            <text:p>26785</text:p>
          </table:table-cell>
          <table:table-cell office:value-type="float" office:value="28994" table:formula="of:=MIN([.$C123]*(COLUMN()-18)+12288*2;32768)" table:style-name="ce1">
            <text:p>28994</text:p>
          </table:table-cell>
          <table:table-cell office:value-type="float" office:value="31203" table:formula="of:=MIN([.$C123]*(COLUMN()-18)+12288*2;32768)" table:style-name="ce1">
            <text:p>31203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12288)" table:style-name="ce1">
            <text:p>0</text:p>
          </table:table-cell>
          <table:table-cell office:value-type="float" office:value="2186" table:formula="of:=MIN([.$C124]*(COLUMN()-6);12288)" table:style-name="ce1">
            <text:p>2186</text:p>
          </table:table-cell>
          <table:table-cell office:value-type="float" office:value="4372" table:formula="of:=MIN([.$C124]*(COLUMN()-6);12288)" table:style-name="ce1">
            <text:p>4372</text:p>
          </table:table-cell>
          <table:table-cell office:value-type="float" office:value="6558" table:formula="of:=MIN([.$C124]*(COLUMN()-6);12288)" table:style-name="ce1">
            <text:p>6558</text:p>
          </table:table-cell>
          <table:table-cell office:value-type="float" office:value="8744" table:formula="of:=MIN([.$C124]*(COLUMN()-6);12288)" table:style-name="ce1">
            <text:p>8744</text:p>
          </table:table-cell>
          <table:table-cell office:value-type="float" office:value="10930" table:formula="of:=MIN([.$C124]*(COLUMN()-6);12288)" table:style-name="ce1">
            <text:p>10930</text:p>
          </table:table-cell>
          <table:table-cell office:value-type="float" office:value="12288" table:formula="of:=MIN([.$C124]*(COLUMN()-12)+12288;12288*2)" table:style-name="ce1">
            <text:p>12288</text:p>
          </table:table-cell>
          <table:table-cell office:value-type="float" office:value="14474" table:formula="of:=MIN([.$C124]*(COLUMN()-12)+12288;12288*2)" table:style-name="ce1">
            <text:p>14474</text:p>
          </table:table-cell>
          <table:table-cell office:value-type="float" office:value="16660" table:formula="of:=MIN([.$C124]*(COLUMN()-12)+12288;12288*2)" table:style-name="ce1">
            <text:p>16660</text:p>
          </table:table-cell>
          <table:table-cell office:value-type="float" office:value="18846" table:formula="of:=MIN([.$C124]*(COLUMN()-12)+12288;12288*2)" table:style-name="ce1">
            <text:p>18846</text:p>
          </table:table-cell>
          <table:table-cell office:value-type="float" office:value="21032" table:formula="of:=MIN([.$C124]*(COLUMN()-12)+12288;12288*2)" table:style-name="ce1">
            <text:p>21032</text:p>
          </table:table-cell>
          <table:table-cell office:value-type="float" office:value="23218" table:formula="of:=MIN([.$C124]*(COLUMN()-12)+12288;12288*2)" table:style-name="ce1">
            <text:p>23218</text:p>
          </table:table-cell>
          <table:table-cell office:value-type="float" office:value="24576" table:formula="of:=MIN([.$C124]*(COLUMN()-18)+12288*2;32768)" table:style-name="ce1">
            <text:p>24576</text:p>
          </table:table-cell>
          <table:table-cell office:value-type="float" office:value="26762" table:formula="of:=MIN([.$C124]*(COLUMN()-18)+12288*2;32768)" table:style-name="ce1">
            <text:p>26762</text:p>
          </table:table-cell>
          <table:table-cell office:value-type="float" office:value="28948" table:formula="of:=MIN([.$C124]*(COLUMN()-18)+12288*2;32768)" table:style-name="ce1">
            <text:p>28948</text:p>
          </table:table-cell>
          <table:table-cell office:value-type="float" office:value="31134" table:formula="of:=MIN([.$C124]*(COLUMN()-18)+12288*2;32768)" table:style-name="ce1">
            <text:p>31134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12288)" table:style-name="ce1">
            <text:p>0</text:p>
          </table:table-cell>
          <table:table-cell office:value-type="float" office:value="2162" table:formula="of:=MIN([.$C125]*(COLUMN()-6);12288)" table:style-name="ce1">
            <text:p>2162</text:p>
          </table:table-cell>
          <table:table-cell office:value-type="float" office:value="4324" table:formula="of:=MIN([.$C125]*(COLUMN()-6);12288)" table:style-name="ce1">
            <text:p>4324</text:p>
          </table:table-cell>
          <table:table-cell office:value-type="float" office:value="6486" table:formula="of:=MIN([.$C125]*(COLUMN()-6);12288)" table:style-name="ce1">
            <text:p>6486</text:p>
          </table:table-cell>
          <table:table-cell office:value-type="float" office:value="8648" table:formula="of:=MIN([.$C125]*(COLUMN()-6);12288)" table:style-name="ce1">
            <text:p>8648</text:p>
          </table:table-cell>
          <table:table-cell office:value-type="float" office:value="10810" table:formula="of:=MIN([.$C125]*(COLUMN()-6);12288)" table:style-name="ce1">
            <text:p>10810</text:p>
          </table:table-cell>
          <table:table-cell office:value-type="float" office:value="12288" table:formula="of:=MIN([.$C125]*(COLUMN()-12)+12288;12288*2)" table:style-name="ce1">
            <text:p>12288</text:p>
          </table:table-cell>
          <table:table-cell office:value-type="float" office:value="14450" table:formula="of:=MIN([.$C125]*(COLUMN()-12)+12288;12288*2)" table:style-name="ce1">
            <text:p>14450</text:p>
          </table:table-cell>
          <table:table-cell office:value-type="float" office:value="16612" table:formula="of:=MIN([.$C125]*(COLUMN()-12)+12288;12288*2)" table:style-name="ce1">
            <text:p>16612</text:p>
          </table:table-cell>
          <table:table-cell office:value-type="float" office:value="18774" table:formula="of:=MIN([.$C125]*(COLUMN()-12)+12288;12288*2)" table:style-name="ce1">
            <text:p>18774</text:p>
          </table:table-cell>
          <table:table-cell office:value-type="float" office:value="20936" table:formula="of:=MIN([.$C125]*(COLUMN()-12)+12288;12288*2)" table:style-name="ce1">
            <text:p>20936</text:p>
          </table:table-cell>
          <table:table-cell office:value-type="float" office:value="23098" table:formula="of:=MIN([.$C125]*(COLUMN()-12)+12288;12288*2)" table:style-name="ce1">
            <text:p>23098</text:p>
          </table:table-cell>
          <table:table-cell office:value-type="float" office:value="24576" table:formula="of:=MIN([.$C125]*(COLUMN()-18)+12288*2;32768)" table:style-name="ce1">
            <text:p>24576</text:p>
          </table:table-cell>
          <table:table-cell office:value-type="float" office:value="26738" table:formula="of:=MIN([.$C125]*(COLUMN()-18)+12288*2;32768)" table:style-name="ce1">
            <text:p>26738</text:p>
          </table:table-cell>
          <table:table-cell office:value-type="float" office:value="28900" table:formula="of:=MIN([.$C125]*(COLUMN()-18)+12288*2;32768)" table:style-name="ce1">
            <text:p>28900</text:p>
          </table:table-cell>
          <table:table-cell office:value-type="float" office:value="31062" table:formula="of:=MIN([.$C125]*(COLUMN()-18)+12288*2;32768)" table:style-name="ce1">
            <text:p>31062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12288)" table:style-name="ce1">
            <text:p>0</text:p>
          </table:table-cell>
          <table:table-cell office:value-type="float" office:value="2139" table:formula="of:=MIN([.$C126]*(COLUMN()-6);12288)" table:style-name="ce1">
            <text:p>2139</text:p>
          </table:table-cell>
          <table:table-cell office:value-type="float" office:value="4278" table:formula="of:=MIN([.$C126]*(COLUMN()-6);12288)" table:style-name="ce1">
            <text:p>4278</text:p>
          </table:table-cell>
          <table:table-cell office:value-type="float" office:value="6417" table:formula="of:=MIN([.$C126]*(COLUMN()-6);12288)" table:style-name="ce1">
            <text:p>6417</text:p>
          </table:table-cell>
          <table:table-cell office:value-type="float" office:value="8556" table:formula="of:=MIN([.$C126]*(COLUMN()-6);12288)" table:style-name="ce1">
            <text:p>8556</text:p>
          </table:table-cell>
          <table:table-cell office:value-type="float" office:value="10695" table:formula="of:=MIN([.$C126]*(COLUMN()-6);12288)" table:style-name="ce1">
            <text:p>10695</text:p>
          </table:table-cell>
          <table:table-cell office:value-type="float" office:value="12288" table:formula="of:=MIN([.$C126]*(COLUMN()-12)+12288;12288*2)" table:style-name="ce1">
            <text:p>12288</text:p>
          </table:table-cell>
          <table:table-cell office:value-type="float" office:value="14427" table:formula="of:=MIN([.$C126]*(COLUMN()-12)+12288;12288*2)" table:style-name="ce1">
            <text:p>14427</text:p>
          </table:table-cell>
          <table:table-cell office:value-type="float" office:value="16566" table:formula="of:=MIN([.$C126]*(COLUMN()-12)+12288;12288*2)" table:style-name="ce1">
            <text:p>16566</text:p>
          </table:table-cell>
          <table:table-cell office:value-type="float" office:value="18705" table:formula="of:=MIN([.$C126]*(COLUMN()-12)+12288;12288*2)" table:style-name="ce1">
            <text:p>18705</text:p>
          </table:table-cell>
          <table:table-cell office:value-type="float" office:value="20844" table:formula="of:=MIN([.$C126]*(COLUMN()-12)+12288;12288*2)" table:style-name="ce1">
            <text:p>20844</text:p>
          </table:table-cell>
          <table:table-cell office:value-type="float" office:value="22983" table:formula="of:=MIN([.$C126]*(COLUMN()-12)+12288;12288*2)" table:style-name="ce1">
            <text:p>22983</text:p>
          </table:table-cell>
          <table:table-cell office:value-type="float" office:value="24576" table:formula="of:=MIN([.$C126]*(COLUMN()-18)+12288*2;32768)" table:style-name="ce1">
            <text:p>24576</text:p>
          </table:table-cell>
          <table:table-cell office:value-type="float" office:value="26715" table:formula="of:=MIN([.$C126]*(COLUMN()-18)+12288*2;32768)" table:style-name="ce1">
            <text:p>26715</text:p>
          </table:table-cell>
          <table:table-cell office:value-type="float" office:value="28854" table:formula="of:=MIN([.$C126]*(COLUMN()-18)+12288*2;32768)" table:style-name="ce1">
            <text:p>28854</text:p>
          </table:table-cell>
          <table:table-cell office:value-type="float" office:value="30993" table:formula="of:=MIN([.$C126]*(COLUMN()-18)+12288*2;32768)" table:style-name="ce1">
            <text:p>30993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12288)" table:style-name="ce1">
            <text:p>0</text:p>
          </table:table-cell>
          <table:table-cell office:value-type="float" office:value="2116" table:formula="of:=MIN([.$C127]*(COLUMN()-6);12288)" table:style-name="ce1">
            <text:p>2116</text:p>
          </table:table-cell>
          <table:table-cell office:value-type="float" office:value="4232" table:formula="of:=MIN([.$C127]*(COLUMN()-6);12288)" table:style-name="ce1">
            <text:p>4232</text:p>
          </table:table-cell>
          <table:table-cell office:value-type="float" office:value="6348" table:formula="of:=MIN([.$C127]*(COLUMN()-6);12288)" table:style-name="ce1">
            <text:p>6348</text:p>
          </table:table-cell>
          <table:table-cell office:value-type="float" office:value="8464" table:formula="of:=MIN([.$C127]*(COLUMN()-6);12288)" table:style-name="ce1">
            <text:p>8464</text:p>
          </table:table-cell>
          <table:table-cell office:value-type="float" office:value="10580" table:formula="of:=MIN([.$C127]*(COLUMN()-6);12288)" table:style-name="ce1">
            <text:p>10580</text:p>
          </table:table-cell>
          <table:table-cell office:value-type="float" office:value="12288" table:formula="of:=MIN([.$C127]*(COLUMN()-12)+12288;12288*2)" table:style-name="ce1">
            <text:p>12288</text:p>
          </table:table-cell>
          <table:table-cell office:value-type="float" office:value="14404" table:formula="of:=MIN([.$C127]*(COLUMN()-12)+12288;12288*2)" table:style-name="ce1">
            <text:p>14404</text:p>
          </table:table-cell>
          <table:table-cell office:value-type="float" office:value="16520" table:formula="of:=MIN([.$C127]*(COLUMN()-12)+12288;12288*2)" table:style-name="ce1">
            <text:p>16520</text:p>
          </table:table-cell>
          <table:table-cell office:value-type="float" office:value="18636" table:formula="of:=MIN([.$C127]*(COLUMN()-12)+12288;12288*2)" table:style-name="ce1">
            <text:p>18636</text:p>
          </table:table-cell>
          <table:table-cell office:value-type="float" office:value="20752" table:formula="of:=MIN([.$C127]*(COLUMN()-12)+12288;12288*2)" table:style-name="ce1">
            <text:p>20752</text:p>
          </table:table-cell>
          <table:table-cell office:value-type="float" office:value="22868" table:formula="of:=MIN([.$C127]*(COLUMN()-12)+12288;12288*2)" table:style-name="ce1">
            <text:p>22868</text:p>
          </table:table-cell>
          <table:table-cell office:value-type="float" office:value="24576" table:formula="of:=MIN([.$C127]*(COLUMN()-18)+12288*2;32768)" table:style-name="ce1">
            <text:p>24576</text:p>
          </table:table-cell>
          <table:table-cell office:value-type="float" office:value="26692" table:formula="of:=MIN([.$C127]*(COLUMN()-18)+12288*2;32768)" table:style-name="ce1">
            <text:p>26692</text:p>
          </table:table-cell>
          <table:table-cell office:value-type="float" office:value="28808" table:formula="of:=MIN([.$C127]*(COLUMN()-18)+12288*2;32768)" table:style-name="ce1">
            <text:p>28808</text:p>
          </table:table-cell>
          <table:table-cell office:value-type="float" office:value="30924" table:formula="of:=MIN([.$C127]*(COLUMN()-18)+12288*2;32768)" table:style-name="ce1">
            <text:p>30924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12288)" table:style-name="ce1">
            <text:p>0</text:p>
          </table:table-cell>
          <table:table-cell office:value-type="float" office:value="2093" table:formula="of:=MIN([.$C128]*(COLUMN()-6);12288)" table:style-name="ce1">
            <text:p>2093</text:p>
          </table:table-cell>
          <table:table-cell office:value-type="float" office:value="4186" table:formula="of:=MIN([.$C128]*(COLUMN()-6);12288)" table:style-name="ce1">
            <text:p>4186</text:p>
          </table:table-cell>
          <table:table-cell office:value-type="float" office:value="6279" table:formula="of:=MIN([.$C128]*(COLUMN()-6);12288)" table:style-name="ce1">
            <text:p>6279</text:p>
          </table:table-cell>
          <table:table-cell office:value-type="float" office:value="8372" table:formula="of:=MIN([.$C128]*(COLUMN()-6);12288)" table:style-name="ce1">
            <text:p>8372</text:p>
          </table:table-cell>
          <table:table-cell office:value-type="float" office:value="10465" table:formula="of:=MIN([.$C128]*(COLUMN()-6);12288)" table:style-name="ce1">
            <text:p>10465</text:p>
          </table:table-cell>
          <table:table-cell office:value-type="float" office:value="12288" table:formula="of:=MIN([.$C128]*(COLUMN()-12)+12288;12288*2)" table:style-name="ce1">
            <text:p>12288</text:p>
          </table:table-cell>
          <table:table-cell office:value-type="float" office:value="14381" table:formula="of:=MIN([.$C128]*(COLUMN()-12)+12288;12288*2)" table:style-name="ce1">
            <text:p>14381</text:p>
          </table:table-cell>
          <table:table-cell office:value-type="float" office:value="16474" table:formula="of:=MIN([.$C128]*(COLUMN()-12)+12288;12288*2)" table:style-name="ce1">
            <text:p>16474</text:p>
          </table:table-cell>
          <table:table-cell office:value-type="float" office:value="18567" table:formula="of:=MIN([.$C128]*(COLUMN()-12)+12288;12288*2)" table:style-name="ce1">
            <text:p>18567</text:p>
          </table:table-cell>
          <table:table-cell office:value-type="float" office:value="20660" table:formula="of:=MIN([.$C128]*(COLUMN()-12)+12288;12288*2)" table:style-name="ce1">
            <text:p>20660</text:p>
          </table:table-cell>
          <table:table-cell office:value-type="float" office:value="22753" table:formula="of:=MIN([.$C128]*(COLUMN()-12)+12288;12288*2)" table:style-name="ce1">
            <text:p>22753</text:p>
          </table:table-cell>
          <table:table-cell office:value-type="float" office:value="24576" table:formula="of:=MIN([.$C128]*(COLUMN()-18)+12288*2;32768)" table:style-name="ce1">
            <text:p>24576</text:p>
          </table:table-cell>
          <table:table-cell office:value-type="float" office:value="26669" table:formula="of:=MIN([.$C128]*(COLUMN()-18)+12288*2;32768)" table:style-name="ce1">
            <text:p>26669</text:p>
          </table:table-cell>
          <table:table-cell office:value-type="float" office:value="28762" table:formula="of:=MIN([.$C128]*(COLUMN()-18)+12288*2;32768)" table:style-name="ce1">
            <text:p>28762</text:p>
          </table:table-cell>
          <table:table-cell office:value-type="float" office:value="30855" table:formula="of:=MIN([.$C128]*(COLUMN()-18)+12288*2;32768)" table:style-name="ce1">
            <text:p>3085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12288)" table:style-name="ce1">
            <text:p>0</text:p>
          </table:table-cell>
          <table:table-cell office:value-type="float" office:value="2070" table:formula="of:=MIN([.$C129]*(COLUMN()-6);12288)" table:style-name="ce1">
            <text:p>2070</text:p>
          </table:table-cell>
          <table:table-cell office:value-type="float" office:value="4140" table:formula="of:=MIN([.$C129]*(COLUMN()-6);12288)" table:style-name="ce1">
            <text:p>4140</text:p>
          </table:table-cell>
          <table:table-cell office:value-type="float" office:value="6210" table:formula="of:=MIN([.$C129]*(COLUMN()-6);12288)" table:style-name="ce1">
            <text:p>6210</text:p>
          </table:table-cell>
          <table:table-cell office:value-type="float" office:value="8280" table:formula="of:=MIN([.$C129]*(COLUMN()-6);12288)" table:style-name="ce1">
            <text:p>8280</text:p>
          </table:table-cell>
          <table:table-cell office:value-type="float" office:value="10350" table:formula="of:=MIN([.$C129]*(COLUMN()-6);12288)" table:style-name="ce1">
            <text:p>10350</text:p>
          </table:table-cell>
          <table:table-cell office:value-type="float" office:value="12288" table:formula="of:=MIN([.$C129]*(COLUMN()-12)+12288;12288*2)" table:style-name="ce1">
            <text:p>12288</text:p>
          </table:table-cell>
          <table:table-cell office:value-type="float" office:value="14358" table:formula="of:=MIN([.$C129]*(COLUMN()-12)+12288;12288*2)" table:style-name="ce1">
            <text:p>14358</text:p>
          </table:table-cell>
          <table:table-cell office:value-type="float" office:value="16428" table:formula="of:=MIN([.$C129]*(COLUMN()-12)+12288;12288*2)" table:style-name="ce1">
            <text:p>16428</text:p>
          </table:table-cell>
          <table:table-cell office:value-type="float" office:value="18498" table:formula="of:=MIN([.$C129]*(COLUMN()-12)+12288;12288*2)" table:style-name="ce1">
            <text:p>18498</text:p>
          </table:table-cell>
          <table:table-cell office:value-type="float" office:value="20568" table:formula="of:=MIN([.$C129]*(COLUMN()-12)+12288;12288*2)" table:style-name="ce1">
            <text:p>20568</text:p>
          </table:table-cell>
          <table:table-cell office:value-type="float" office:value="22638" table:formula="of:=MIN([.$C129]*(COLUMN()-12)+12288;12288*2)" table:style-name="ce1">
            <text:p>22638</text:p>
          </table:table-cell>
          <table:table-cell office:value-type="float" office:value="24576" table:formula="of:=MIN([.$C129]*(COLUMN()-18)+12288*2;32768)" table:style-name="ce1">
            <text:p>24576</text:p>
          </table:table-cell>
          <table:table-cell office:value-type="float" office:value="26646" table:formula="of:=MIN([.$C129]*(COLUMN()-18)+12288*2;32768)" table:style-name="ce1">
            <text:p>26646</text:p>
          </table:table-cell>
          <table:table-cell office:value-type="float" office:value="28716" table:formula="of:=MIN([.$C129]*(COLUMN()-18)+12288*2;32768)" table:style-name="ce1">
            <text:p>28716</text:p>
          </table:table-cell>
          <table:table-cell office:value-type="float" office:value="30786" table:formula="of:=MIN([.$C129]*(COLUMN()-18)+12288*2;32768)" table:style-name="ce1">
            <text:p>30786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12288)" table:style-name="ce1">
            <text:p>0</text:p>
          </table:table-cell>
          <table:table-cell office:value-type="float" office:value="2048" table:formula="of:=MIN([.$C130]*(COLUMN()-6);12288)" table:style-name="ce1">
            <text:p>2048</text:p>
          </table:table-cell>
          <table:table-cell office:value-type="float" office:value="4096" table:formula="of:=MIN([.$C130]*(COLUMN()-6);12288)" table:style-name="ce1">
            <text:p>4096</text:p>
          </table:table-cell>
          <table:table-cell office:value-type="float" office:value="6144" table:formula="of:=MIN([.$C130]*(COLUMN()-6);12288)" table:style-name="ce1">
            <text:p>6144</text:p>
          </table:table-cell>
          <table:table-cell office:value-type="float" office:value="8192" table:formula="of:=MIN([.$C130]*(COLUMN()-6);12288)" table:style-name="ce1">
            <text:p>8192</text:p>
          </table:table-cell>
          <table:table-cell office:value-type="float" office:value="10240" table:formula="of:=MIN([.$C130]*(COLUMN()-6);12288)" table:style-name="ce1">
            <text:p>10240</text:p>
          </table:table-cell>
          <table:table-cell office:value-type="float" office:value="12288" table:formula="of:=MIN([.$C130]*(COLUMN()-12)+12288;12288*2)" table:style-name="ce1">
            <text:p>12288</text:p>
          </table:table-cell>
          <table:table-cell office:value-type="float" office:value="14336" table:formula="of:=MIN([.$C130]*(COLUMN()-12)+12288;12288*2)" table:style-name="ce1">
            <text:p>14336</text:p>
          </table:table-cell>
          <table:table-cell office:value-type="float" office:value="16384" table:formula="of:=MIN([.$C130]*(COLUMN()-12)+12288;12288*2)" table:style-name="ce1">
            <text:p>16384</text:p>
          </table:table-cell>
          <table:table-cell office:value-type="float" office:value="18432" table:formula="of:=MIN([.$C130]*(COLUMN()-12)+12288;12288*2)" table:style-name="ce1">
            <text:p>18432</text:p>
          </table:table-cell>
          <table:table-cell office:value-type="float" office:value="20480" table:formula="of:=MIN([.$C130]*(COLUMN()-12)+12288;12288*2)" table:style-name="ce1">
            <text:p>20480</text:p>
          </table:table-cell>
          <table:table-cell office:value-type="float" office:value="22528" table:formula="of:=MIN([.$C130]*(COLUMN()-12)+12288;12288*2)" table:style-name="ce1">
            <text:p>22528</text:p>
          </table:table-cell>
          <table:table-cell office:value-type="float" office:value="24576" table:formula="of:=MIN([.$C130]*(COLUMN()-18)+12288*2;32768)" table:style-name="ce1">
            <text:p>24576</text:p>
          </table:table-cell>
          <table:table-cell office:value-type="float" office:value="26624" table:formula="of:=MIN([.$C130]*(COLUMN()-18)+12288*2;32768)" table:style-name="ce1">
            <text:p>26624</text:p>
          </table:table-cell>
          <table:table-cell office:value-type="float" office:value="28672" table:formula="of:=MIN([.$C130]*(COLUMN()-18)+12288*2;32768)" table:style-name="ce1">
            <text:p>28672</text:p>
          </table:table-cell>
          <table:table-cell office:value-type="float" office:value="30720" table:formula="of:=MIN([.$C130]*(COLUMN()-18)+12288*2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3T09:12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ync Square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sqr_shape_table.$F$2:.$F$130" chart:class="chart:line" chart:attached-axis="primary-y" chart:style-name="G0S0">
            <chart:data-point chart:repeated="129"/>
          </chart:series>
          <chart:series chart:values-cell-range-address="sqr_shape_table.$G$2:.$G$130" chart:class="chart:line" chart:attached-axis="primary-y" chart:style-name="G0S1">
            <chart:data-point chart:repeated="129"/>
          </chart:series>
          <chart:series chart:values-cell-range-address="sqr_shape_table.$H$2:.$H$130" chart:class="chart:line" chart:attached-axis="primary-y" chart:style-name="G0S2">
            <chart:data-point chart:repeated="129"/>
          </chart:series>
          <chart:series chart:values-cell-range-address="sqr_shape_table.$I$2:.$I$130" chart:class="chart:line" chart:attached-axis="primary-y" chart:style-name="G0S3">
            <chart:data-point chart:repeated="129"/>
          </chart:series>
          <chart:series chart:values-cell-range-address="sqr_shape_table.$J$2:.$J$130" chart:class="chart:line" chart:attached-axis="primary-y" chart:style-name="G0S4">
            <chart:data-point chart:repeated="129"/>
          </chart:series>
          <chart:series chart:values-cell-range-address="sqr_shape_table.$K$2:.$K$130" chart:class="chart:line" chart:attached-axis="primary-y" chart:style-name="G0S5">
            <chart:data-point chart:repeated="129"/>
          </chart:series>
          <chart:series chart:values-cell-range-address="sqr_shape_table.$L$2:.$L$130" chart:class="chart:line" chart:attached-axis="primary-y" chart:style-name="G0S6">
            <chart:data-point chart:repeated="129"/>
          </chart:series>
          <chart:series chart:values-cell-range-address="sqr_shape_table.$M$2:.$M$130" chart:class="chart:line" chart:attached-axis="primary-y" chart:style-name="G0S7">
            <chart:data-point chart:repeated="129"/>
          </chart:series>
          <chart:series chart:values-cell-range-address="sqr_shape_table.$N$2:.$N$130" chart:class="chart:line" chart:attached-axis="primary-y" chart:style-name="G0S8">
            <chart:data-point chart:repeated="129"/>
          </chart:series>
          <chart:series chart:values-cell-range-address="sqr_shape_table.$O$2:.$O$130" chart:class="chart:line" chart:attached-axis="primary-y" chart:style-name="G0S9">
            <chart:data-point chart:repeated="129"/>
          </chart:series>
          <chart:series chart:values-cell-range-address="sqr_shape_table.$P$2:.$P$130" chart:class="chart:line" chart:attached-axis="primary-y" chart:style-name="G0S10">
            <chart:data-point chart:repeated="129"/>
          </chart:series>
          <chart:series chart:values-cell-range-address="sqr_shape_table.$Q$2:.$Q$130" chart:class="chart:line" chart:attached-axis="primary-y" chart:style-name="G0S11">
            <chart:data-point chart:repeated="129"/>
          </chart:series>
          <chart:series chart:values-cell-range-address="sqr_shape_table.$R$2:.$R$130" chart:class="chart:line" chart:attached-axis="primary-y" chart:style-name="G0S12">
            <chart:data-point chart:repeated="129"/>
          </chart:series>
          <chart:series chart:values-cell-range-address="sqr_shape_table.$S$2:.$S$130" chart:class="chart:line" chart:attached-axis="primary-y" chart:style-name="G0S13">
            <chart:data-point chart:repeated="129"/>
          </chart:series>
          <chart:series chart:values-cell-range-address="sqr_shape_table.$T$2:.$T$130" chart:class="chart:line" chart:attached-axis="primary-y" chart:style-name="G0S14">
            <chart:data-point chart:repeated="129"/>
          </chart:series>
          <chart:series chart:values-cell-range-address="sqr_shape_table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0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0.$F$2:.$F$130" chart:class="chart:line" chart:attached-axis="primary-y" chart:style-name="G0S0">
            <chart:data-point chart:repeated="129"/>
          </chart:series>
          <chart:series chart:values-cell-range-address="wave_shape_table_0.$G$2:.$G$130" chart:class="chart:line" chart:attached-axis="primary-y" chart:style-name="G0S1">
            <chart:data-point chart:repeated="129"/>
          </chart:series>
          <chart:series chart:values-cell-range-address="wave_shape_table_0.$H$2:.$H$130" chart:class="chart:line" chart:attached-axis="primary-y" chart:style-name="G0S2">
            <chart:data-point chart:repeated="129"/>
          </chart:series>
          <chart:series chart:values-cell-range-address="wave_shape_table_0.$I$2:.$I$130" chart:class="chart:line" chart:attached-axis="primary-y" chart:style-name="G0S3">
            <chart:data-point chart:repeated="129"/>
          </chart:series>
          <chart:series chart:values-cell-range-address="wave_shape_table_0.$J$2:.$J$130" chart:class="chart:line" chart:attached-axis="primary-y" chart:style-name="G0S4">
            <chart:data-point chart:repeated="129"/>
          </chart:series>
          <chart:series chart:values-cell-range-address="wave_shape_table_0.$K$2:.$K$130" chart:class="chart:line" chart:attached-axis="primary-y" chart:style-name="G0S5">
            <chart:data-point chart:repeated="129"/>
          </chart:series>
          <chart:series chart:values-cell-range-address="wave_shape_table_0.$L$2:.$L$130" chart:class="chart:line" chart:attached-axis="primary-y" chart:style-name="G0S6">
            <chart:data-point chart:repeated="129"/>
          </chart:series>
          <chart:series chart:values-cell-range-address="wave_shape_table_0.$M$2:.$M$130" chart:class="chart:line" chart:attached-axis="primary-y" chart:style-name="G0S7">
            <chart:data-point chart:repeated="129"/>
          </chart:series>
          <chart:series chart:values-cell-range-address="wave_shape_table_0.$N$2:.$N$130" chart:class="chart:line" chart:attached-axis="primary-y" chart:style-name="G0S8">
            <chart:data-point chart:repeated="129"/>
          </chart:series>
          <chart:series chart:values-cell-range-address="wave_shape_table_0.$O$2:.$O$130" chart:class="chart:line" chart:attached-axis="primary-y" chart:style-name="G0S9">
            <chart:data-point chart:repeated="129"/>
          </chart:series>
          <chart:series chart:values-cell-range-address="wave_shape_table_0.$P$2:.$P$130" chart:class="chart:line" chart:attached-axis="primary-y" chart:style-name="G0S10">
            <chart:data-point chart:repeated="129"/>
          </chart:series>
          <chart:series chart:values-cell-range-address="wave_shape_table_0.$Q$2:.$Q$130" chart:class="chart:line" chart:attached-axis="primary-y" chart:style-name="G0S11">
            <chart:data-point chart:repeated="129"/>
          </chart:series>
          <chart:series chart:values-cell-range-address="wave_shape_table_0.$R$2:.$R$130" chart:class="chart:line" chart:attached-axis="primary-y" chart:style-name="G0S12">
            <chart:data-point chart:repeated="129"/>
          </chart:series>
          <chart:series chart:values-cell-range-address="wave_shape_table_0.$S$2:.$S$130" chart:class="chart:line" chart:attached-axis="primary-y" chart:style-name="G0S13">
            <chart:data-point chart:repeated="129"/>
          </chart:series>
          <chart:series chart:values-cell-range-address="wave_shape_table_0.$T$2:.$T$130" chart:class="chart:line" chart:attached-axis="primary-y" chart:style-name="G0S14">
            <chart:data-point chart:repeated="129"/>
          </chart:series>
          <chart:series chart:values-cell-range-address="wave_shape_table_0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5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5.$F$2:.$F$130" chart:class="chart:line" chart:attached-axis="primary-y" chart:style-name="G0S0">
            <chart:data-point chart:repeated="129"/>
          </chart:series>
          <chart:series chart:values-cell-range-address="wave_shape_table_5.$G$2:.$G$130" chart:class="chart:line" chart:attached-axis="primary-y" chart:style-name="G0S1">
            <chart:data-point chart:repeated="129"/>
          </chart:series>
          <chart:series chart:values-cell-range-address="wave_shape_table_5.$H$2:.$H$130" chart:class="chart:line" chart:attached-axis="primary-y" chart:style-name="G0S2">
            <chart:data-point chart:repeated="129"/>
          </chart:series>
          <chart:series chart:values-cell-range-address="wave_shape_table_5.$I$2:.$I$130" chart:class="chart:line" chart:attached-axis="primary-y" chart:style-name="G0S3">
            <chart:data-point chart:repeated="129"/>
          </chart:series>
          <chart:series chart:values-cell-range-address="wave_shape_table_5.$J$2:.$J$130" chart:class="chart:line" chart:attached-axis="primary-y" chart:style-name="G0S4">
            <chart:data-point chart:repeated="129"/>
          </chart:series>
          <chart:series chart:values-cell-range-address="wave_shape_table_5.$K$2:.$K$130" chart:class="chart:line" chart:attached-axis="primary-y" chart:style-name="G0S5">
            <chart:data-point chart:repeated="129"/>
          </chart:series>
          <chart:series chart:values-cell-range-address="wave_shape_table_5.$L$2:.$L$130" chart:class="chart:line" chart:attached-axis="primary-y" chart:style-name="G0S6">
            <chart:data-point chart:repeated="129"/>
          </chart:series>
          <chart:series chart:values-cell-range-address="wave_shape_table_5.$M$2:.$M$130" chart:class="chart:line" chart:attached-axis="primary-y" chart:style-name="G0S7">
            <chart:data-point chart:repeated="129"/>
          </chart:series>
          <chart:series chart:values-cell-range-address="wave_shape_table_5.$N$2:.$N$130" chart:class="chart:line" chart:attached-axis="primary-y" chart:style-name="G0S8">
            <chart:data-point chart:repeated="129"/>
          </chart:series>
          <chart:series chart:values-cell-range-address="wave_shape_table_5.$O$2:.$O$130" chart:class="chart:line" chart:attached-axis="primary-y" chart:style-name="G0S9">
            <chart:data-point chart:repeated="129"/>
          </chart:series>
          <chart:series chart:values-cell-range-address="wave_shape_table_5.$P$2:.$P$130" chart:class="chart:line" chart:attached-axis="primary-y" chart:style-name="G0S10">
            <chart:data-point chart:repeated="129"/>
          </chart:series>
          <chart:series chart:values-cell-range-address="wave_shape_table_5.$Q$2:.$Q$130" chart:class="chart:line" chart:attached-axis="primary-y" chart:style-name="G0S11">
            <chart:data-point chart:repeated="129"/>
          </chart:series>
          <chart:series chart:values-cell-range-address="wave_shape_table_5.$R$2:.$R$130" chart:class="chart:line" chart:attached-axis="primary-y" chart:style-name="G0S12">
            <chart:data-point chart:repeated="129"/>
          </chart:series>
          <chart:series chart:values-cell-range-address="wave_shape_table_5.$S$2:.$S$130" chart:class="chart:line" chart:attached-axis="primary-y" chart:style-name="G0S13">
            <chart:data-point chart:repeated="129"/>
          </chart:series>
          <chart:series chart:values-cell-range-address="wave_shape_table_5.$T$2:.$T$130" chart:class="chart:line" chart:attached-axis="primary-y" chart:style-name="G0S14">
            <chart:data-point chart:repeated="129"/>
          </chart:series>
          <chart:series chart:values-cell-range-address="wave_shape_table_5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3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3.$F$2:.$F$130" chart:class="chart:line" chart:attached-axis="primary-y" chart:style-name="G0S0">
            <chart:data-point chart:repeated="129"/>
          </chart:series>
          <chart:series chart:values-cell-range-address="wave_shape_table_3.$G$2:.$G$130" chart:class="chart:line" chart:attached-axis="primary-y" chart:style-name="G0S1">
            <chart:data-point chart:repeated="129"/>
          </chart:series>
          <chart:series chart:values-cell-range-address="wave_shape_table_3.$H$2:.$H$130" chart:class="chart:line" chart:attached-axis="primary-y" chart:style-name="G0S2">
            <chart:data-point chart:repeated="129"/>
          </chart:series>
          <chart:series chart:values-cell-range-address="wave_shape_table_3.$I$2:.$I$130" chart:class="chart:line" chart:attached-axis="primary-y" chart:style-name="G0S3">
            <chart:data-point chart:repeated="129"/>
          </chart:series>
          <chart:series chart:values-cell-range-address="wave_shape_table_3.$J$2:.$J$130" chart:class="chart:line" chart:attached-axis="primary-y" chart:style-name="G0S4">
            <chart:data-point chart:repeated="129"/>
          </chart:series>
          <chart:series chart:values-cell-range-address="wave_shape_table_3.$K$2:.$K$130" chart:class="chart:line" chart:attached-axis="primary-y" chart:style-name="G0S5">
            <chart:data-point chart:repeated="129"/>
          </chart:series>
          <chart:series chart:values-cell-range-address="wave_shape_table_3.$L$2:.$L$130" chart:class="chart:line" chart:attached-axis="primary-y" chart:style-name="G0S6">
            <chart:data-point chart:repeated="129"/>
          </chart:series>
          <chart:series chart:values-cell-range-address="wave_shape_table_3.$M$2:.$M$130" chart:class="chart:line" chart:attached-axis="primary-y" chart:style-name="G0S7">
            <chart:data-point chart:repeated="129"/>
          </chart:series>
          <chart:series chart:values-cell-range-address="wave_shape_table_3.$N$2:.$N$130" chart:class="chart:line" chart:attached-axis="primary-y" chart:style-name="G0S8">
            <chart:data-point chart:repeated="129"/>
          </chart:series>
          <chart:series chart:values-cell-range-address="wave_shape_table_3.$O$2:.$O$130" chart:class="chart:line" chart:attached-axis="primary-y" chart:style-name="G0S9">
            <chart:data-point chart:repeated="129"/>
          </chart:series>
          <chart:series chart:values-cell-range-address="wave_shape_table_3.$P$2:.$P$130" chart:class="chart:line" chart:attached-axis="primary-y" chart:style-name="G0S10">
            <chart:data-point chart:repeated="129"/>
          </chart:series>
          <chart:series chart:values-cell-range-address="wave_shape_table_3.$Q$2:.$Q$130" chart:class="chart:line" chart:attached-axis="primary-y" chart:style-name="G0S11">
            <chart:data-point chart:repeated="129"/>
          </chart:series>
          <chart:series chart:values-cell-range-address="wave_shape_table_3.$R$2:.$R$130" chart:class="chart:line" chart:attached-axis="primary-y" chart:style-name="G0S12">
            <chart:data-point chart:repeated="129"/>
          </chart:series>
          <chart:series chart:values-cell-range-address="wave_shape_table_3.$S$2:.$S$130" chart:class="chart:line" chart:attached-axis="primary-y" chart:style-name="G0S13">
            <chart:data-point chart:repeated="129"/>
          </chart:series>
          <chart:series chart:values-cell-range-address="wave_shape_table_3.$T$2:.$T$130" chart:class="chart:line" chart:attached-axis="primary-y" chart:style-name="G0S14">
            <chart:data-point chart:repeated="129"/>
          </chart:series>
          <chart:series chart:values-cell-range-address="wave_shape_table_3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